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Condensed" svg:font-family="'DejaVu Sans Condensed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speaker_3e_">
      <style:text-properties fo:font-style="normal" style:font-style-asian="normal" style:font-style-complex="normal"/>
    </style:style>
    <style:style style:name="P2" style:family="paragraph" style:parent-style-name="_3c_speaker_3e_">
      <style:text-properties officeooo:paragraph-rsid="00188ffd"/>
    </style:style>
    <style:style style:name="P3" style:family="paragraph" style:parent-style-name="_3c_speaker_3e_">
      <style:text-properties officeooo:rsid="001a11e8" officeooo:paragraph-rsid="001a11e8"/>
    </style:style>
    <style:style style:name="P4" style:family="paragraph" style:parent-style-name="_3c_speaker_3e_">
      <style:text-properties officeooo:rsid="00210ce9" officeooo:paragraph-rsid="00210ce9"/>
    </style:style>
    <style:style style:name="P5" style:family="paragraph" style:parent-style-name="Heading">
      <style:text-properties fo:font-variant="normal" fo:text-transform="none"/>
    </style:style>
    <style:style style:name="P6" style:family="paragraph" style:parent-style-name="_3c_l_3e_">
      <style:text-properties fo:font-variant="normal" fo:text-transform="none"/>
    </style:style>
    <style:style style:name="P7" style:family="paragraph" style:parent-style-name="_3c_l_3e_">
      <style:text-properties officeooo:rsid="00163867" officeooo:paragraph-rsid="00163867"/>
    </style:style>
    <style:style style:name="P8" style:family="paragraph" style:parent-style-name="_3c_l_3e_">
      <style:text-properties officeooo:rsid="001693d2" officeooo:paragraph-rsid="001693d2"/>
    </style:style>
    <style:style style:name="P9" style:family="paragraph" style:parent-style-name="_3c_l_3e_">
      <style:text-properties officeooo:rsid="0017d681" officeooo:paragraph-rsid="0017d681"/>
    </style:style>
    <style:style style:name="P10" style:family="paragraph" style:parent-style-name="_3c_l_3e_">
      <style:text-properties officeooo:rsid="00188ffd" officeooo:paragraph-rsid="00188ffd"/>
    </style:style>
    <style:style style:name="P11" style:family="paragraph" style:parent-style-name="_3c_l_3e_">
      <style:text-properties officeooo:rsid="0018e380" officeooo:paragraph-rsid="0018e380"/>
    </style:style>
    <style:style style:name="P12" style:family="paragraph" style:parent-style-name="_3c_l_3e_">
      <style:text-properties officeooo:rsid="001a11e8" officeooo:paragraph-rsid="001a11e8"/>
    </style:style>
    <style:style style:name="P13" style:family="paragraph" style:parent-style-name="_3c_l_3e_">
      <style:text-properties officeooo:paragraph-rsid="001a11e8"/>
    </style:style>
    <style:style style:name="P14" style:family="paragraph" style:parent-style-name="_3c_l_3e_">
      <style:text-properties officeooo:rsid="001ac61a" officeooo:paragraph-rsid="001ac61a"/>
    </style:style>
    <style:style style:name="P15" style:family="paragraph" style:parent-style-name="_3c_l_3e_">
      <style:text-properties officeooo:rsid="001b4cd2" officeooo:paragraph-rsid="001b4cd2"/>
    </style:style>
    <style:style style:name="P16" style:family="paragraph" style:parent-style-name="_3c_l_3e_">
      <style:text-properties officeooo:rsid="001b6b28" officeooo:paragraph-rsid="001b6b28"/>
    </style:style>
    <style:style style:name="P17" style:family="paragraph" style:parent-style-name="_3c_l_3e_">
      <style:text-properties officeooo:rsid="001cad99" officeooo:paragraph-rsid="001cad99"/>
    </style:style>
    <style:style style:name="P18" style:family="paragraph" style:parent-style-name="_3c_l_3e_">
      <style:text-properties officeooo:rsid="001dfbe9" officeooo:paragraph-rsid="001dfbe9"/>
    </style:style>
    <style:style style:name="P19" style:family="paragraph" style:parent-style-name="_3c_l_3e_">
      <style:text-properties officeooo:rsid="001e99ac" officeooo:paragraph-rsid="001e99ac"/>
    </style:style>
    <style:style style:name="P20" style:family="paragraph" style:parent-style-name="_3c_l_3e_">
      <style:text-properties officeooo:rsid="001fc645" officeooo:paragraph-rsid="001fc645"/>
    </style:style>
    <style:style style:name="P21" style:family="paragraph" style:parent-style-name="_3c_l_3e_">
      <style:text-properties officeooo:rsid="00202ffd" officeooo:paragraph-rsid="00202ffd"/>
    </style:style>
    <style:style style:name="P22" style:family="paragraph" style:parent-style-name="_3c_l_3e_">
      <style:text-properties officeooo:rsid="00210ce9" officeooo:paragraph-rsid="00210ce9"/>
    </style:style>
    <style:style style:name="P23" style:family="paragraph" style:parent-style-name="_3c_l_3e_">
      <style:text-properties officeooo:rsid="00210ce9" officeooo:paragraph-rsid="00226c86"/>
    </style:style>
    <style:style style:name="P24" style:family="paragraph" style:parent-style-name="_3c_l_3e_">
      <style:paragraph-properties fo:margin-left="0cm" fo:margin-right="0cm" fo:text-indent="0cm" style:auto-text-indent="false"/>
    </style:style>
    <style:style style:name="P25" style:family="paragraph" style:parent-style-name="_3c_speaker_3e_">
      <style:paragraph-properties fo:margin-left="0cm" fo:margin-right="0cm" fo:text-indent="0cm" style:auto-text-indent="false"/>
    </style:style>
    <style:style style:name="P26" style:family="paragraph" style:parent-style-name="_3c_castItem_3e_">
      <style:text-properties fo:font-variant="normal" fo:text-transform="none"/>
    </style:style>
    <style:style style:name="P27" style:family="paragraph" style:parent-style-name="Footnote">
      <style:text-properties fo:font-style="normal" style:font-style-asian="normal" style:font-style-complex="normal"/>
    </style:style>
    <style:style style:name="P28" style:family="paragraph" style:parent-style-name="Footnote">
      <style:text-properties officeooo:rsid="00188ffd" officeooo:paragraph-rsid="00188ffd"/>
    </style:style>
    <style:style style:name="P29" style:family="paragraph" style:parent-style-name="Footnote">
      <style:text-properties officeooo:rsid="001cad99" officeooo:paragraph-rsid="001cad99"/>
    </style:style>
    <style:style style:name="P30" style:family="paragraph" style:parent-style-name="_3c_stage_3e_">
      <style:text-properties officeooo:rsid="00188ffd" officeooo:paragraph-rsid="00188ffd"/>
    </style:style>
    <style:style style:name="P31" style:family="paragraph" style:parent-style-name="_3c_label_3e_">
      <style:text-properties officeooo:rsid="0029e86d" officeooo:paragraph-rsid="002a2f56"/>
    </style:style>
    <style:style style:name="P32" style:family="paragraph" style:parent-style-name="_3c_l_3e_">
      <style:text-properties officeooo:rsid="00188ffd" officeooo:paragraph-rsid="00188ffd"/>
    </style:style>
    <style:style style:name="P33" style:family="paragraph" style:parent-style-name="_3c_l_3e_">
      <style:text-properties officeooo:rsid="00202ffd" officeooo:paragraph-rsid="00202ffd"/>
    </style:style>
    <style:style style:name="P34" style:family="paragraph" style:parent-style-name="_3c_l_3e_">
      <style:text-properties officeooo:rsid="00227826" officeooo:paragraph-rsid="00227826"/>
    </style:style>
    <style:style style:name="P35" style:family="paragraph" style:parent-style-name="_3c_l_3e_">
      <style:text-properties officeooo:rsid="0022f268" officeooo:paragraph-rsid="0022f268"/>
    </style:style>
    <style:style style:name="P36" style:family="paragraph" style:parent-style-name="_3c_l_3e_">
      <style:text-properties officeooo:rsid="0023658a" officeooo:paragraph-rsid="0023658a"/>
    </style:style>
    <style:style style:name="P37" style:family="paragraph" style:parent-style-name="_3c_l_3e_">
      <style:text-properties officeooo:rsid="0023fea3" officeooo:paragraph-rsid="0023fea3"/>
    </style:style>
    <style:style style:name="P38" style:family="paragraph" style:parent-style-name="_3c_l_3e_">
      <style:text-properties officeooo:rsid="0023fea3" officeooo:paragraph-rsid="002519c5"/>
    </style:style>
    <style:style style:name="P39" style:family="paragraph" style:parent-style-name="_3c_l_3e_">
      <style:text-properties officeooo:rsid="002519c5" officeooo:paragraph-rsid="002519c5"/>
    </style:style>
    <style:style style:name="P40" style:family="paragraph" style:parent-style-name="_3c_l_3e_">
      <style:text-properties officeooo:rsid="00260716" officeooo:paragraph-rsid="00260716"/>
    </style:style>
    <style:style style:name="P41" style:family="paragraph" style:parent-style-name="_3c_l_3e_">
      <style:text-properties officeooo:paragraph-rsid="00260716"/>
    </style:style>
    <style:style style:name="P42" style:family="paragraph" style:parent-style-name="_3c_l_3e_">
      <style:text-properties officeooo:rsid="002773cc" officeooo:paragraph-rsid="002773cc"/>
    </style:style>
    <style:style style:name="P43" style:family="paragraph" style:parent-style-name="_3c_l_3e_">
      <style:text-properties officeooo:rsid="0028665a" officeooo:paragraph-rsid="0028665a"/>
    </style:style>
    <style:style style:name="P44" style:family="paragraph" style:parent-style-name="_3c_l_3e_">
      <style:text-properties officeooo:paragraph-rsid="0028665a"/>
    </style:style>
    <style:style style:name="P45" style:family="paragraph" style:parent-style-name="_3c_l_3e_">
      <style:text-properties officeooo:rsid="0029e86d" officeooo:paragraph-rsid="0029e86d"/>
    </style:style>
    <style:style style:name="P46" style:family="paragraph" style:parent-style-name="_3c_l_3e_">
      <style:text-properties officeooo:rsid="002a2f56" officeooo:paragraph-rsid="002a2f56"/>
    </style:style>
    <style:style style:name="P47" style:family="paragraph" style:parent-style-name="_3c_l_3e_">
      <style:text-properties officeooo:rsid="002a2f56" officeooo:paragraph-rsid="002b2df1"/>
    </style:style>
    <style:style style:name="P48" style:family="paragraph" style:parent-style-name="_3c_l_3e_">
      <style:text-properties officeooo:rsid="002b2df1" officeooo:paragraph-rsid="002b2df1"/>
    </style:style>
    <style:style style:name="P49" style:family="paragraph" style:parent-style-name="_3c_l_3e_">
      <style:paragraph-properties fo:margin-left="0cm" fo:margin-right="0cm" fo:text-indent="0cm" style:auto-text-indent="false"/>
      <style:text-properties officeooo:rsid="002cce86" officeooo:paragraph-rsid="002cce86"/>
    </style:style>
    <style:style style:name="P50" style:family="paragraph" style:parent-style-name="_3c_l_3e_">
      <style:paragraph-properties fo:margin-left="0cm" fo:margin-right="0cm" fo:text-indent="0cm" style:auto-text-indent="false"/>
      <style:text-properties officeooo:rsid="002d3fa0" officeooo:paragraph-rsid="002d3fa0"/>
    </style:style>
    <style:style style:name="P51" style:family="paragraph" style:parent-style-name="_3c_stage_3e_">
      <style:text-properties officeooo:rsid="002519c5" officeooo:paragraph-rsid="002519c5"/>
    </style:style>
    <style:style style:name="P52" style:family="paragraph" style:parent-style-name="Footnote">
      <style:text-properties officeooo:rsid="002519c5" officeooo:paragraph-rsid="002519c5"/>
    </style:style>
    <style:style style:name="P53" style:family="paragraph" style:parent-style-name="Footnote">
      <style:text-properties officeooo:rsid="002b2df1" officeooo:paragraph-rsid="002b2df1"/>
    </style:style>
    <style:style style:name="P54" style:family="paragraph" style:parent-style-name="Heading_20_1">
      <style:text-properties fo:font-variant="normal" fo:text-transform="none"/>
    </style:style>
    <style:style style:name="P55" style:family="paragraph" style:parent-style-name="Heading_20_2">
      <style:text-properties fo:font-variant="normal" fo:text-transform="none"/>
    </style:style>
    <style:style style:name="T1" style:family="text">
      <style:text-properties fo:font-variant="normal" fo:text-transform="none"/>
    </style:style>
    <style:style style:name="T2" style:family="text">
      <style:text-properties style:font-name="Times New Roman1"/>
    </style:style>
    <style:style style:name="T3" style:family="text">
      <style:text-properties officeooo:rsid="00163867"/>
    </style:style>
    <style:style style:name="T4" style:family="text">
      <style:text-properties officeooo:rsid="00188ffd"/>
    </style:style>
    <style:style style:name="T5" style:family="text">
      <style:text-properties officeooo:rsid="001a11e8"/>
    </style:style>
    <style:style style:name="T6" style:family="text">
      <style:text-properties officeooo:rsid="001ac61a"/>
    </style:style>
    <style:style style:name="T7" style:family="text">
      <style:text-properties officeooo:rsid="001b4cd2"/>
    </style:style>
    <style:style style:name="T8" style:family="text">
      <style:text-properties officeooo:rsid="001bca9d"/>
    </style:style>
    <style:style style:name="T9" style:family="text">
      <style:text-properties officeooo:rsid="001dfbe9"/>
    </style:style>
    <style:style style:name="T10" style:family="text">
      <style:text-properties officeooo:rsid="0021ed28"/>
    </style:style>
    <style:style style:name="T11" style:family="text">
      <style:text-properties officeooo:rsid="00227826"/>
    </style:style>
    <style:style style:name="T12" style:family="text">
      <style:text-properties officeooo:rsid="0022f268"/>
    </style:style>
    <style:style style:name="T13" style:family="text">
      <style:text-properties officeooo:rsid="0023658a"/>
    </style:style>
    <style:style style:name="T14" style:family="text">
      <style:text-properties officeooo:rsid="0023fea3"/>
    </style:style>
    <style:style style:name="T15" style:family="text">
      <style:text-properties officeooo:rsid="00260716"/>
    </style:style>
    <style:style style:name="T16" style:family="text">
      <style:text-properties officeooo:rsid="002773cc"/>
    </style:style>
    <style:style style:name="T17" style:family="text">
      <style:text-properties officeooo:rsid="0028665a"/>
    </style:style>
    <style:style style:name="T18" style:family="text">
      <style:text-properties officeooo:rsid="0029e8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Orphée</text:p>
      <text:p text:style-name="P26">Euridice</text:p>
      <text:p text:style-name="P26">Aristée</text:p>
      <text:p text:style-name="P26">Arcas</text:p>
      <text:p text:style-name="P26">Ergaste</text:p>
      <text:p text:style-name="P26">Junon</text:p>
      <text:p text:style-name="P26">L’Envie</text:p>
      <text:p text:style-name="P26">Eurimedon, magicien</text:p>
      <text:p text:style-name="P26">Le Soleil</text:p>
      <text:p text:style-name="P26">Caron</text:p>
      <text:p text:style-name="P26">Pluton</text:p>
      <text:p text:style-name="P26">Proserpine</text:p>
      <text:p text:style-name="P26">Radamante</text:p>
      <text:p text:style-name="P26">Allectum</text:p>
      <text:p text:style-name="P26">Les Esprits</text:p>
      <text:p text:style-name="P26">Les Driades</text:p>
      <text:p text:style-name="P26">Les Baccantes</text:p>
      <text:p text:style-name="P26">Bachus</text:p>
      <text:p text:style-name="P26">Pan</text:p>
      <text:p text:style-name="P5">La grande journée des machines<text:line-break/>ou le Mariage d’Orphée et d’Euridice</text:p>
      <text:h text:style-name="P54" text:outline-level="1">Acte premier</text:h>
      <text:h text:style-name="P55" text:outline-level="2">Scène première</text:h>
      <text:p text:style-name="_3c_stage_3e_"><text:span text:style-name="_3c_pb_3e_"><text:span text:style-name="T1">[1]</text:span></text:span><text:span text:style-name="T1">L’on entend d’abord un tonnerre, des esclairs, et des vents qui agitent l’air, le ciel s’ouvre, et Junon paroissant sur son char parle ainsi :</text:span></text:p>
      <text:p text:style-name="P1">Junon</text:p>
      <text:p text:style-name="_3c_l_3e_">Vents, Tempestes, Vapeurs qui tombans sur la terre,</text:p>
      <text:p text:style-name="_3c_l_3e_">Precedes chaque jour les fureurs du Tonnerre ?</text:p>
      <text:p text:style-name="_3c_l_3e_">Esloignant de mon char vos funestes Esclairs,</text:p>
      <text:p text:style-name="_3c_l_3e_">Faites à mes oyseaux un chemin dans les Airs</text:p>
      <text:p text:style-name="_3c_stage_3e_"><text:span text:style-name="_3c_pb_3e_"><text:span text:style-name="T1">[2]</text:span></text:span><text:span text:style-name="T1">Apres estre descenduë.</text:span></text:p>
      <text:p text:style-name="P6">Junon n’endure plus qu’un espoux infidele,</text:p>
      <text:p text:style-name="P6">Place tes ennemis dans la troupe immortelle,</text:p>
      <text:p text:style-name="P6">C’est assez que Caliste, et son fils tous les jours</text:p>
      <text:p text:style-name="P6">Te fassent souvenir de ses lâches amours ;</text:p>
      <text:p text:style-name="P6">C’est assez que Bacchus, et l’insolent Persee</text:p>
      <text:p text:style-name="P6">Produisent des clartez dont ta veuë est blessée !</text:p>
      <text:p text:style-name="P6">Et que le Ciel témoin de ses feux insensez,</text:p>
      <text:p text:style-name="P6">Depuis le cours fatal de ses lustres passez,</text:p>
      <text:p text:style-name="P6">Adore en ses Palais malgré ta jalousie</text:p>
      <text:p text:style-name="P6">Tous ceux à qui sa main presente l’ambroisie,</text:p>
      <text:p text:style-name="P6"><text:soft-page-break/>Sans que le mesme Ciel dans un âge futur</text:p>
      <text:p text:style-name="P6">Releve des mortels sur ses Trosnes d’azur,</text:p>
      <text:p text:style-name="P6">Il n’est pas satisfait d’avoir mis ma Couronne</text:p>
      <text:p text:style-name="P6">Mons sceptre et ma grandeur au pouvoir de la tonne ;</text:p>
      <text:p text:style-name="P6">Et que ces deux enfans adorez par les Rois</text:p>
      <text:p text:style-name="P6">Divisent tous les ans, les saisons et les mois.</text:p>
      <text:p text:style-name="P6">Que l’un traisne apres luy la lumiere du monde,</text:p>
      <text:p text:style-name="P6">Et que l’autre quittant l’humide sein de l’onde,</text:p>
      <text:p text:style-name="P6">Alors que le silence a fait mourir le bruit</text:p>
      <text:p text:style-name="P6">Preside pour jamais aux flambeaux de la nuict :</text:p>
      <text:p text:style-name="P6">Si le Soleil ne voit un homme de sa race</text:p>
      <text:p text:style-name="P6">Recevoir des encens parmy les Dieux de Thrace,</text:p>
      <text:p text:style-name="P6">Et si favorisant ce qu’il a projetté</text:p>
      <text:p text:style-name="_3c_l_3e_"><text:span text:style-name="T1">L’on </text:span><text:span text:style-name="_3c_corr_3e_"><text:span text:style-name="T1">y</text:span></text:span><text:span text:style-name="T1"> adore en Orphée une divinité.</text:span></text:p>
      <text:p text:style-name="_3c_l_3e_"><text:span text:style-name="_3c_pb_3e_"><text:span text:style-name="T1">[3]</text:span></text:span>Le perfide a voulu d’un estrange caprice</text:p>
      <text:p text:style-name="_3c_l_3e_">Le rendre possesseur des beautez d’Euridice,</text:p>
      <text:p text:style-name="_3c_l_3e_">Et pour authoriser ses projets furieux</text:p>
      <text:p text:style-name="_3c_l_3e_">Appeller à sa Nopce et la terre et les Cieux,</text:p>
      <text:p text:style-name="_3c_l_3e_">Mais je luy feray voir pat un effet visible</text:p>
      <text:p text:style-name="_3c_l_3e_">Combien pour cet affront je dois estre sensible ;</text:p>
      <text:p text:style-name="_3c_l_3e_">Le sort a secondé mon genereux dessein,</text:p>
      <text:p text:style-name="_3c_l_3e_">Et luy-mesme a placé la vengeance en mon sein ;</text:p>
      <text:p text:style-name="_3c_l_3e_">Je vis entrer au lict cette ame déloyale,</text:p>
      <text:p text:style-name="_3c_l_3e_">Sand qu’Hymen y portast sa clairté Nuptiale :</text:p>
      <text:p text:style-name="_3c_l_3e_">Et les Graces fuyant Orphée et ses Amours</text:p>
      <text:p text:style-name="_3c_l_3e_">Predirent devant moy le malheur de ses jours ;</text:p>
      <text:p text:style-name="_3c_l_3e_">Les filles de la Nuict en ma place y coururent,</text:p>
      <text:p text:style-name="_3c_l_3e_">Et d’un funeste bras ainsi qu’elles parurent,</text:p>
      <text:p text:style-name="_3c_l_3e_">Secoüerent trois fois par differens efforts,</text:p>
      <text:p text:style-name="_3c_l_3e_">Des torches que l’on porte aux obseques des morts,</text:p>
      <text:p text:style-name="_3c_l_3e_">Ne se contentant pas que d’un sinistre augure</text:p>
      <text:p text:style-name="_3c_l_3e_">Un Hybou luy predit sa fatale adventure,</text:p>
      <text:p text:style-name="_3c_l_3e_">Junon haste-toy donc perds cet audacieux,</text:p>
      <text:p text:style-name="_3c_l_3e_">Fay mourir les honneurs qu’on luy prepare aux Cieux,</text:p>
      <text:p text:style-name="_3c_l_3e_">Un vieil antre desert au pied d’une montagne,</text:p>
      <text:p text:style-name="_3c_l_3e_">Qu’au milieu des glaçons la froidure accompagne,</text:p>
      <text:p text:style-name="_3c_l_3e_">D’où l’horreur a chassé la paix et la clairté,</text:p>
      <text:p text:style-name="_3c_l_3e_"><text:soft-page-break/>Pour dresser un logis propre à la cruauté,</text:p>
      <text:p text:style-name="_3c_l_3e_">Recelle dans ses flancs le palais de l’Envie,</text:p>
      <text:p text:style-name="_3c_l_3e_">Qui des fureurs d’Enfer à toute heure suivie</text:p>
      <text:p text:style-name="_3c_l_3e_"><text:span text:style-name="_3c_pb_3e_"><text:span text:style-name="T1">[4]</text:span></text:span>Causant les desplaisirs et portant la douleur,</text:p>
      <text:p text:style-name="_3c_l_3e_">Se plaist à divertir quelque insigne bon heur,</text:p>
      <text:p text:style-name="_3c_l_3e_">Là ce monstre infecte sur des licts de Viperes,</text:p>
      <text:p text:style-name="_3c_l_3e_">Entretient dans le fiel ses humeurs sanguinaires ;</text:p>
      <text:p text:style-name="_3c_l_3e_">Et se ronge luy-mesme alors qu’il voit fleurir</text:p>
      <text:p text:style-name="_3c_l_3e_">Ceux qui par son venin ne peuvent pas mourir :</text:p>
      <text:p text:style-name="_3c_l_3e_">Cours viste le treuver sa demeure est si proche,</text:p>
      <text:p text:style-name="_3c_l_3e_">Qu’on la peut descouvrir du pied de ceste roche,</text:p>
      <text:p text:style-name="_3c_stage_3e_">Elle heurte de son sceptre à la porte de l’Antre</text:p>
      <text:p text:style-name="_3c_l_3e_">Heurte, fais le sortir, mais porte ailleurs tes yeux,</text:p>
      <text:p text:style-name="_3c_l_3e_">Et ne regarde point son sejour odieux.</text:p>
      <text:h text:style-name="Heading_20_2" text:outline-level="2">Scène II</text:h>
      <text:p text:style-name="_3c_speaker_3e_">Junon</text:p>
      <text:p text:style-name="_3c_l_3e_">Noire fille du Stix, qui d’un visage blesme</text:p>
      <text:p text:style-name="_3c_l_3e_">Et d’un œil enuieux te regarde toy mesme ;</text:p>
      <text:p text:style-name="_3c_l_3e_">Toy qui coulant par fois au milieu des Citez,</text:p>
      <text:p text:style-name="_3c_l_3e_">En bannis les plaisirs et les felicitez,</text:p>
      <text:p text:style-name="_3c_l_3e_">Qui dans le triste cours des plus fortes alarmes</text:p>
      <text:p text:style-name="_3c_l_3e_">Rallument ta fureur qui se nourrit de larmes,</text:p>
      <text:p text:style-name="_3c_l_3e_"><text:span text:style-name="_3c_pb_3e_"><text:span text:style-name="T1">[5]</text:span></text:span>Qui suscite la guerre et les seditions,</text:p>
      <text:p text:style-name="_3c_l_3e_">Qui te plaist dans les feux, par qui les passions</text:p>
      <text:p text:style-name="_3c_l_3e_">Animent les enfans contre leur propres peres ;</text:p>
      <text:p text:style-name="_3c_l_3e_">Toy qui fais escouler les fortunes prosperes,</text:p>
      <text:p text:style-name="_3c_l_3e_">Et par qui l’Univers void à chaque moment,</text:p>
      <text:p text:style-name="_3c_l_3e_">Quelque guerre civile, ou quelque embrazement,</text:p>
      <text:p text:style-name="_3c_l_3e_">Je veux t’abandonner une ame ambitieuse ;</text:p>
      <text:p text:style-name="_3c_l_3e_">Capable d’exercer ton humeur vicieuse ;</text:p>
      <text:p text:style-name="_3c_l_3e_">Mais sans plus retarder leve-toy promptement,</text:p>
      <text:p text:style-name="_3c_l_3e_">Il te faut obeïr à mon commandement.</text:p>
      <text:p text:style-name="_3c_speaker_3e_">L’Envie</text:p>
      <text:p text:style-name="_3c_l_3e_">Grande Reine du Ciel, si c’est pour vostre gloire</text:p>
      <text:p text:style-name="_3c_l_3e_">Je laisseray bien-tost cette demeure noire.</text:p>
      <text:p text:style-name="_3c_l_3e_">Faut-il mettre à vos yeux le feu dans un Palais ?</text:p>
      <text:p text:style-name="_3c_l_3e_">Faut-il perdre un Estat, ou bien rompre une paix ?</text:p>
      <text:p text:style-name="_3c_l_3e_"><text:soft-page-break/>Faut-il pour vous servir brûler une Province ?</text:p>
      <text:p text:style-name="_3c_l_3e_">Faut-il aller briser la Couronne d’un Prince ?</text:p>
      <text:p text:style-name="_3c_l_3e_">Dans peu vous cognoistrez, qu’avec juste raison</text:p>
      <text:p text:style-name="_3c_l_3e_">L’on redoute en tous lieux l’effect de mon poison.</text:p>
      <text:p text:style-name="_3c_l_3e_">Commandez seulement, puis que vostre puissance</text:p>
      <text:p text:style-name="_3c_l_3e_">Peut s’asseurer tousjours de mon obeissance.</text:p>
      <text:p text:style-name="_3c_speaker_3e_">Junon</text:p>
      <text:p text:style-name="_3c_stage_3e_">(bas)</text:p>
      <text:p text:style-name="_3c_l_3e_">Quoy qu’elle parle ainsi d’un mouvement secret,</text:p>
      <text:p text:style-name="_3c_l_3e_">Je recognois fort bien que ce n’est qu’à regret.</text:p>
      <text:p text:style-name="_3c_speaker_3e_">L’Envie</text:p>
      <text:p text:style-name="_3c_l_3e_"><text:span text:style-name="_3c_pb_3e_"><text:span text:style-name="T1">[6]</text:span></text:span>Si vous le desirez, il n’est dans cet orage</text:p>
      <text:p text:style-name="_3c_l_3e_">Ny peuple, ny païs qui ne sente ma rage,</text:p>
      <text:p text:style-name="_3c_l_3e_">J’infecteray les cœurs abolissant les Loix,</text:p>
      <text:p text:style-name="_3c_l_3e_">J’armeray les subjets contre leurs propres Rois ;</text:p>
      <text:p text:style-name="_3c_l_3e_">Glissant des factions dans les plus grandes villes</text:p>
      <text:p text:style-name="_3c_l_3e_">Je semeray par tout les discordes civiles,</text:p>
      <text:p text:style-name="_3c_l_3e_">Je meneray la guerre et la peste avec moy,</text:p>
      <text:p text:style-name="_3c_l_3e_">Je chasseray du monde et l’amour et la foy,</text:p>
      <text:p text:style-name="_3c_l_3e_">Enfin si vous voulez il n’est ame si forte</text:p>
      <text:p text:style-name="_3c_l_3e_">Qui ne sente bien-tost le venin que je porte.</text:p>
      <text:p text:style-name="_3c_speaker_3e_">Junon</text:p>
      <text:p text:style-name="_3c_l_3e_">Non, non, je ne veux point que ce mal soit commun,</text:p>
      <text:p text:style-name="_3c_l_3e_">Car mon cœur irrité n’en veut abolir qu’un.</text:p>
      <text:p text:style-name="_3c_speaker_3e_">L’Envie</text:p>
      <text:p text:style-name="_3c_stage_3e_">(bas)</text:p>
      <text:p text:style-name="_3c_l_3e_">Sur un homme tout seul sa vengeance est bornee.</text:p>
      <text:p text:style-name="_3c_speaker_3e_">Junon</text:p>
      <text:p text:style-name="_3c_l_3e_">Prends ton vol parmy l’air jusqu’aux ceux de Penee,</text:p>
      <text:p text:style-name="_3c_l_3e_">Là tu rencontreras Aristee amoureux,</text:p>
      <text:p text:style-name="_3c_l_3e_">Qui se plaint du destin qui le rend malheureux,</text:p>
      <text:p text:style-name="_3c_l_3e_">Et qui se veut vanger dans le mal qui le presse</text:p>
      <text:p text:style-name="_3c_l_3e_">D’un Rival qui possede aujourd’huy sa maistresse,</text:p>
      <text:p text:style-name="_3c_l_3e_"><text:span text:style-name="_3c_pb_3e_"><text:span text:style-name="T1">[7]</text:span></text:span>Entre dans son esprit, fais couler dans son flanc</text:p>
      <text:p text:style-name="_3c_l_3e_">Un serpent venimeux qui corrompe son sang,</text:p>
      <text:p text:style-name="_3c_l_3e_">Et lors que tu verras sa poictrine eschaufee</text:p>
      <text:p text:style-name="_3c_l_3e_">Arme le promptement pour la perte d’Orphee ;</text:p>
      <text:p text:style-name="_3c_l_3e_">Pars sas plus differer, car du plus haut des Cieux</text:p>
      <text:p text:style-name="_3c_l_3e_">Jusques à ton retour je te suivray des yeux.</text:p>
      <text:p text:style-name="_3c_stage_3e_"><text:soft-page-break/>Junon remonte.</text:p>
      <text:h text:style-name="Heading_20_2" text:outline-level="2">Scene III</text:h>
      <text:p text:style-name="_3c_speaker_3e_">Aristée</text:p>
      <text:p text:style-name="_3c_l_3e_">Veritables témoins du fidele service</text:p>
      <text:p text:style-name="_3c_l_3e_">Que je rends tous les jours aux beautez d’Euridice,</text:p>
      <text:p text:style-name="_3c_l_3e_">Qui me voyant gemir sous le joug amoureux,</text:p>
      <text:p text:style-name="_3c_l_3e_">Vous plaignez du destin qui m’est si rigoureux,</text:p>
      <text:p text:style-name="_3c_l_3e_">Depuis le temps fatal qu’amour logea sa flamme</text:p>
      <text:p text:style-name="_3c_l_3e_">D’un pouvoir tyrannique au milieu de mon ame,</text:p>
      <text:p text:style-name="_3c_l_3e_">Ay-je manqué jamais d’avoir pour ses beaux yeux,</text:p>
      <text:p text:style-name="_3c_l_3e_">Tout le mesme respect que l’on a pour les Dieux ?</text:p>
      <text:p text:style-name="_3c_l_3e_">Pour suivre ses appas mes ardeurs nompareilles</text:p>
      <text:p text:style-name="_3c_l_3e_">M’ont fait quitter le soing que j’avois des abeilles,</text:p>
      <text:p text:style-name="_3c_l_3e_">J’ay laissé mes jardins, et l’on voit mes troupeaux</text:p>
      <text:p text:style-name="_3c_l_3e_">Errer sans conducteur au sommet des costeaux,</text:p>
      <text:p text:style-name="_3c_l_3e_">Cerés qui fait jaunir ses tresors dans mes pleines</text:p>
      <text:p text:style-name="_3c_l_3e_">Et qui jamais n’a veu mes esperances veines</text:p>
      <text:p text:style-name="_3c_l_3e_"><text:span text:style-name="_3c_pb_3e_"><text:span text:style-name="T1">[8]</text:span></text:span>Regarde l’espi meur qui redonne son fruict,</text:p>
      <text:p text:style-name="_3c_l_3e_">A ses mesmes seillons qui me l’avoient produit ;</text:p>
      <text:p text:style-name="_3c_l_3e_">Baccus qui dés long-temps par des bienfaits insignes,</text:p>
      <text:p text:style-name="_3c_l_3e_">Faisoit couler le vin au milieu de mes vignes,</text:p>
      <text:p text:style-name="_3c_l_3e_">Par ma seule paresse en mille endroits divers</text:p>
      <text:p text:style-name="_3c_l_3e_">Voit secher sa liqueur dessus les pampres verts,</text:p>
      <text:p text:style-name="_3c_l_3e_">Prés du coutre mes bœufs demeurent inutiles,</text:p>
      <text:p text:style-name="_3c_l_3e_">Mes Estangs sont taris, mes Vergers infertilles,</text:p>
      <text:p text:style-name="_3c_l_3e_">Et depuis que je sers cette ingrate beauté</text:p>
      <text:p text:style-name="_3c_l_3e_">La campagne se plaigne de sa sterilité.</text:p>
      <text:p text:style-name="_3c_speaker_3e_">Arcas</text:p>
      <text:p text:style-name="_3c_l_3e_">Chassez de vostre esprit et de vostre pensee</text:p>
      <text:p text:style-name="_3c_l_3e_">D’un genereux effort cette amour insensee ;</text:p>
      <text:p text:style-name="_3c_l_3e_">Et puis que le destin vous deffend desormais,</text:p>
      <text:p text:style-name="_3c_l_3e_">De revoir cette Amante et d’y penser jamais,</text:p>
      <text:p text:style-name="_3c_l_3e_">Opposant la prudence au coup de cet orage,</text:p>
      <text:p text:style-name="_3c_l_3e_">Montrez-nous la vertu d’un homme de courage,</text:p>
      <text:p text:style-name="_3c_l_3e_">Tant de beautez pour vous souspirent chaque jour,</text:p>
      <text:p text:style-name="_3c_l_3e_">Au lieu que vostre coeur méprise leur amour,</text:p>
      <text:p text:style-name="_3c_l_3e_">Choisissez, choisissez quelque Nimphe adorable</text:p>
      <text:p text:style-name="_3c_l_3e_"><text:soft-page-break/>Qui d’un feu mutuel vous rende le semblable,</text:p>
      <text:p text:style-name="_3c_l_3e_">Euridice apres tout dans les bras d’un espoux,</text:p>
      <text:p text:style-name="_3c_l_3e_">Quoy que vous l’esperiez ne peut plus estre à vous.</text:p>
      <text:p text:style-name="_3c_speaker_3e_">Aristée</text:p>
      <text:p text:style-name="_3c_l_3e_">Arcas que dittes-vous que je change pour elle,</text:p>
      <text:p text:style-name="_3c_l_3e_">Non, cela ne se peut, cette ingrate est trop belle,</text:p>
      <text:p text:style-name="_3c_l_3e_"><text:span text:style-name="_3c_pb_3e_"><text:span text:style-name="T1">[9]</text:span></text:span>J’iray plutost chercher par un dernier effort</text:p>
      <text:p text:style-name="_3c_l_3e_">Un remede asseuré dans les bras de la mort.</text:p>
      <text:p text:style-name="_3c_speaker_3e_">Arcas</text:p>
      <text:p text:style-name="_3c_l_3e_">Que deliberez-vous ? vous lassez-vous de vivre ?</text:p>
      <text:p text:style-name="_3c_l_3e_">Mon enfant ce n’est pas le conseil qu’il faut suivre,</text:p>
      <text:p text:style-name="_3c_l_3e_">Au lieu de vous punir pensez qu’entre tous ceux</text:p>
      <text:p text:style-name="_3c_l_3e_">Qui sont dans les Enfers il n’est si malheureux</text:p>
      <text:p text:style-name="_3c_l_3e_">Qui ne voulust changer, tant sa peine soit dure,</text:p>
      <text:p text:style-name="_3c_l_3e_">Les clairtez du Soleil aux tourmens qu’il endure.</text:p>
      <text:p text:style-name="_3c_l_3e_">Que Pluton a rendu le chemin de la mort</text:p>
      <text:p text:style-name="_3c_l_3e_">Facile à qui descend, difficile à qui sort.</text:p>
      <text:p text:style-name="_3c_speaker_3e_">Ergaste</text:p>
      <text:p text:style-name="_3c_l_3e_">LE temps dans peu de jours donnera du remede</text:p>
      <text:p text:style-name="_3c_l_3e_">Aux presentes douleurs du mal qui vous possede.</text:p>
      <text:p text:style-name="_3c_l_3e_">Berger laissez agir un si grand Medecin.</text:p>
      <text:p text:style-name="_3c_speaker_3e_">Aristée</text:p>
      <text:p text:style-name="_3c_l_3e_">Je suivray vos advis, ouy, mon esprit plus sain</text:p>
      <text:p text:style-name="_3c_l_3e_">Esloignera de moy ceste amour dereglee</text:p>
      <text:p text:style-name="_3c_l_3e_">Qui rend mes yeux captifs et mon ame aveuglee ;</text:p>
      <text:p text:style-name="_3c_stage_3e_">L’envie paroist en un coing de Theatre tenant un serpent en la main, quelle luy jette.</text:p>
      <text:p text:style-name="_3c_l_3e_">Mais quel trouble me change et quels efforts puissans</text:p>
      <text:p text:style-name="_3c_l_3e_">Infectant mon humeur assoupissent mes sens ?</text:p>
      <text:p text:style-name="_3c_l_3e_">Je vois bien maintenant qu’il faut que je perisse,</text:p>
      <text:p text:style-name="_3c_l_3e_">Mon sang est infecté, le desespoir se glisse,</text:p>
      <text:p text:style-name="_3c_l_3e_">La fureur me domine, et d’un cruel effet</text:p>
      <text:p text:style-name="_3c_l_3e_">M’oblige d’achever de dessein quej’ay fait,</text:p>
      <text:p text:style-name="_3c_l_3e_"><text:span text:style-name="_3c_pb_3e_"><text:span text:style-name="T1">[10]</text:span></text:span>Un remords me travaille, et mon ame saisie</text:p>
      <text:p text:style-name="_3c_l_3e_">Ne se gouverne plus que par la jalousie,</text:p>
      <text:p text:style-name="_3c_l_3e_">Va te vanger d’Orphee, et sans plus contester</text:p>
      <text:p text:style-name="_3c_l_3e_">Pense qu’au lieu de plaindre il faut executer ;</text:p>
      <text:p text:style-name="_3c_l_3e_">Mais non, il faut devant que de rien entreprendre</text:p>
      <text:p text:style-name="_3c_l_3e_">Treuver seule Euridice et luy faire comprendre</text:p>
      <text:p text:style-name="_3c_l_3e_"><text:soft-page-break/>Avec quelle injustice et quelle cruauté</text:p>
      <text:p text:style-name="_3c_l_3e_">Un Rival l’a ravie à ma fidelité.</text:p>
      <text:p text:style-name="_3c_l_3e_">Que si je ne puis pas en voir naistre une issuë</text:p>
      <text:p text:style-name="_3c_l_3e_">Telle que je l’attends et que je l’ay conceuë,</text:p>
      <text:p text:style-name="_3c_l_3e_">Et qu’elle use sur moy de ses premiers mespris</text:p>
      <text:p text:style-name="_3c_l_3e_">Laissant à ma fureur gouverner mes esprits,</text:p>
      <text:p text:style-name="_3c_l_3e_">Divinitez des bois par vos Temples je jure,</text:p>
      <text:p text:style-name="_3c_l_3e_">Que je forceray tout pour vanger mon injure,</text:p>
      <text:p text:style-name="_3c_l_3e_">Alors vous apprendrez tout ce que je feray</text:p>
      <text:p text:style-name="_3c_l_3e_">Et dans peu vous sçaurez si je me vengeray.</text:p>
      <text:h text:style-name="Heading_20_2" text:outline-level="2">Scène IV</text:h>
      <text:p text:style-name="_3c_speaker_3e_">Orphée</text:p>
      <text:p text:style-name="_3c_l_3e_">D’où vient que depuis peu vous changez de visage ?</text:p>
      <text:p text:style-name="_3c_l_3e_">Auriez-vous remarqué quelque mauvais presage</text:p>
      <text:p text:style-name="_3c_l_3e_">Par qui nostre bon-heur peut estre terminé ?</text:p>
      <text:p text:style-name="_3c_speaker_3e_">Euridice</text:p>
      <text:p text:style-name="_3c_l_3e_">Je ne sçay pour quels maux vous estes destiné,</text:p>
      <text:p text:style-name="_3c_l_3e_">Je ne sçay sous quel sort le Ciel veut que je vive,</text:p>
      <text:p text:style-name="_3c_l_3e_">Mais je sçay bien pourtant que quoy qu’il en arrive,</text:p>
      <text:p text:style-name="_3c_l_3e_">Nous allons esprouver la colere des Dieux.</text:p>
      <text:p text:style-name="_3c_speaker_3e_">Orphée</text:p>
      <text:p text:style-name="_3c_l_3e_">Non, non, mon cœur perdez ce penser odieux,</text:p>
      <text:p text:style-name="_3c_l_3e_">Et croyez que le Ciel qui vous est si propice</text:p>
      <text:p text:style-name="_3c_l_3e_">Veut conserver Orphée avec son Euridice.</text:p>
      <text:p text:style-name="_3c_l_3e_">Les Dieux nos protecteurs au milieu du festin</text:p>
      <text:p text:style-name="_3c_l_3e_">Nous auroient declaré ce funeste destin,</text:p>
      <text:p text:style-name="_3c_l_3e_">S’ils eussent recognu qu’une mesme journée</text:p>
      <text:p text:style-name="_3c_l_3e_"><text:span text:style-name="_3c_pb_3e_">[12]</text:span>Deubs voir et terminer un si bel Hymenee,</text:p>
      <text:p text:style-name="_3c_l_3e_">Non, non, ne craignez rien, mettez fin à vos pleurs,</text:p>
      <text:p text:style-name="_3c_l_3e_">Allons nous reposer au milieu de ses fleurs,</text:p>
      <text:p text:style-name="_3c_l_3e_">Mais qui vous peut causer cette crainte soudaine</text:p>
      <text:p text:style-name="_3c_l_3e_">Qui très asseurement ne peut estre que vaine ?</text:p>
      <text:p text:style-name="_3c_l_3e_">Euridice</text:p>
      <text:p text:style-name="_3c_l_3e_">Plusieurs signes certains qu’on voit chaque moment</text:p>
      <text:p text:style-name="_3c_l_3e_">Me font apprehender un triste evenement,</text:p>
      <text:p text:style-name="_3c_l_3e_">Il vous souvient tres-bien que parmy l’assemblee</text:p>
      <text:p text:style-name="_3c_l_3e_">En preference des Dieux Junon parut troublee,</text:p>
      <text:p text:style-name="_3c_l_3e_"><text:soft-page-break/>Que ce fut à regret que sa main nous joignit,</text:p>
      <text:p text:style-name="_3c_l_3e_">Que le flambeau d’Hymen par trois fois s’esteignit,</text:p>
      <text:p text:style-name="_3c_l_3e_">Qu’à quelque pas de vous un Demon invisible</text:p>
      <text:p text:style-name="_3c_l_3e_">Fit rejallir du sang d’une masse insensible,</text:p>
      <text:p text:style-name="_3c_l_3e_">Et que l’on vit Lucine en colere approcher</text:p>
      <text:p text:style-name="_3c_l_3e_">Qui grava certains mots sur le mesme Rocher,</text:p>
      <text:p text:style-name="_3c_l_3e_">Comme en nous predisant qu’une prochaine perte</text:p>
      <text:p text:style-name="_3c_l_3e_">Alloit bien-tost laisser nostre couche deserte.</text:p>
      <text:p text:style-name="_3c_speaker_3e_">Orphée</text:p>
      <text:p text:style-name="_3c_l_3e_">Perdez ce sentimens, je sçay bie que le Ciel</text:p>
      <text:p text:style-name="_3c_l_3e_">Parmy tant de douceurs ne mesle point de fiel,</text:p>
      <text:p text:style-name="_3c_l_3e_">Belle Nimphe, croyez qu’une crainte importune</text:p>
      <text:p text:style-name="_3c_l_3e_">Menasse vrayement nostre bonne fortune,</text:p>
      <text:p text:style-name="_3c_l_3e_">Les Dieux protegeront ceux qu’ils ont protegez</text:p>
      <text:p text:style-name="_3c_speaker_3e_">Euridice</text:p>
      <text:p text:style-name="_3c_l_3e_"><text:span text:style-name="_3c_pb_3e_">[13]</text:span>S’ils secourent tousjours les hommes affligez,</text:p>
      <text:p text:style-name="_3c_l_3e_">Allez donc les prier c’est tout ce qui vous reste,</text:p>
      <text:p text:style-name="_3c_l_3e_">Pour esloigner de nous cet accident funeste.</text:p>
      <text:p text:style-name="_3c_speaker_3e_">Orphée</text:p>
      <text:p text:style-name="_3c_l_3e_">Assez proche d’un lac, est un Temple sacré,</text:p>
      <text:p text:style-name="_3c_l_3e_">Que nos predecesseurs ont tousjours reveré,</text:p>
      <text:p text:style-name="_3c_l_3e_">Ou d’un miracle estrange et qui n’a point d’exemple</text:p>
      <text:p text:style-name="_3c_l_3e_">L’on rencontre d’abord un magnifique Temple.</text:p>
      <text:p text:style-name="_3c_l_3e_">Là les Dieux infernaux sur des sombres autels,</text:p>
      <text:p text:style-name="_3c_l_3e_">Escoutent tous les vœux qui leur font les mortels,</text:p>
      <text:p text:style-name="_3c_l_3e_">Et s’appaisants souvent par le sang des victimes</text:p>
      <text:p text:style-name="_3c_l_3e_">Divertissent les maux et pardonnent les crimes.</text:p>
      <text:p text:style-name="_3c_l_3e_">Dans ce Temple secret d’un cœur devotieux</text:p>
      <text:p text:style-name="_3c_l_3e_">Je vais sacrifier deux Thoreaux à ses Dieux,</text:p>
      <text:p text:style-name="_3c_l_3e_">Pour esloigner dans peu bien loing de nostre teste,</text:p>
      <text:p text:style-name="_3c_l_3e_">L’effect contagieux du malheur qui s’appreste,</text:p>
      <text:p text:style-name="_3c_l_3e_">Cependant dans ses lieux attendant mon retour</text:p>
      <text:p text:style-name="_3c_l_3e_">Joüissez, joüissez de la beauté du jour,</text:p>
      <text:p text:style-name="_3c_l_3e_">Et d’un cœur asseuré dissipez ces tenebres,</text:p>
      <text:p text:style-name="_3c_l_3e_">Qui pour vostre clairté ne seront pas funebres.</text:p>
      <text:p text:style-name="_3c_speaker_3e_">Euridice</text:p>
      <text:p text:style-name="_3c_l_3e_">Allez je vous attends aux bords de ses ruisseaux,</text:p>
      <text:p text:style-name="_3c_l_3e_">Dont les Mirtes fleuris environnent les eaux.</text:p>
      <text:h text:style-name="Heading_20_2" text:outline-level="2"><text:soft-page-break/>Scène V</text:h>
      <text:p text:style-name="_3c_speaker_3e_">Euridice</text:p>
      <text:p text:style-name="_3c_stage_3e_">(seule)</text:p>
      <text:p text:style-name="_3c_label_3e_">Stances</text:p>
      <text:p text:style-name="_3c_l_3e_"><text:span text:style-name="_3c_pb_3e_">[14]</text:span>Injuste tiran de nos Ames,</text:p>
      <text:p text:style-name="_3c_l_3e_">Petit Demon malicieux</text:p>
      <text:p text:style-name="_3c_l_3e_">Par qui l’air, la terre, et les Cieux</text:p>
      <text:p text:style-name="_3c_l_3e_">Sont remplis de fers et de flames,</text:p>
      <text:p text:style-name="_3c_l_3e_">Brise ton arc et ton flambeau,</text:p>
      <text:p text:style-name="_3c_l_3e_">Romps tes traicts oste ce bandeau</text:p>
      <text:p text:style-name="_3c_l_3e_">Dont tu caches<text:note text:id="ftn1" text:note-class="footnote"><text:note-citation>1</text:note-citation><text:note-body><text:p text:style-name="P27">cache</text:p></text:note-body></text:note> ton imposture,</text:p>
      <text:p text:style-name="_3c_l_3e_">Alors d’un sentiment secret</text:p>
      <text:p text:style-name="_3c_l_3e_">Tu cognoistras que la Nature</text:p>
      <text:p text:style-name="_3c_l_3e_">Ne t’adore plus qu’à regret.</text:p>
      <text:p text:style-name="_3c_l_3e_"/>
      <text:p text:style-name="_3c_l_3e_">Ceux qui t’offrent des sacrifices</text:p>
      <text:p text:style-name="_3c_l_3e_">Sont gesnez eternellement,</text:p>
      <text:p text:style-name="P24">Et qui te sert fidellement</text:p>
      <text:p text:style-name="P24">N’a jamais tes faveurs propices ;</text:p>
      <text:p text:style-name="P24">Tu mesprises<text:note text:id="ftn2" text:note-class="footnote"><text:note-citation>2</text:note-citation><text:note-body><text:p text:style-name="P27">mesprise</text:p></text:note-body></text:note> lors qu’on te suit,</text:p>
      <text:p text:style-name="P24">Tu parois doux à qui te fuit,</text:p>
      <text:p text:style-name="P24"><text:span text:style-name="_3c_pb_3e_">[15]</text:span>Tous les Amants sont tes victimes,</text:p>
      <text:p text:style-name="P24">Dans leurs pleurs on te voit baigner,</text:p>
      <text:p text:style-name="P24">Mais celuy qui faict plus de crimes,</text:p>
      <text:p text:style-name="P24">C’est celuy que tu fais regner.</text:p>
      <text:p text:style-name="P24"/>
      <text:p text:style-name="P24">Lors qu’on se croit sous quelque azille</text:p>
      <text:p text:style-name="P24">Exempt de toute passion,</text:p>
      <text:p text:style-name="P24">D’une nouvelle ambition,</text:p>
      <text:p text:style-name="P24">Tu rends la liberté serville,</text:p>
      <text:p text:style-name="P24">Dans la tempeste, dans le port,</text:p>
      <text:p text:style-name="P24">Pendant la vie, apres la mort,</text:p>
      <text:p text:style-name="P24">Sans te lasser de nous poursuivre,</text:p>
      <text:p text:style-name="P24">Tu nous fais tousjours souspirer,</text:p>
      <text:p text:style-name="P24">Et combien qu’on cesse de vivre</text:p>
      <text:p text:style-name="P24">L’on ne cesse pas d’endurer.</text:p>
      <text:p text:style-name="P24"><text:soft-page-break/></text:p>
      <text:p text:style-name="P24">Si sur les testes Couronnées,</text:p>
      <text:p text:style-name="P24">Eschauffé d’une juste ardeur,</text:p>
      <text:p text:style-name="P24">Pour faire esclatter ta grandeur</text:p>
      <text:p text:style-name="P24">Tes victoires estoient bornées,</text:p>
      <text:p text:style-name="P24">Peu de personnes souffriroient,</text:p>
      <text:p text:style-name="P24">Tous les hommes t’adoreroient,</text:p>
      <text:p text:style-name="P24">Mais cet orgueil qui t’environne,</text:p>
      <text:p text:style-name="P24">Dans les villes et dans les bois,</text:p>
      <text:p text:style-name="P24">Sur le coutre et sur la Couronne,</text:p>
      <text:p text:style-name="P24">Establit des égales Loix.</text:p>
      <text:p text:style-name="P24"/>
      <text:p text:style-name="P24"><text:span text:style-name="_3c_pb_3e_">[16]</text:span>Je veux toute crainte bannie,</text:p>
      <text:p text:style-name="P24">Conseiller aux foibles mortels</text:p>
      <text:p text:style-name="P24">De s’esloigner de tes Autels</text:p>
      <text:p text:style-name="P24">Pour cognoistre ta tyrannie.</text:p>
      <text:p text:style-name="P24">Mais Dieux que j’ay peu de raison</text:p>
      <text:p text:style-name="P24">De condamner ta trahison,</text:p>
      <text:p text:style-name="P24">En nommant ta douleur amere,</text:p>
      <text:p text:style-name="P24">Je ne me plains plus de ta Loy,</text:p>
      <text:p text:style-name="P24">Si tu n’espargnas pas ta mere</text:p>
      <text:p text:style-name="P24">Que peut-on attendre de toy ?</text:p>
      <text:p text:style-name="P24"/>
      <text:p text:style-name="P24">Vaine image de peur dont mon ame est attainte</text:p>
      <text:p text:style-name="P24">Pourquoy m’obligez-vous de courir à la plainte ?</text:p>
      <text:p text:style-name="P24">Ne sçavez-vous pas bien que mon cœur genereux</text:p>
      <text:p text:style-name="P24">Ne s’afflige jamais, quoy qu’il soit mal-heureux ?</text:p>
      <text:p text:style-name="P24">S’il plaist aux Dieux du Ciel, d’une cause incognuë</text:p>
      <text:p text:style-name="P24">Faire naistre ma mort j’attendray sa venuë.</text:p>
      <text:p text:style-name="P24">Mais que viens-je de voir un object furieux,</text:p>
      <text:p text:style-name="P24">Pour troubler mon repos se presente à mes yeux,</text:p>
      <text:p text:style-name="P24">Aristée est icy, bons Dieux par quel supplice,</text:p>
      <text:p text:style-name="P24">Amour faict esclater sa derniere malice ?</text:p>
      <text:h text:style-name="Heading_20_2" text:outline-level="2">Scène III</text:h>
      <text:p text:style-name="_3c_speaker_3e_">Aristée</text:p>
      <text:p text:style-name="_3c_l_3e_"><text:span text:style-name="_3c_pb_3e_">[17]</text:span>Je conjure Venus, et le Dieu des Amours,</text:p>
      <text:p text:style-name="_3c_l_3e_"><text:soft-page-break/>Qu’un bon-heur eternel accompagne vos jours.</text:p>
      <text:p text:style-name="_3c_speaker_3e_">Euridice</text:p>
      <text:p text:style-name="_3c_l_3e_">Je conjure les Dieux de ses heureuses plaines,</text:p>
      <text:p text:style-name="_3c_l_3e_">Qu’en vous chargant de biens ils allegent vos peines.</text:p>
      <text:p text:style-name="_3c_speaker_3e_">Aristée</text:p>
      <text:p text:style-name="_3c_l_3e_">Belle Nimphe pour moy ne faites point de vœux,</text:p>
      <text:p text:style-name="_3c_l_3e_">Aucun autre que vous ne me peut rendre heureux.</text:p>
      <text:p text:style-name="_3c_speaker_3e_">Euridice</text:p>
      <text:p text:style-name="_3c_l_3e_">S’il ne tenoit qu’à moy dans peu de temp Pomone</text:p>
      <text:p text:style-name="_3c_l_3e_">Mettroit dans vos Jardins tous les fruicts qu’elle donne.</text:p>
      <text:p text:style-name="_3c_speaker_3e_">Aristée</text:p>
      <text:p text:style-name="_3c_l_3e_">Sans implorer son ayde, il ne tiendra qu’à vous,</text:p>
      <text:p text:style-name="_3c_l_3e_">De me faire cueillir des fruicts qui soient plus doux.</text:p>
      <text:p text:style-name="_3c_speaker_3e_">Euridice</text:p>
      <text:p text:style-name="_3c_l_3e_"><text:span text:style-name="_3c_pb_3e_">[18]</text:span>Dans les loix de l’honneur si je puis quelque chose</text:p>
      <text:p text:style-name="_3c_l_3e_">Qui vous soit profitable, il n’est rien que je n’oze.</text:p>
      <text:p text:style-name="_3c_speaker_3e_">Aristée</text:p>
      <text:p text:style-name="_3c_l_3e_">Mes services rendus, et mes devoir passez</text:p>
      <text:p text:style-name="_3c_l_3e_">Seront donc aujourd’huy si mal recompensez.</text:p>
      <text:p text:style-name="_3c_speaker_3e_">Euridice</text:p>
      <text:p text:style-name="_3c_l_3e_">Je croyois que le nœud de l’Hymen qui me lie</text:p>
      <text:p text:style-name="_3c_l_3e_">Auroit dans vostre sein l’amour ensevelie.</text:p>
      <text:p text:style-name="_3c_speaker_3e_">Aristée</text:p>
      <text:p text:style-name="_3c_l_3e_">Cet Espoux si charmant où buttent tous vos soings</text:p>
      <text:p text:style-name="_3c_l_3e_">Est plus heureux que moy, mais il vous ayme moins.</text:p>
      <text:p text:style-name="_3c_speaker_3e_">Euridice</text:p>
      <text:p text:style-name="_3c_l_3e_">Je le crois en effet ; mais d’un mal-heur extrême</text:p>
      <text:p text:style-name="_3c_l_3e_">Vous m’aymez je vous fuis, il m’adore et je l’ayme.</text:p>
      <text:p text:style-name="_3c_speaker_3e_">Aristée</text:p>
      <text:p text:style-name="_3c_l_3e_">Voys l’aymés, ô grands Dieux ! par quelle injuste loy</text:p>
      <text:p text:style-name="_3c_l_3e_">Pouvez-vous maintenant le preferer à moy ?</text:p>
      <text:p text:style-name="_3c_speaker_3e_">Euridice</text:p>
      <text:p text:style-name="_3c_l_3e_">Parant de qualitez qui le rendent aymable,</text:p>
      <text:p text:style-name="_3c_l_3e_">Par son propre merite à nul autre semblable.</text:p>
      <text:p text:style-name="_3c_speaker_3e_">Aristée</text:p>
      <text:p text:style-name="_3c_l_3e_"><text:span text:style-name="_3c_pb_3e_">[19]</text:span>Il est homme pourtant, je suis du sang des Dieux,</text:p>
      <text:p text:style-name="_3c_l_3e_">Et ma mere commande aux fleuves de ses lieux.</text:p>
      <text:p text:style-name="_3c_speaker_3e_">Euridice</text:p>
      <text:p text:style-name="_3c_l_3e_">Il est homme il est vray, mais il a pour son Pere</text:p>
      <text:p text:style-name="_3c_l_3e_">Cet Astre lumineux que le monde revere.</text:p>
      <text:p text:style-name="_3c_speaker_3e_">Aristée</text:p>
      <text:p text:style-name="_3c_l_3e_"><text:soft-page-break/>J’ay le premier appris aux hommes à semer,</text:p>
      <text:p text:style-name="_3c_l_3e_">Ce grain miraculeux que nous voyons germer.</text:p>
      <text:p text:style-name="_3c_speaker_3e_">Euridice</text:p>
      <text:p text:style-name="_3c_l_3e_">Il aprint le premier dedans leurs republiques</text:p>
      <text:p text:style-name="_3c_l_3e_">Et le culte divin, et les loix politiques.</text:p>
      <text:p text:style-name="_3c_speaker_3e_">Aristée</text:p>
      <text:p text:style-name="_3c_l_3e_">Par mes soins assidus ils receurent le miel,</text:p>
      <text:p text:style-name="_3c_l_3e_">Ce tresor precieux que me donna le Ciel.</text:p>
      <text:p text:style-name="_3c_speaker_3e_">Euridice</text:p>
      <text:p text:style-name="_3c_l_3e_">Par ses soins assidus l’impieté tombee,</text:p>
      <text:p text:style-name="_3c_l_3e_">A veu monter aux Cieux les odeurs de Sabee.</text:p>
      <text:p text:style-name="_3c_speaker_3e_">Aristée</text:p>
      <text:p text:style-name="_3c_l_3e_">J’ay le premier pressé l’Olive de mes mains,</text:p>
      <text:p text:style-name="_3c_l_3e_">Pour tirer la liqueur qu’elle donne aux humains.</text:p>
      <text:p text:style-name="_3c_speaker_3e_">Euridice</text:p>
      <text:p text:style-name="_3c_l_3e_"><text:span text:style-name="_3c_pb_3e_">[20]</text:span>Il força le premier le Parnasse, et les Muses,</text:p>
      <text:p text:style-name="_3c_l_3e_">A nous developer cent lumieres confuses.</text:p>
      <text:p text:style-name="_3c_speaker_3e_">Aristée</text:p>
      <text:p text:style-name="_3c_l_3e_">Je me suis signalé par de rudes travaux,</text:p>
      <text:p text:style-name="_3c_l_3e_">J’ay descouvert des Dieux et des astres nouveaux,</text:p>
      <text:p text:style-name="_3c_l_3e_">J’ay des monstres Marins la colere domptee,</text:p>
      <text:p text:style-name="_3c_l_3e_">Sur le sable à leurs yeux, j’ay subjugué Prothee.</text:p>
      <text:p text:style-name="_3c_speaker_3e_">Euridice</text:p>
      <text:p text:style-name="_3c_l_3e_">Ses chants melodieux peuvent subjuguer tout,</text:p>
      <text:p text:style-name="_3c_l_3e_">Il charmer l’univers de l’un à l’autre bout,</text:p>
      <text:p text:style-name="_3c_l_3e_">Sa Lire châque jour par ses doigts animee,</text:p>
      <text:p text:style-name="_3c_l_3e_">Aux peuples inconnus apprend sa renommee,</text:p>
      <text:p text:style-name="_3c_l_3e_">Enfin il vous surpasse, et la fidelité</text:p>
      <text:p text:style-name="_3c_l_3e_">Me defend de luy faire aucune lâcheté.</text:p>
      <text:p text:style-name="_3c_speaker_3e_">Aristée</text:p>
      <text:p text:style-name="_3c_l_3e_">Et quoy si vous m’aymiez croiriez vous que parjure</text:p>
      <text:p text:style-name="_3c_l_3e_">Vous fissiez contre luy quelque sanglante injure.</text:p>
      <text:p text:style-name="_3c_speaker_3e_">Euridice</text:p>
      <text:p text:style-name="_3c_l_3e_">En suivant mon conseil croyez-moy desormais,</text:p>
      <text:p text:style-name="_3c_l_3e_">Esloignez vous d’icy, ne me voyez jamais.</text:p>
      <text:p text:style-name="_3c_l_3e_">À Dieu ces vains propos excitent ma cholere.</text:p>
      <text:p text:style-name="_3c_speaker_3e_">Aristée</text:p>
      <text:p text:style-name="_3c_l_3e_"><text:span text:style-name="_3c_pb_3e_">[21]</text:span>Je le recognois bien je suis trop temeraire,</text:p>
      <text:p text:style-name="_3c_l_3e_">Euridice arrestez mes regrets superflus</text:p>
      <text:p text:style-name="_3c_l_3e_">Un moment escoulé ne vous fâcheront plus. </text:p>
      <text:h text:style-name="Heading_20_2" text:outline-level="2"><text:soft-page-break/>Scène VII</text:h>
      <text:p text:style-name="_3c_speaker_3e_">Aristée</text:p>
      <text:p text:style-name="_3c_stage_3e_">(seul)</text:p>
      <text:p text:style-name="_3c_l_3e_">Inventons un moyen qui ne soit pas vulgaire</text:p>
      <text:p text:style-name="_3c_l_3e_">Et qui puisse apporter un secours salutaire,</text:p>
      <text:p text:style-name="_3c_l_3e_">Le viel Eurimedon ce grand Magicien,</text:p>
      <text:p text:style-name="_3c_l_3e_">Dont l’esprit recognoist et le mal et le bien,</text:p>
      <text:p text:style-name="_3c_l_3e_">Qui fait trembler les Cieux, et donc la voix commande</text:p>
      <text:p text:style-name="_3c_l_3e_">Aux Juges souverains de l’Infernalle bande,</text:p>
      <text:p text:style-name="_3c_l_3e_">Dans les murs demolis d’un antique Palais</text:p>
      <text:p text:style-name="_3c_l_3e_">Que nul autre que moy ne decouvrit jamais,</text:p>
      <text:p text:style-name="_3c_l_3e_">Au milieu de l’horreur de ses demeures sombres</text:p>
      <text:p text:style-name="_3c_l_3e_">Entretien tous les jours Proserpine et les ombres,</text:p>
      <text:p text:style-name="_3c_l_3e_">Allons luy demander quelque filtre Amoureux</text:p>
      <text:p text:style-name="_3c_l_3e_">Qui flechisse Euridice et qui nous rende heureux.</text:p>
      <text:p text:style-name="_3c_l_3e_"><text:span text:style-name="_3c_pb_3e_">[22]</text:span>Son pouvoir est si grand et sa force si prompte,</text:p>
      <text:p text:style-name="_3c_l_3e_">Qu’il n’est rien de si dur que son art ne surmonte.</text:p>
      <text:p text:style-name="_3c_l_3e_">Il appaise les flots, fait esmouvoir les vents</text:p>
      <text:p text:style-name="_3c_l_3e_">Rend le Marbre sensible, et les Rochers mouvans,</text:p>
      <text:p text:style-name="_3c_l_3e_">Mesmes quand il luy plaist par parolles puissantes</text:p>
      <text:p text:style-name="_3c_l_3e_">Il adjouste beaucoup à la vertu des plantes,</text:p>
      <text:p text:style-name="_3c_l_3e_">Pluton sous son pouvoir void le sien abbatu,</text:p>
      <text:p text:style-name="_3c_l_3e_">De tous les animaux il cognoist la vertu,</text:p>
      <text:p text:style-name="_3c_l_3e_">Il arreste le Char de l’aveugle fortune,</text:p>
      <text:p text:style-name="_3c_l_3e_">Il attire vers luy les coursiers de la Lune,</text:p>
      <text:p text:style-name="_3c_l_3e_">Du fer il fait de l’Or, par un decret fatal</text:p>
      <text:p text:style-name="_3c_l_3e_">Des ondes de la mer il en fait du cristal,</text:p>
      <text:p text:style-name="_3c_l_3e_">Et par fois en changeant l’ordre de la Nature</text:p>
      <text:p text:style-name="_3c_l_3e_">Il fait sortir les morts hors de leur sepulture,</text:p>
      <text:p text:style-name="_3c_l_3e_">Si bien que si je vais son secours implorer</text:p>
      <text:p text:style-name="_3c_l_3e_">Je puis dans mon malheur encor tout esperer.</text:p>
      <text:h text:style-name="Heading_20_1" text:outline-level="1">Acte II</text:h>
      <text:h text:style-name="Heading_20_2" text:outline-level="2">Scène première</text:h>
      <text:p text:style-name="_3c_speaker_3e_">Aristée</text:p>
      <text:p text:style-name="_3c_stage_3e_">Il se tint sur une vieille ruine d’un ancien Palais</text:p>
      <text:p text:style-name="_3c_l_3e_"><text:span text:style-name="_3c_pb_3e_">[23]</text:span>Que vous ont respondu les Demons vos Ministres,</text:p>
      <text:p text:style-name="_3c_l_3e_"><text:soft-page-break/>Ne m’ont-ils point predict des accidens sinistres.</text:p>
      <text:p text:style-name="_3c_speaker_3e_">Eurimedon</text:p>
      <text:p text:style-name="_3c_l_3e_">Je les ay consultez, et vous devez sçavoir,</text:p>
      <text:p text:style-name="_3c_l_3e_">Qu’en me suivant tousjours ils craignent mon pouvoir.</text:p>
      <text:p text:style-name="_3c_l_3e_"><text:span text:style-name="_3c_pb_3e_">[24]</text:span>D’abord qu’ils m’ont fasché je les mets dans les gesnes,</text:p>
      <text:p text:style-name="_3c_l_3e_">J’accrois quand il me plaist ou j’alege leurs peines,</text:p>
      <text:p text:style-name="_3c_l_3e_">Ils sont tous mes sujets et Pluton leur grand Roy</text:p>
      <text:p text:style-name="_3c_l_3e_">N’a pas plus dessus eux d’authorité que moy,</text:p>
      <text:p text:style-name="_3c_l_3e_">Si bien que quand je veux dans ma grotte profonde</text:p>
      <text:p text:style-name="_3c_l_3e_">Ils font voir à mes yeux tous les secrets du monde</text:p>
      <text:p text:style-name="_3c_speaker_3e_">Aristée</text:p>
      <text:p text:style-name="_3c_l_3e_">Puissant Eurimedon ces esprits infernaux</text:p>
      <text:p text:style-name="_3c_l_3e_">Ne promettent-ils pas de soulager mes maux.</text:p>
      <text:p text:style-name="_3c_speaker_3e_">Eurimedon</text:p>
      <text:p text:style-name="_3c_l_3e_">Quand vous eustes recours à mes divins misteres,</text:p>
      <text:p text:style-name="_3c_l_3e_">J’alumay des flambeaux, je fis des caracteres,</text:p>
      <text:p text:style-name="_3c_l_3e_">Dans un cerne sacré tous leurs noms je traçay,</text:p>
      <text:p text:style-name="_3c_l_3e_">En neuf diverses parts mes parfuns je plaçay,</text:p>
      <text:p text:style-name="_3c_l_3e_">Du costé d’Orient je leur fis ma priere,</text:p>
      <text:p text:style-name="_3c_l_3e_">Puis regardant les lieux où s’esteint la lumiere,</text:p>
      <text:p text:style-name="_3c_l_3e_">Par menaces, par cris et par commandemens</text:p>
      <text:p text:style-name="_3c_l_3e_">Je fis tant qu’à la fin sous mes enchantemens,</text:p>
      <text:p text:style-name="_3c_l_3e_">Ce vieux Palais trembla lors qu’un coup de tonnerre</text:p>
      <text:p text:style-name="_3c_l_3e_">M’anonça qu’ils faisoient leur retour sur la terre,</text:p>
      <text:p text:style-name="_3c_l_3e_">Puis succedant d’abord à ce signe evident</text:p>
      <text:p text:style-name="_3c_l_3e_">Je les interrogeay touchant vostre accident,</text:p>
      <text:p text:style-name="_3c_l_3e_">Et sans deliberer ma voix leur fit comprendre</text:p>
      <text:p text:style-name="_3c_l_3e_">Le service important que je voulois vous rendre.</text:p>
      <text:p text:style-name="_3c_l_3e_">Mais croyant les treuver sur ce point disposez</text:p>
      <text:p text:style-name="_3c_l_3e_">Je vis en un instant mes desseins abusez,</text:p>
      <text:p text:style-name="_3c_l_3e_"><text:span text:style-name="_3c_pb_3e_">[25]</text:span>Car l’un d’eux m’anonça que jamais vostre amante</text:p>
      <text:p text:style-name="_3c_l_3e_">Ne pourroit soulager le mal qui vous tourmente,</text:p>
      <text:p text:style-name="_3c_l_3e_">Et me dit que jamais vostre fidelité</text:p>
      <text:p text:style-name="_3c_l_3e_">Ne pourroit obtenir ce qu’elle a merité.</text:p>
      <text:p text:style-name="_3c_speaker_3e_">Aristée</text:p>
      <text:p text:style-name="_3c_l_3e_">Dure conclusion ! ô mortelle sentence !</text:p>
      <text:p text:style-name="_3c_l_3e_">Indigne de ma gloire et de vostre puissance ;</text:p>
      <text:p text:style-name="_3c_l_3e_">Esperance, desirs, vous qui me hayssez</text:p>
      <text:p text:style-name="_3c_l_3e_"><text:soft-page-break/>Je vois bien maintenant que vous me trahissez ;</text:p>
      <text:p text:style-name="_3c_stage_3e_">(Il se retire en un coin du Theatre)</text:p>
      <text:p text:style-name="_3c_l_3e_">Sortez donc de mon sang l’horreur vous en convie,</text:p>
      <text:p text:style-name="_3c_l_3e_">Ne me poursuivez plus sur la fin de ma vie,</text:p>
      <text:p text:style-name="_3c_l_3e_">Le dernier desespoir où je me vois rangé</text:p>
      <text:p text:style-name="_3c_l_3e_">Finira mes douleurs quand je seray vangé.</text:p>
      <text:p text:style-name="_3c_l_3e_">Ô vous, sage viellard ! Dont la vertu supréme</text:p>
      <text:p text:style-name="_3c_l_3e_">Ne m’a jamais manque dans le besoin extreme,</text:p>
      <text:p text:style-name="_3c_l_3e_">Paravant que ma vie ait terminé son cours</text:p>
      <text:p text:style-name="_3c_l_3e_">Employez tout vostre art pour me donner secours.</text:p>
      <text:p text:style-name="_3c_l_3e_">Je sçay que vous pouvez d’un souverain empire,</text:p>
      <text:p text:style-name="_3c_l_3e_">Par la simple vertu d’une image de cire,</text:p>
      <text:p text:style-name="_3c_l_3e_">Vous vanger des mortels, qui peu respectueux</text:p>
      <text:p text:style-name="_3c_l_3e_">Ont fait souvent tomber vostre fureur sur eux,</text:p>
      <text:p text:style-name="_3c_l_3e_">Et que dans peu de temps si vous le voulez faire,</text:p>
      <text:p text:style-name="_3c_l_3e_">Vous me pourrez vanger d’un rival temeraire,</text:p>
      <text:p text:style-name="_3c_l_3e_">Qui se mocquant tousjours des maux que j’ay souffers</text:p>
      <text:p text:style-name="_3c_l_3e_">Captive la beauté qui me tient en ses fers.</text:p>
      <text:p text:style-name="_3c_l_3e_">Vous avez des metaux, des onguents, des escorces,</text:p>
      <text:p text:style-name="_3c_l_3e_"><text:span text:style-name="_3c_pb_3e_">[26]</text:span>Des simples et des fleurs dont les secrettes forces</text:p>
      <text:p text:style-name="_3c_l_3e_">Peuvent faire pleurer l’homme le plus heureux,</text:p>
      <text:p text:style-name="_3c_l_3e_">Employez leur puissance, et d’un traict venimeux</text:p>
      <text:p text:style-name="_3c_l_3e_">Punissant mon Rival donnez moy l’allegeance,</text:p>
      <text:p text:style-name="_3c_l_3e_">Que je dois esperer d’une juste vengeance.</text:p>
      <text:p text:style-name="_3c_speaker_3e_">Eurimedon</text:p>
      <text:p text:style-name="_3c_l_3e_">S’il ne tient qu’à cela dans peu vous allez voir</text:p>
      <text:p text:style-name="_3c_l_3e_">Ce que peut dessur luy l’effet de mon sçavoir.</text:p>
      <text:p text:style-name="_3c_l_3e_">Allés retirez-vous, et l’enfer, et la terre</text:p>
      <text:p text:style-name="_3c_l_3e_">Desormais par ma voix luy declarent la guerre,</text:p>
      <text:p text:style-name="_3c_l_3e_">Ouy sans vous abuser en discours superflus,</text:p>
      <text:p text:style-name="_3c_l_3e_">Euridice est à luy, mais il ne l’aura plus.</text:p>
      <text:p text:style-name="_3c_speaker_3e_">Aristée</text:p>
      <text:p text:style-name="_3c_stage_3e_">(en s’en allant)</text:p>
      <text:p text:style-name="_3c_l_3e_">C’est est fait, il mourra, sa perte est asseuree,</text:p>
      <text:p text:style-name="_3c_l_3e_">Je vois qu’Eurimedon maintenant l’a juree.</text:p>
      <text:h text:style-name="Heading_20_3" text:outline-level="3">Scène II</text:h>
      <text:p text:style-name="_3c_speaker_3e_">Euridice</text:p>
      <text:p text:style-name="_3c_l_3e_"><text:soft-page-break/><text:span text:style-name="_3c_pb_3e_">[27]</text:span>Depuis que le Soleil esclaire dans les Cieux</text:p>
      <text:p text:style-name="_3c_l_3e_">Jamais un plus beau jour ne s’offrit à nos yeux :</text:p>
      <text:p text:style-name="_3c_l_3e_">Et jamais on ne vit dans la saison nouvelle</text:p>
      <text:p text:style-name="_3c_l_3e_">Que produit le printemps, la campagne si balle,</text:p>
      <text:p text:style-name="_3c_l_3e_">Le Zephir qui soupire au doux bruit de ses eaux</text:p>
      <text:p text:style-name="_3c_l_3e_">La verdure naissante, et le chant des oyseaux,</text:p>
      <text:p text:style-name="_3c_l_3e_">Et ce fleuve sacré qui dans la mer tranquille</text:p>
      <text:p text:style-name="_3c_l_3e_">Va porter le tribut de son onde serville,</text:p>
      <text:p text:style-name="_3c_l_3e_">Voyant que la Nature invente des plaisirs</text:p>
      <text:p text:style-name="_3c_l_3e_">Font naistre dans le sein d’agreables desirs,</text:p>
      <text:p text:style-name="_3c_l_3e_">C’est à nous d’inventer quelque noble exercice,</text:p>
      <text:p text:style-name="_3c_l_3e_">Avant que le Soleil de ses rayons banisse</text:p>
      <text:p text:style-name="_3c_l_3e_">Du midy chalureux, dont à plein il nous luit</text:p>
      <text:p text:style-name="_3c_l_3e_">Dans les antres profonds, la fraicheur qui le fuit.</text:p>
      <text:p text:style-name="_3c_speaker_3e_">Premiere Driade</text:p>
      <text:p text:style-name="_3c_l_3e_">À peine du levant les deux portes ouvertes</text:p>
      <text:p text:style-name="_3c_l_3e_">Me faisoient voir de fleurs les campagnes couvertes.</text:p>
      <text:p text:style-name="_3c_l_3e_"><text:span text:style-name="_3c_pb_3e_">[28]</text:span>À peine dans la mer les Baleines sautoient,</text:p>
      <text:p text:style-name="_3c_l_3e_">À peine du Soleil les Chevaux esclatoient,</text:p>
      <text:p text:style-name="_3c_l_3e_">Que laissant pour un temps nos demeures farouches</text:p>
      <text:p text:style-name="_3c_l_3e_">Nous fendismes des mains et nos troncs et nos souches,</text:p>
      <text:p text:style-name="_3c_l_3e_">Pour adorer un jour en qui le Ciel si beau</text:p>
      <text:p text:style-name="_3c_l_3e_">Semble considerer sa figure dans l’eau,</text:p>
      <text:p text:style-name="_3c_l_3e_">Et vous voyant de loin dessus ses rives molles,</text:p>
      <text:p text:style-name="_3c_l_3e_">Où l’ombrage entretient les peupliers et les saulles,</text:p>
      <text:p text:style-name="_3c_l_3e_">D’où la vigne aux ormeaux par de doux entrelats</text:p>
      <text:p text:style-name="_3c_l_3e_">Force mesme Diane à descendre icy bas,</text:p>
      <text:p text:style-name="_3c_l_3e_">Je suis hors des forests la premiere sortie</text:p>
      <text:p text:style-name="_3c_l_3e_">Pour faire en vous suivant quelque belle partie.</text:p>
      <text:p text:style-name="_3c_speaker_3e_">Euridice</text:p>
      <text:p text:style-name="_3c_l_3e_">Quel est vostre dessein ? Nimphes dites le moy,</text:p>
      <text:p text:style-name="_3c_l_3e_">Car de vous maintenant je veux prendre la loy.</text:p>
      <text:p text:style-name="_3c_speaker_3e_">Premiere Driade</text:p>
      <text:p text:style-name="_3c_l_3e_">Lassons le bel esmail de ses heureuses plaines,</text:p>
      <text:p text:style-name="_3c_l_3e_">Allons tendre des rets dans les forests prochaines.</text:p>
      <text:p text:style-name="_3c_speaker_3e_">Euridice</text:p>
      <text:p text:style-name="_3c_l_3e_">Je ne puis pas, mes sœurs, en cette extremité</text:p>
      <text:p text:style-name="_3c_l_3e_">Cacher mes sentimens, ny ma timidité.</text:p>
      <text:p text:style-name="_3c_l_3e_"><text:soft-page-break/>Je fremis que je vois un Lion plein de rage</text:p>
      <text:p text:style-name="_3c_l_3e_">Rugir, se tourmenter, témoigner son courage,</text:p>
      <text:p text:style-name="_3c_l_3e_">Et l’espieu dans le flanc sur un corps terrassé,</text:p>
      <text:p text:style-name="_3c_l_3e_">Dechirer par morceaux le bras qui l’a blessé</text:p>
      <text:p text:style-name="_3c_l_3e_"><text:span text:style-name="_3c_pb_3e_">[29]</text:span>Lors qu’un Loup furieux me vient à la rencontre,</text:p>
      <text:p text:style-name="_3c_l_3e_">Quand un Tigre paroist, quand un Sanglier se montre,</text:p>
      <text:p text:style-name="_3c_l_3e_">Plus peureuse qu’un Daim courant legerement</text:p>
      <text:p text:style-name="_3c_l_3e_">Je cherche mon salut en mon esloignement.</text:p>
      <text:p text:style-name="_3c_l_3e_">D’ailleurs je crois la chasse un tourment si penible,</text:p>
      <text:p text:style-name="_3c_l_3e_">Que mon humeur le juge un plaisir insensible.</text:p>
      <text:p text:style-name="_3c_speaker_3e_">Premiere Driade</text:p>
      <text:p text:style-name="_3c_l_3e_">Ma sœur inventez donc un divertissement</text:p>
      <text:p text:style-name="_3c_l_3e_">D’où vous puissiez tirer plus de contentement.</text:p>
      <text:p text:style-name="_3c_speaker_3e_">Euridice</text:p>
      <text:p text:style-name="_3c_l_3e_">Allons nous divertir sur les tapis de flore,</text:p>
      <text:p text:style-name="_3c_l_3e_">Faisons tomber des fleurs les larmes de l’Aurore,</text:p>
      <text:p text:style-name="_3c_l_3e_">Et nous couronnerons celle qui de nous<text:note text:id="ftn3" text:note-class="footnote"><text:note-citation>3</text:note-citation><text:note-body><text:p text:style-name="Footnote">nos</text:p></text:note-body></text:note> trois,</text:p>
      <text:p text:style-name="_3c_l_3e_">Dans leur confusion fera le plus beau choix.</text:p>
      <text:p text:style-name="_3c_speaker_3e_">Premiere Driade</text:p>
      <text:p text:style-name="_3c_l_3e_">J’approuve ce dessein, cette plaine esloignee</text:p>
      <text:p text:style-name="_3c_l_3e_">Où par l’ombre des monts la veuë est terminee</text:p>
      <text:p text:style-name="_3c_l_3e_">Nous en pourra fournir.</text:p>
      <text:p text:style-name="_3c_speaker_3e_">Euridice</text:p>
      <text:p text:style-name="_3c_l_3e_">Ce pré délicieux</text:p>
      <text:p text:style-name="_3c_l_3e_">En est assez remply pour contenter nos yeux.</text:p>
      <text:h text:style-name="Heading_20_3" text:outline-level="3">Scène III</text:h>
      <text:p text:style-name="_3c_speaker_3e_">Euridice</text:p>
      <text:p text:style-name="_3c_stage_3e_">(seule cueillant des fleurs)</text:p>
      <text:p text:style-name="_3c_l_3e_"><text:span text:style-name="_3c_pb_3e_">[30]</text:span>Ô Dieux, que mon esprit est dans un trouble estrange !</text:p>
      <text:p text:style-name="_3c_l_3e_">Je ne sçay que choisir parmy ce grand meslange.</text:p>
      <text:p text:style-name="_3c_l_3e_">L’ordre de tant de fleurs me paroist si confus</text:p>
      <text:p text:style-name="_3c_l_3e_">Que si j’en voyois moins, j’en cueillirois bien plus.</text:p>
      <text:p text:style-name="_3c_l_3e_">Le Narcisse amoureux sur ce rivage sombre,</text:p>
      <text:p text:style-name="_3c_l_3e_">Le chef panaché sur l’eau considere son ombre,</text:p>
      <text:p text:style-name="_3c_l_3e_">Et quoy qu’il ne soit plus qu’un corps inanimé</text:p>
      <text:p text:style-name="_3c_l_3e_">Il trouve encore en luy ce qu’il a tant aymé.</text:p>
      <text:p text:style-name="_3c_l_3e_">Icy naist une fleur si parfaitement teinte</text:p>
      <text:p text:style-name="_3c_l_3e_"><text:soft-page-break/>Qu’on void bien qu’elle sort du beau sang d’Hiacinte,</text:p>
      <text:p text:style-name="_3c_l_3e_">Que nature trouva si vermeil à ses yeux</text:p>
      <text:p text:style-name="_3c_l_3e_">Qu’elle l’eternisa, suivant l’ordre des Dieux,</text:p>
      <text:p text:style-name="_3c_l_3e_">À la blancheur des lys je voids rougir les roses,</text:p>
      <text:p text:style-name="_3c_l_3e_">Qui filles du printemps, à peine sont escloses,</text:p>
      <text:p text:style-name="_3c_l_3e_">Qu’elles<text:note text:id="ftn4" text:note-class="footnote"><text:note-citation>4</text:note-citation><text:note-body><text:p text:style-name="Footnote">elle</text:p></text:note-body></text:note> leur semblent dire en des termes jaloux,</text:p>
      <text:p text:style-name="_3c_l_3e_">Sans le sang de Venus nous serions comme vous.</text:p>
      <text:p text:style-name="_3c_l_3e_">Je vois paroistre icy des tulipes diverses,</text:p>
      <text:p text:style-name="_3c_l_3e_">Dans un nombre plus grand qu’aux campagnes des Perses.</text:p>
      <text:p text:style-name="_3c_l_3e_"><text:span text:style-name="_3c_pb_3e_">[31]</text:span>Sur le blanc Jasmin l’abeille prend le miel,</text:p>
      <text:p text:style-name="_3c_l_3e_">L’iris prés des œillets imite l’arc-en-Ciel,</text:p>
      <text:p text:style-name="_3c_l_3e_">Enfin de tant de fleurs dont la terre se pare</text:p>
      <text:p text:style-name="_3c_l_3e_">Je ne sçaurois juger laquelle est la plus rare.</text:p>
      <text:p text:style-name="_3c_l_3e_">Si bien donc que je veux avec toute equité,</text:p>
      <text:p text:style-name="_3c_l_3e_">De chacune admirer la naissante beauté.</text:p>
      <text:p text:style-name="_3c_stage_3e_">(Un Aspie paroist sur le Theatre qui vient et la pique)</text:p>
      <text:p text:style-name="_3c_l_3e_">Mais Dieux qu’ay-je senti ? faut-il qu’en cette place</text:p>
      <text:p text:style-name="_3c_l_3e_">Où mon cœur s’affoiblit, où tout mon sang se glace,</text:p>
      <text:p text:style-name="_3c_l_3e_">Au milieu des plaisirs, l’injustice du sort</text:p>
      <text:p text:style-name="_3c_l_3e_">Vienne couvrir mes yeux du voile de la mort ?</text:p>
      <text:p text:style-name="_3c_l_3e_">Ô Dieux ! c’est un aspic, fortune rigoureuse ?</text:p>
      <text:h text:style-name="Heading_20_3" text:outline-level="3">Scène IV</text:h>
      <text:p text:style-name="_3c_stage_3e_">[La première et la seconde driade] tiennent des fleurs dans leur giron et s’approchent d’Euridice</text:p>
      <text:p text:style-name="_3c_speaker_3e_">Première Driade</text:p>
      <text:p text:style-name="_3c_l_3e_">Voyons qui de nous trois sera la plus heureuse.</text:p>
      <text:p text:style-name="_3c_speaker_3e_">Euridice</text:p>
      <text:p text:style-name="_3c_l_3e_">Je vous cedde le prix, couronnez-vous de fleurs :</text:p>
      <text:p text:style-name="_3c_l_3e_">Le destin m’est cruel, vous vivrez, et je meurs.</text:p>
      <text:p text:style-name="_3c_speaker_3e_">Première Driade</text:p>
      <text:p text:style-name="_3c_l_3e_"><text:span text:style-name="_3c_pb_3e_">[32]</text:span>Quel funeste accident ? quelle douleur si forte</text:p>
      <text:p text:style-name="_3c_l_3e_">Vous oblige ma sœur à parler de la sorte ?</text:p>
      <text:p text:style-name="_3c_l_3e_">Vous sembliez si joyeuse, on eust dit que vostre œil</text:p>
      <text:p text:style-name="_3c_l_3e_">Eust regardé le Ciel et non pas le cercueil.</text:p>
      <text:p text:style-name="_3c_speaker_3e_">Euridice</text:p>
      <text:p text:style-name="_3c_stage_3e_">(en mourant)</text:p>
      <text:p text:style-name="_3c_l_3e_">Je cueillois mille fleurs quand d’un sentier funeste</text:p>
      <text:p text:style-name="_3c_l_3e_">Un aspic qui portoit et la rage et la peste,</text:p>
      <text:p text:style-name="_3c_l_3e_"><text:soft-page-break/>Suivant l’ordre du sort, qui sans doute causoit</text:p>
      <text:p text:style-name="_3c_l_3e_">Le feu contagieux d’où son cœur s’embrasoit,</text:p>
      <text:p text:style-name="_3c_l_3e_">Se lança contre moy, qui de plaisir ravie</text:p>
      <text:p text:style-name="_3c_l_3e_">Estimois ce beau jour le plus doux de ma vie.</text:p>
      <text:p text:style-name="_3c_l_3e_">Qui vivois en repos, et qui ne pensois pas</text:p>
      <text:p text:style-name="_3c_l_3e_">Que le Ciel sous des fleurs eust caché mon trepas.</text:p>
      <text:p text:style-name="_3c_l_3e_">Tel que l’on void l’Iris de couleurs éclatantes,</text:p>
      <text:p text:style-name="_3c_l_3e_">Depeindre de son arc les formes apparentes,</text:p>
      <text:p text:style-name="_3c_l_3e_">Tel estoit cet aspic qui sur le dos portoit</text:p>
      <text:p text:style-name="_3c_l_3e_">Dans un verd escailleux où le jaune esclatoit</text:p>
      <text:p text:style-name="_3c_l_3e_">Un noir plein de sueur, qui tombant sur les plantes</text:p>
      <text:p text:style-name="_3c_l_3e_">Faisoit seicher les lys et les roses naissantes,</text:p>
      <text:p text:style-name="_3c_l_3e_">Ses yeux estinceloient de colere et d’horreur,</text:p>
      <text:p text:style-name="_3c_l_3e_">Et gravoit dans l’esprit l’image de la peur.</text:p>
      <text:p text:style-name="_3c_l_3e_">L’on voyoit à travers de sa bouche animee,</text:p>
      <text:p text:style-name="_3c_l_3e_">Noircir de tous costez une épaisse fumee,</text:p>
      <text:p text:style-name="_3c_l_3e_">Mesmes dans le chemin par où son corps glissoit,</text:p>
      <text:p text:style-name="_3c_l_3e_">D’escume et de venin la terre blanchissoit,</text:p>
      <text:p text:style-name="_3c_l_3e_"><text:span text:style-name="_3c_pb_3e_">[33]</text:span>Cent remplis ondoyans faisoient voir sur sa teste</text:p>
      <text:p text:style-name="_3c_l_3e_">L’effroyable rougeur d’une sanglante creste ;</text:p>
      <text:p text:style-name="_3c_l_3e_">Et parmy du poison sa langue qu’il dardoit</text:p>
      <text:p text:style-name="_3c_l_3e_"><text:span text:style-name="T2">É</text:span>pouventoit de loin l’œil qui la regardoit.</text:p>
      <text:p text:style-name="_3c_l_3e_">Cet animal cruel de son venin superbe</text:p>
      <text:p text:style-name="_3c_l_3e_">Conduit par un demon d’écoule dessous l’herbe.</text:p>
      <text:p text:style-name="_3c_l_3e_">Et paroissant d’abord qu’il est proche de moy</text:p>
      <text:p text:style-name="_3c_l_3e_">Fait vous dessus son chef la fureur et l’effroy,</text:p>
      <text:p text:style-name="_3c_l_3e_">Puis se courbant en arc de mesme qu’une fleche</text:p>
      <text:p text:style-name="_3c_l_3e_">Son subtil éguillon dans mon pied faict sa breche</text:p>
      <text:p text:style-name="_3c_l_3e_">Qu’il ne retire point que d’un sensible effort,</text:p>
      <text:p text:style-name="_3c_l_3e_">Il ne laisse dedans la douleur et la mort,</text:p>
      <text:p text:style-name="_3c_l_3e_">Mais le mail qui saisit mon cœur foible et debile</text:p>
      <text:p text:style-name="_3c_l_3e_">M’empesche d’achever ce recit inutile.</text:p>
      <text:p text:style-name="_3c_speaker_3e_">Première Driade</text:p>
      <text:p text:style-name="_3c_l_3e_">Euridice, ma sœur nous abandonnez-vous ?</text:p>
      <text:p text:style-name="_3c_l_3e_">Ne mourez point si tost, vivez pour vostre Espoux.</text:p>
      <text:h text:style-name="Heading_20_3" text:outline-level="3"><text:soft-page-break/>Scène V</text:h>
      <text:p text:style-name="_3c_stage_3e_">Cependant que les Nimphes pleurent sur le corps d’Euridice, Orphée paroist sur un coin venant du sacrifice.</text:p>
      <text:p text:style-name="_3c_speaker_3e_">Première Driade</text:p>
      <text:p text:style-name="_3c_l_3e_"><text:span text:style-name="_3c_pb_3e_">[34]</text:span>Ah ! malheureux Amant, que je plains ta venuë,</text:p>
      <text:p text:style-name="_3c_l_3e_">Helas pour toy sa mort est encore incognuë<text:note text:id="ftn5" text:note-class="footnote"><text:note-citation>5</text:note-citation><text:note-body><text:p text:style-name="Footnote">icognuë</text:p></text:note-body></text:note></text:p>
      <text:p text:style-name="_3c_speaker_3e_">Orphée</text:p>
      <text:p text:style-name="_3c_stage_3e_">(après avoir long-temps ruminé)</text:p>
      <text:p text:style-name="_3c_l_3e_">Un accident fatal qui me poursuit de prés</text:p>
      <text:p text:style-name="_3c_l_3e_">Transforme mes lauriers en de tristes cyprés.</text:p>
      <text:p text:style-name="_3c_l_3e_">Mon Pere en son midy par un mauvais presage</text:p>
      <text:p text:style-name="_3c_l_3e_">D’une sombre vapeur se couvre le visage.</text:p>
      <text:p text:style-name="_3c_l_3e_">La terre sous mes pas parmy ses tremblemens</text:p>
      <text:p text:style-name="_3c_l_3e_">Semble jetter des cris et des mugissemens.</text:p>
      <text:p text:style-name="_3c_l_3e_">L’Enfer a refusé mon dernier sacrifice,</text:p>
      <text:p text:style-name="_3c_l_3e_">Ô Dieux ! Si vous m’aymez, sauvez mon Euridice.</text:p>
      <text:p text:style-name="_3c_l_3e_">Belles Reines des bois, puissances de ces lieux,</text:p>
      <text:p text:style-name="_3c_l_3e_">Qui tirez vostre sang du sang mesme des Dieux,</text:p>
      <text:p text:style-name="_3c_l_3e_">Quel sujet avez-vous de repandre des larmes ?</text:p>
      <text:p text:style-name="_3c_speaker_3e_">Première Driade</text:p>
      <text:p text:style-name="_3c_l_3e_"><text:span text:style-name="_3c_pb_3e_">[35]</text:span>La mort s’en va priver la beauté de ses charmes,</text:p>
      <text:p text:style-name="_3c_l_3e_">Par ce mot cognoissez quelle est nostre douleur.</text:p>
      <text:p text:style-name="_3c_speaker_3e_">Orphée</text:p>
      <text:p text:style-name="_3c_l_3e_">Par ce mot je cognois ma perte et mon malheur,</text:p>
      <text:p text:style-name="_3c_l_3e_">Euridice se meurt ? Ciel qui punis la terre</text:p>
      <text:p text:style-name="_3c_l_3e_">Que ne m’accables-tu<text:note text:id="ftn6" text:note-class="footnote"><text:note-citation>6</text:note-citation><text:note-body><text:p text:style-name="Footnote">accable tu</text:p></text:note-body></text:note> d’un esclat de Tonnerre ?</text:p>
      <text:p text:style-name="_3c_l_3e_">Mais quel Demon cruel me produit tant de maux ?</text:p>
      <text:p text:style-name="_3c_speaker_3e_">Première Driade</text:p>
      <text:p text:style-name="_3c_l_3e_">Le plus pernicieux de tous les animaux.</text:p>
      <text:p text:style-name="_3c_l_3e_">L’esguillon d’un aspic met dans la sepulture</text:p>
      <text:p text:style-name="_3c_l_3e_">L’ouvrage le plus beau qu’ait formé la nature.</text:p>
      <text:p text:style-name="_3c_speaker_3e_">Orphée</text:p>
      <text:p text:style-name="_3c_l_3e_">Barbare Dieu d’Enfer en qui je me fiois,</text:p>
      <text:p text:style-name="_3c_l_3e_">Tu la prends justement, je te sacrifiois.</text:p>
      <text:p text:style-name="_3c_stage_3e_">(à Euridice en la baisant)</text:p>
      <text:p text:style-name="_3c_l_3e_">Ne passez point si tost, vous ne faites que naistre,</text:p>
      <text:p text:style-name="_3c_l_3e_">Quoy ? Dans vostre Orient cessez-vous de paroistre ?</text:p>
      <text:p text:style-name="_3c_l_3e_">La mort, ce Monstre affreux, ne peut point dans ce jour</text:p>
      <text:p text:style-name="_3c_l_3e_"><text:soft-page-break/>Me ravir un tresor que je tiens de l’Amour.</text:p>
      <text:p text:style-name="_3c_speaker_3e_">Euridice</text:p>
      <text:p text:style-name="P24">Son pouvoir absolu va terminer ma vie.</text:p>
      <text:p text:style-name="P25">Orphée</text:p>
      <text:p text:style-name="P24"><text:span text:style-name="_3c_pb_3e_">[36]</text:span>Elle me ravira, si vous m’estes ravie.</text:p>
      <text:p text:style-name="P25">Euridice</text:p>
      <text:p text:style-name="P24">La mort ne veut que moy.</text:p>
      <text:p text:style-name="P25">Orphée</text:p>
      <text:p text:style-name="P24">La barbare me fuit.</text:p>
      <text:p text:style-name="P24">Elle ne me veut pas, mais mon âme la suit.</text:p>
      <text:p text:style-name="P25">Euridice</text:p>
      <text:p text:style-name="P24">Voulez-vous contredire aux puissances Celestes ?</text:p>
      <text:p text:style-name="P25">Orphée</text:p>
      <text:p text:style-name="P24">Je ne les cognois plus, elles me sont funestes.</text:p>
      <text:p text:style-name="P25">Euridice</text:p>
      <text:p text:style-name="P24">C’est de mon triste sort l’inevitable loy.</text:p>
      <text:p text:style-name="P25">Orphée</text:p>
      <text:p text:style-name="P24">Vivez encor un peu, ne mourez point sans moy.</text:p>
      <text:p text:style-name="P25">Euridice</text:p>
      <text:p text:style-name="P24">Vous prolongez mes maux.</text:p>
      <text:p text:style-name="P25">Orphée</text:p>
      <text:p text:style-name="P24">Vous accroissez ma peine.</text:p>
      <text:p text:style-name="P25">Euridice</text:p>
      <text:p text:style-name="P24"><text:span text:style-name="_3c_pb_3e_">[37]</text:span>Vous m’estes rigoureux.</text:p>
      <text:p text:style-name="P25">Orphée</text:p>
      <text:p text:style-name="P24">Vous m’estes inhumaine.</text:p>
      <text:p text:style-name="P25">Euridice</text:p>
      <text:p text:style-name="P24">Le ciel ne le veut pas.</text:p>
      <text:p text:style-name="P25">Orphée</text:p>
      <text:p text:style-name="P24">Le Ciel l’ordonne ainsi.</text:p>
      <text:p text:style-name="P25">Euridice</text:p>
      <text:p text:style-name="P24">L’Enfer me veut avoir.</text:p>
      <text:p text:style-name="P25">Orphée</text:p>
      <text:p text:style-name="P24">Il me demande aussi.</text:p>
      <text:p text:style-name="P25">Euridice</text:p>
      <text:p text:style-name="P24">Cessez de souspirer.</text:p>
      <text:p text:style-name="P25">Orphée</text:p>
      <text:p text:style-name="P24">Ne versez plus de larmes.</text:p>
      <text:p text:style-name="P25">Euridice</text:p>
      <text:p text:style-name="P24">Ne vous affligez point.</text:p>
      <text:p text:style-name="P25">Orphée</text:p>
      <text:p text:style-name="P24">Conservez donc vos charmes.</text:p>
      <text:p text:style-name="P25">Euridice</text:p>
      <text:p text:style-name="P24"><text:soft-page-break/>Mes charmes sont esteints.</text:p>
      <text:p text:style-name="P25">Orphée</text:p>
      <text:p text:style-name="P24">Mes esprits sont blessez.</text:p>
      <text:p text:style-name="P25">Euridice</text:p>
      <text:p text:style-name="P24"><text:span text:style-name="_3c_pb_3e_">[38]</text:span>Mes jours sont achevez.</text:p>
      <text:p text:style-name="P25">Orphée</text:p>
      <text:p text:style-name="P24">Mes plaisirs sont passez.</text:p>
      <text:p text:style-name="P24">Mais Dieux ! elle descend sur la fatale rive</text:p>
      <text:p text:style-name="P24">Des fleuves eternels ombre triste et plaintive.</text:p>
      <text:p text:style-name="_3c_speaker_3e_">Première Driade</text:p>
      <text:p text:style-name="P24">Fauves, Nimphes, Bergers, pleurez amerement</text:p>
      <text:p text:style-name="P24">La Reine des mortels qui meurt innocemment.</text:p>
      <text:p text:style-name="_3c_speaker_3e_">Orphée</text:p>
      <text:p text:style-name="_3c_label_3e_">Plainte d’Orphée</text:p>
      <text:p text:style-name="P24">Belle Reine des cœurs Euridice ma vie,</text:p>
      <text:p text:style-name="P24">Dans l’espace d’un jour est donnee et ravie,</text:p>
      <text:p text:style-name="P24">Beau throsne de l’amour, belle bouche, beaux yeux,</text:p>
      <text:p text:style-name="P24">Vous que je ne tenois que de la main des Dieux,</text:p>
      <text:p text:style-name="P24">Faut-il que par l’effort d’une rage inoüye</text:p>
      <text:p text:style-name="P24">Vous soyez de mon lict si tost evanouye ?</text:p>
      <text:p text:style-name="P24">Et faut-il que la Parque ait mis dans un tombeau</text:p>
      <text:p text:style-name="P24">Ce que jamais le monde avoit veu de plus beau ?</text:p>
      <text:p text:style-name="P24">Helas il le falloit ! puisque la destinne</text:p>
      <text:p text:style-name="P24">Avoir par vostre mort ma fortune bornee,</text:p>
      <text:p text:style-name="P24">Je possedois un bien qui ne m’estoit pas deu,</text:p>
      <text:p text:style-name="P24">Je m’en sentois indigne, aussi je l’ay perdu.</text:p>
      <text:p text:style-name="P24">Vaines prosperitez, qui semblables aux songes,</text:p>
      <text:p text:style-name="P24">Dessous de faux appas cachez tant de mensonges,</text:p>
      <text:p text:style-name="P24"><text:span text:style-name="_3c_pb_3e_">[39]</text:span>Vous pouviez me montrer quel est vostre couroux,</text:p>
      <text:p text:style-name="P24">Vous pouviez me trahir, je dependois de vous,</text:p>
      <text:p text:style-name="P24">Dans le mobile estat des affaires humaines</text:p>
      <text:p text:style-name="P24">Vous paroissez tousjours inconstantes et vaines,</text:p>
      <text:p text:style-name="P24">Et suivant les decrets du Ciel et du destin</text:p>
      <text:p text:style-name="P24">Vous esteignez le soir ce qui naist le matin.</text:p>
      <text:p text:style-name="_3c_speaker_3e_">Première Driade</text:p>
      <text:p text:style-name="P24">Ses plaintes, ses douleurs, ses paroles perduës,</text:p>
      <text:p text:style-name="P24">Et ses larmes icy vainement respanduës,</text:p>
      <text:p text:style-name="P24">Ne luy rendront jamais les clartez du Soleil.</text:p>
      <text:p text:style-name="_3c_speaker_3e_">Orphée</text:p>
      <text:p text:style-name="P24"><text:soft-page-break/>Ô funeste accident ! tu n’as point de pareil.</text:p>
      <text:p text:style-name="P24">Dieux, Euridice est morte ! et sa memoire esteinte</text:p>
      <text:p text:style-name="P24">Parmy le desespoir me reduit à la plainte :</text:p>
      <text:p text:style-name="P24">Non, non, elle vivra tout le temps que mes yeux</text:p>
      <text:p text:style-name="P24">De ce debile corps regarderont les Cieux.</text:p>
      <text:p text:style-name="P24">Et lors que l’on verra sa memoire estouffee</text:p>
      <text:p text:style-name="P24">L’on ne parlera plus de la Lyre d’Orphée ;</text:p>
      <text:p text:style-name="P24">Assis dans un desert en depit du destin,</text:p>
      <text:p text:style-name="P24">Soit que l’Astre du jour paroisse le matin,</text:p>
      <text:p text:style-name="P24">Ou bien que sur le soir dans la Mer il se couche,</text:p>
      <text:p text:style-name="P24">Son nom incessamment sortira de ma bouche.</text:p>
      <text:p text:style-name="P24">Les Rochers et les bois me l’entendront benir,</text:p>
      <text:p text:style-name="P24">Et rien sinon la mort ne le pourra finir.</text:p>
      <text:p text:style-name="_3c_speaker_3e_">Première Driade</text:p>
      <text:p text:style-name="P24"><text:span text:style-name="_3c_pb_3e_">[40]</text:span>Amant infortune ! quelque noire puissance</text:p>
      <text:p text:style-name="P24">Presidoit dans les airs au jour de ta naissance</text:p>
      <text:p text:style-name="_3c_speaker_3e_">Orphée</text:p>
      <text:p text:style-name="P24">Soleil qui m’a laissé ! Dieux qui me trahissez ?</text:p>
      <text:p text:style-name="P24">Fortune qui me perds ? destins qui m’abbaissez ?</text:p>
      <text:p text:style-name="P24">Puis que vous exercez vos rigueurs coustumieres</text:p>
      <text:p text:style-name="P24">N’attendez plus de moy de vœux ny de prieres !</text:p>
      <text:p text:style-name="P24">Je suis en un estat où mes chants desormais</text:p>
      <text:p text:style-name="P24">Et pour vous et pour moy vont finir pour jamais !</text:p>
      <text:p text:style-name="P24">Puisqu’Euridice meurt, ma voix mourra de mesme,</text:p>
      <text:p text:style-name="P24">En suivant le conseil de ma douleur extréme,</text:p>
      <text:p text:style-name="P24">Dans un antre secret la rage qui me suit</text:p>
      <text:p text:style-name="P24">Du reste de mes jours ne fera qu’une nuict.</text:p>
      <text:p text:style-name="P24">Là les noires fureurs me tiendront compagnie ;</text:p>
      <text:p text:style-name="P24">L’enfer me donnera ce que le Ciel me nie ;</text:p>
      <text:p text:style-name="P24">J’y trouveray la mort qui finira mon deüil,</text:p>
      <text:p text:style-name="P24">Et j’y feray bien-tost de mon lict mon cercueil.</text:p>
      <text:p text:style-name="P24">Mais de quelle clarté se couvre l’Hémisphere</text:p>
      <text:p text:style-name="P24">Qui semble dissiper les rayons de mon pere ?</text:p>
      <text:p text:style-name="_3c_speaker_3e_">Première Driade</text:p>
      <text:p text:style-name="P24">Le Soleil qui paroist sur son char lumineux</text:p>
      <text:p text:style-name="P24">S’en va nous annoncer quelque destin heureux.</text:p>
      <text:h text:style-name="Heading_20_3" text:outline-level="3"><text:soft-page-break/>Chanson du Soleil</text:h>
      <text:p text:style-name="_3c_speaker_3e_">Soleil</text:p>
      <text:p text:style-name="_3c_l_3e_"><text:span text:style-name="_3c_pb_3e_">[40a]</text:span>Je suis l’Astre qui fais le jour,</text:p>
      <text:p text:style-name="_3c_l_3e_">Et dont la flame vagabonde</text:p>
      <text:p text:style-name="_3c_l_3e_">Remplis de merveille et d’amour</text:p>
      <text:p text:style-name="_3c_l_3e_">Les Cieux et l’air, la terre et l’onde.</text:p>
      <text:p text:style-name="_3c_l_3e_">J’échauffe tout ce que je voy,</text:p>
      <text:p text:style-name="_3c_l_3e_">Et quand je brûle tout le monde</text:p>
      <text:p text:style-name="_3c_l_3e_">Il n’est rien de plus froid que moy.</text:p>
      <text:p text:style-name="_3c_l_3e_"/>
      <text:p text:style-name="_3c_l_3e_"><text:span text:style-name="_3c_pb_3e_">[40b]</text:span>Je dissipe l’horreur des nuits,</text:p>
      <text:p text:style-name="_3c_l_3e_">Je donne l’ame à toutes choses :</text:p>
      <text:p text:style-name="_3c_l_3e_">C’est moy qui fais mourir les fruicts,</text:p>
      <text:p text:style-name="_3c_l_3e_">Et qui donne l’éclat aux roses ;</text:p>
      <text:p text:style-name="_3c_l_3e_">Les fleurs naissent de mes soupirs,</text:p>
      <text:p text:style-name="_3c_l_3e_">Et si tost qu’elles sont écloses</text:p>
      <text:p text:style-name="_3c_l_3e_">J’en laisse l’empire aux zephirs.</text:p>
      <text:h text:style-name="Heading_20_3" text:outline-level="3">Scène VI</text:h>
      <text:p text:style-name="_3c_stage_3e_">Prière d’Orphée au Soleil</text:p>
      <text:p text:style-name="_3c_speaker_3e_">Orphée</text:p>
      <text:p text:style-name="_3c_label_3e_">Stances</text:p>
      <text:p text:style-name="_3c_l_3e_"><text:span text:style-name="_3c_pb_3e_">[41]</text:span>Vive source de toutes choses,</text:p>
      <text:p text:style-name="_3c_l_3e_">Illustre Prince des Saisons,</text:p>
      <text:p text:style-name="_3c_l_3e_">Unique autheur de tant de causes,</text:p>
      <text:p text:style-name="_3c_l_3e_">Monarque des douze maisons ;</text:p>
      <text:p text:style-name="_3c_l_3e_">Toy que l’on void dans sa carriere</text:p>
      <text:p text:style-name="_3c_l_3e_">Esteindre du Char de lumiere</text:p>
      <text:p text:style-name="_3c_l_3e_">Les Astres qui te font la Cour,</text:p>
      <text:p text:style-name="_3c_l_3e_">Lors que l’Univers qui t’adore</text:p>
      <text:p text:style-name="_3c_l_3e_">Void rougir le tein de l’aurore,</text:p>
      <text:p text:style-name="_3c_l_3e_">En ouvrant les portes du jour.</text:p>
      <text:p text:style-name="_3c_l_3e_"/>
      <text:p text:style-name="_3c_l_3e_">Toy qui laissant ton lict humide,</text:p>
      <text:p text:style-name="_3c_l_3e_">Porte sur l’air journellement,</text:p>
      <text:p text:style-name="_3c_l_3e_">Traisne d’une cource rapide,</text:p>
      <text:p text:style-name="_3c_l_3e_">Le plus chaloureux Element ;</text:p>
      <text:p text:style-name="_3c_l_3e_"><text:span text:style-name="_3c_pb_3e_">[42]</text:span>Toy dont le Ciel est la patrie,</text:p>
      <text:p text:style-name="_3c_l_3e_"><text:soft-page-break/>Toy dont les peuples d’Hyberie,</text:p>
      <text:p text:style-name="_3c_l_3e_">Entendant tous les soirs le bruit,</text:p>
      <text:p text:style-name="_3c_l_3e_">Lors que tes chevaux sous Neptune</text:p>
      <text:p text:style-name="_3c_l_3e_">S’opposent à ceux de la Lune,</text:p>
      <text:p text:style-name="_3c_l_3e_">Pour la naissance de la nuict.</text:p>
      <text:p text:style-name="_3c_l_3e_"/>
      <text:p text:style-name="_3c_l_3e_">Arreste ton trosne de flame,</text:p>
      <text:p text:style-name="_3c_l_3e_">Preste un peu l’oreille à mes vers,</text:p>
      <text:p text:style-name="_3c_l_3e_">Voyant celuy qui te reclame,</text:p>
      <text:p text:style-name="_3c_l_3e_">Rends toy visible à l’univers :</text:p>
      <text:p text:style-name="_3c_l_3e_">La demande que je vais faire,</text:p>
      <text:p text:style-name="_3c_l_3e_">Ne sera point si temeraire,</text:p>
      <text:p text:style-name="_3c_l_3e_">D’esperer que d’authorité</text:p>
      <text:p text:style-name="_3c_l_3e_">Tu fasses que les destinées</text:p>
      <text:p text:style-name="_3c_l_3e_">Sur le declin de mes années</text:p>
      <text:p text:style-name="_3c_l_3e_">Me donnent l’immortalité.</text:p>
      <text:p text:style-name="_3c_l_3e_"/>
      <text:p text:style-name="_3c_l_3e_">Pareil à l’enfant de Climene,</text:p>
      <text:p text:style-name="_3c_l_3e_">Qui pour illustrer ses travaux,</text:p>
      <text:p text:style-name="_3c_l_3e_">Eust autrefois l’ame si vaine</text:p>
      <text:p text:style-name="_3c_l_3e_">Que de pretendre à tes chevaux ;</text:p>
      <text:p text:style-name="_3c_l_3e_">Je ne veux point que mon audace</text:p>
      <text:p text:style-name="_3c_l_3e_">M’obtienne la fatale grace,</text:p>
      <text:p text:style-name="_3c_l_3e_">Qui par un malheur sans pareil,</text:p>
      <text:p text:style-name="_3c_l_3e_">Alluma la voute Celeste</text:p>
      <text:p text:style-name="_3c_l_3e_"><text:span text:style-name="_3c_pb_3e_">[43]</text:span>Parmy l’embrasement funeste</text:p>
      <text:p text:style-name="_3c_l_3e_">Que causa ce jeune Soleil.</text:p>
      <text:p text:style-name="_3c_l_3e_"/>
      <text:p text:style-name="_3c_l_3e_">Mon esperance est mieux bornée ;</text:p>
      <text:p text:style-name="_3c_l_3e_">Je n’ay point cette vanité,</text:p>
      <text:p text:style-name="_3c_l_3e_">Celle que tu m’avois donnée</text:p>
      <text:p text:style-name="_3c_l_3e_">Ne reverra plus ta clarté ;</text:p>
      <text:p text:style-name="_3c_l_3e_">Ses deux lumieres sont esteintes,</text:p>
      <text:p text:style-name="_3c_l_3e_">Je ne veux plus pousser de plaintes</text:p>
      <text:p text:style-name="_3c_l_3e_">Contre l’injustice du sort,</text:p>
      <text:p text:style-name="_3c_l_3e_">Fais donc que ma douleur finisse,</text:p>
      <text:p text:style-name="_3c_l_3e_">Puis que je perds mon Euridice,</text:p>
      <text:p text:style-name="_3c_l_3e_"><text:soft-page-break/>Je ne demande que la mort.</text:p>
      <text:p text:style-name="_3c_l_3e_"/>
      <text:p text:style-name="_3c_l_3e_">Que si par des rigueurs estranges</text:p>
      <text:p text:style-name="_3c_l_3e_">Les Dieux different mon trespas,</text:p>
      <text:p text:style-name="_3c_l_3e_">Et si pour chanter leurs loüanges,</text:p>
      <text:p text:style-name="_3c_l_3e_">Il me faut survivre icy bas ;</text:p>
      <text:p text:style-name="_3c_l_3e_">Fais que l’Enfer inexorable,</text:p>
      <text:p text:style-name="_3c_l_3e_">Une seule fois favorable</text:p>
      <text:p text:style-name="_3c_l_3e_">Redonne Euridice à mes vœux ;</text:p>
      <text:p text:style-name="_3c_l_3e_">Alors mes chants et mes offrandes,</text:p>
      <text:p text:style-name="_3c_l_3e_">Produiront des choses si grandes</text:p>
      <text:p text:style-name="_3c_l_3e_">Que j’estonneray non nepveux.</text:p>
      <text:p text:style-name="_3c_l_3e_"/>
      <text:p text:style-name="_3c_l_3e_"><text:span text:style-name="_3c_pb_3e_">[44]</text:span>Je sçay bien que tu le peus faire,</text:p>
      <text:p text:style-name="_3c_l_3e_">Toy de qui les Rais immortels,</text:p>
      <text:p text:style-name="_3c_l_3e_">Du depuis la quatriesme Sphere<text:note text:id="ftn7" text:note-class="footnote"><text:note-citation>7</text:note-citation><text:note-body><text:p text:style-name="Footnote">Shpere</text:p></text:note-body></text:note>,</text:p>
      <text:p text:style-name="_3c_l_3e_">Esclairent par tous les Autels ;</text:p>
      <text:p text:style-name="_3c_l_3e_">Toy qui des estoilles constantes,</text:p>
      <text:p text:style-name="_3c_l_3e_">Des legeres, et des errantes,</text:p>
      <text:p text:style-name="_3c_l_3e_">Regarde les sablons mouvans,</text:p>
      <text:p text:style-name="_3c_l_3e_">Qui s’eslevent dessus nos testes,</text:p>
      <text:p text:style-name="_3c_l_3e_">Lors que la fureur des tempestes,</text:p>
      <text:p text:style-name="_3c_l_3e_">Fait mourir, et naistre les vents.</text:p>
      <text:p text:style-name="_3c_speaker_3e_">Soleil</text:p>
      <text:p text:style-name="_3c_label_3e_">Response du Soleil</text:p>
      <text:p text:style-name="_3c_l_3e_">Proche du Mont Tenare, un gouffre en Laconie</text:p>
      <text:p text:style-name="_3c_l_3e_">D’où depuis le Cahos la lumiere est bannie,</text:p>
      <text:p text:style-name="_3c_l_3e_">Fait un passage à ceux qui sur l’horrible port</text:p>
      <text:p text:style-name="_3c_l_3e_">Vont porter à Caron le tribut de la mort,</text:p>
      <text:p text:style-name="_3c_l_3e_">Là les fourneaux d’Enfer les plus noires fumees</text:p>
      <text:p text:style-name="_3c_l_3e_">Enveloppent tousjours les Roches enflammées,</text:p>
      <text:p text:style-name="_3c_l_3e_">Et poussant hors de l’antre un air contagieux</text:p>
      <text:p text:style-name="_3c_l_3e_">Infectent les Oyseaux, et font palir les Dieux.</text:p>
      <text:p text:style-name="_3c_l_3e_">Par des sentiers obscurs cette affreuse caverne</text:p>
      <text:p text:style-name="_3c_l_3e_">T’ouvrira le chemin des Palais de L’averne,</text:p>
      <text:p text:style-name="_3c_l_3e_">Descends par cet endroit dans le triste sejour,</text:p>
      <text:p text:style-name="_3c_l_3e_"><text:soft-page-break/>Prenant pour t’esclairer le flambeau de l’amour ;</text:p>
      <text:p text:style-name="_3c_l_3e_">Et puis ayant passé dans les fatales plaines,</text:p>
      <text:p text:style-name="_3c_l_3e_">De ses peuples legers, qui sont des ombres vaines,</text:p>
      <text:p text:style-name="_3c_l_3e_"><text:span text:style-name="_3c_pb_3e_">[45]</text:span>Rends toy dans le Palais de ce Dieu sousterrain</text:p>
      <text:p text:style-name="_3c_l_3e_">Qui regne dans les feux sur un trosne d’airain.</text:p>
      <text:p text:style-name="_3c_l_3e_">Depeins luy tes malheurs par paroles charmantes ;</text:p>
      <text:p text:style-name="_3c_l_3e_">Forme pour le toucher des plaines eloquentes ;</text:p>
      <text:p text:style-name="_3c_l_3e_">Et par fortes raisons preuve qu’injustement</text:p>
      <text:p text:style-name="_3c_l_3e_">Il ferme ton amante au creux du monument ;</text:p>
      <text:p text:style-name="_3c_l_3e_">D’abord tu le verras d’un œil sombre et severe,</text:p>
      <text:p text:style-name="_3c_l_3e_">Animé de dépit et remply de colere,</text:p>
      <text:p text:style-name="_3c_l_3e_">Secoüant dans les mains un Sceptre ensanglanté,</text:p>
      <text:p text:style-name="_3c_l_3e_">Ne respirer qu’horreur, et qu’inhumanité.</text:p>
      <text:p text:style-name="_3c_l_3e_">Mais sans t’espouventer d’un stile magnifique,</text:p>
      <text:p text:style-name="_3c_l_3e_">Calme la cruauté d’un Dieu si tyrannique.</text:p>
      <text:p text:style-name="_3c_l_3e_">S’il paroist immobile à ta juste douleur,</text:p>
      <text:p text:style-name="_3c_l_3e_">Peut-estre que ta voix adoucira son cœur ;</text:p>
      <text:p text:style-name="_3c_l_3e_">Car je luy donneray de la cime des nuës</text:p>
      <text:p text:style-name="_3c_l_3e_">Jusqu’au fonds des Enfers des vertus incogneuës.</text:p>
      <text:p text:style-name="_3c_speaker_3e_">Orphée</text:p>
      <text:p text:style-name="_3c_l_3e_">Sacré Pare du temps, ame de l’Univers,</text:p>
      <text:p text:style-name="_3c_l_3e_">Qui montrez les beautez de tant d’objets divers :</text:p>
      <text:p text:style-name="_3c_l_3e_">C’est bien avec raison qu’<text:span text:style-name="T2">É</text:span>licon vous implore,</text:p>
      <text:p text:style-name="_3c_l_3e_">Que Pinde vous cherit, que Delos vous adore.</text:p>
      <text:p text:style-name="_3c_l_3e_">Le sort vous a commis sur ses justes decrets,</text:p>
      <text:p text:style-name="_3c_l_3e_">L’on ne voit point paroistre au monde de Forests,</text:p>
      <text:p text:style-name="_3c_l_3e_">Aux Forests il n’est point de vigoureuse plante :</text:p>
      <text:p text:style-name="_3c_l_3e_">Sur la plante il n’est point de branche verdoyante,</text:p>
      <text:p text:style-name="_3c_l_3e_">Dans la branche il n’est point de feuille ny de fleur,</text:p>
      <text:p text:style-name="_3c_l_3e_"><text:span text:style-name="_3c_pb_3e_">[46]</text:span>Dans la fleur et la fueille il n’est point de fruit meur,</text:p>
      <text:p text:style-name="_3c_l_3e_">Dans le fruit il n’est point de secrette semence :</text:p>
      <text:p text:style-name="_3c_l_3e_">Mesme dans la semence il n’est point de substance,</text:p>
      <text:p text:style-name="_3c_l_3e_">Et parmi la substance il n’est rien de si doux</text:p>
      <text:p text:style-name="_3c_l_3e_">Que la terre aujourd’huy ne possede par vous.</text:p>
      <text:p text:style-name="_3c_speaker_3e_">Le soleil</text:p>
      <text:p text:style-name="P7">Je sçay depuis long-temps quel amour et quel zele</text:p>
      <text:p text:style-name="P7">T’accompagnent tousjours pour ma gloire immortelle,</text:p>
      <text:p text:style-name="P7"><text:soft-page-break/>Mais va trouver Pluton, et sans plus differer</text:p>
      <text:p text:style-name="P7">Demande-luy le bien que tu peux esperer.</text:p>
      <text:p text:style-name="P7">Adieu. Du Ciel roulant la course vagabonde</text:p>
      <text:p text:style-name="P7">Oblige mes chevaux à se plonger dans l’onde.</text:p>
      <text:p text:style-name="_3c_speaker_3e_">Orphée</text:p>
      <text:p text:style-name="_3c_stage_3e_">aux Nymphes en se levant</text:p>
      <text:p text:style-name="P7">Vous jusqu’à mon retour conservez ce beau corps</text:p>
      <text:p text:style-name="P7">Où l’amour avoit mis ses plus rares tresors ;</text:p>
      <text:p text:style-name="P7">Tandis que je m’en vais dans les Palais funebres</text:p>
      <text:p text:style-name="P7">Du superbe Tyran qui regit les tenebres,</text:p>
      <text:p text:style-name="P7">Avec intention de ne plus vous revoir,</text:p>
      <text:p text:style-name="P7">Si je ne puis flechir son barbare pouvoir.</text:p>
      <text:h text:style-name="Heading_20_1" text:outline-level="1">Acte III</text:h>
      <text:h text:style-name="Heading_20_2" text:outline-level="2">Scène première</text:h>
      <text:p text:style-name="_3c_stage_3e_">Aristée sort de fureur et se defait d’Arcas et d’Ergaste, qui le veulent retenir</text:p>
      <text:p text:style-name="_3c_speaker_3e_">Aristée</text:p>
      <text:p text:style-name="_3c_l_3e_"><text:span text:style-name="_3c_pb_3e_"><text:span text:style-name="T3">[47]</text:span></text:span>Non non, <text:span text:style-name="T3">retirez-vous, la douleur me transporte,</text:span></text:p>
      <text:p text:style-name="P7">Je me consoleray quand Euridice est morte,</text:p>
      <text:p text:style-name="P7">Apres avoir perdu cette rare beauté</text:p>
      <text:p text:style-name="P7">Par ma propre malice et par ma cruauté,</text:p>
      <text:p text:style-name="P7">Oserois-je penser à prolonger ma vie ?</text:p>
      <text:p text:style-name="P7">Mourons, mourons plutost, l’honneur nous y convie.</text:p>
      <text:p text:style-name="P7">Ô rages qui pouvez perdre les criminels,</text:p>
      <text:p text:style-name="P7">Employez de sur moy vos bourreaux eternels ;</text:p>
      <text:p text:style-name="P7">Venez saisir mon cœur, exercez vos supplices,</text:p>
      <text:p text:style-name="P7">Appellez les Demons, vos funestes complices,</text:p>
      <text:p text:style-name="P7">Ramassez tous les maux desquels vos vous servez,</text:p>
      <text:p text:style-name="P8">Pour la punition de ceux que vous suivez.</text:p>
      <text:p text:style-name="P8"><text:span text:style-name="_3c_pb_3e_"><text:span text:style-name="T3">[4</text:span></text:span><text:span text:style-name="_3c_pb_3e_">8</text:span><text:span text:style-name="_3c_pb_3e_"><text:span text:style-name="T3">]</text:span></text:span>Et faites que le Ciel d’un esclat de sa foudre</text:p>
      <text:p text:style-name="P8">Convertisse mon corps en des monceaux de poudre.</text:p>
      <text:p text:style-name="P8">Irritez son courroux, attirez sa fureur,</text:p>
      <text:p text:style-name="P8">Et tout ce qui comme moy d’un crime abominable</text:p>
      <text:p text:style-name="P8">Perdent ce que le monde a de plus adorable.</text:p>
      <text:p text:style-name="P8">Enfin n’espargnés rien pour perdre un malheureux,</text:p>
      <text:p text:style-name="P8">Suscitez moy la mort, c’est tout ce que je veux.</text:p>
      <text:p text:style-name="P8">Mais la rage, n’a pas desir de me poursuivre,</text:p>
      <text:p text:style-name="P8"><text:soft-page-break/>Pour me mieux traverser, elle me laisse vivre,</text:p>
      <text:p text:style-name="P8">Elle agit bien sur moy mais c’est si lentement</text:p>
      <text:p text:style-name="P8">Qu’on void bien qu’elle veut prolonger mon tourment,</text:p>
      <text:p text:style-name="P8">Et que pour me punir sa vengeance m’imprime</text:p>
      <text:p text:style-name="P8">Le sanglant souvenir d’avoir commis un crime.</text:p>
      <text:p text:style-name="P8">Toutesfois en mourant execrable affronteur,</text:p>
      <text:p text:style-name="P8">Infame Eurimedon qui me fus si menteur,</text:p>
      <text:p text:style-name="P8">J’invoqueray sur toy la justice Celeste,</text:p>
      <text:p text:style-name="P8">Puis que pour me vanger c’est tout ce qui me reste.</text:p>
      <text:p text:style-name="P8">Le jour que je commis un malheureux peché,</text:p>
      <text:p text:style-name="P8">Lors que je te fus voir en ton antre caché,</text:p>
      <text:p text:style-name="P8">Meschant tu me disois d’une langue rusee,</text:p>
      <text:p text:style-name="P8">Que tu me vangerois de ma foy mesprisee.</text:p>
      <text:p text:style-name="P8">Mais tu ne disois pas qu’Euridice seroit</text:p>
      <text:p text:style-name="P8">L’innocente vertu que ton bras frapperoit ;</text:p>
      <text:p text:style-name="P8">N’y qu’un aspic contrainct par l’effort de tes charmes</text:p>
      <text:p text:style-name="P8">Luy donnant le trespas me causeroit des larmes.</text:p>
      <text:p text:style-name="_3c_speaker_3e_">Arcas</text:p>
      <text:p text:style-name="P9"><text:span text:style-name="_3c_pb_3e_"><text:span text:style-name="T3">[4</text:span></text:span><text:span text:style-name="_3c_pb_3e_">9</text:span><text:span text:style-name="_3c_pb_3e_"><text:span text:style-name="T3">]</text:span></text:span>Que je plains ton mal-heur, Berger infortuné.</text:p>
      <text:p text:style-name="P9">Amant trop hazardeux sous quel astre es-tu né ?</text:p>
      <text:p text:style-name="_3c_speaker_3e_">Aristée</text:p>
      <text:p text:style-name="_3c_stage_3e_">en fureur</text:p>
      <text:p text:style-name="P9">Ah Dieux ! injustes Dieux, qui cognoissez ma peine,</text:p>
      <text:p text:style-name="P9">Pere de la lumiere, et vous belle Cireyne,</text:p>
      <text:p text:style-name="P9">Comme permettez-vous qu’un Démon irrité</text:p>
      <text:p text:style-name="P9">Renverse mon repos et ma prosperité ?</text:p>
      <text:p text:style-name="P9">Sont-ce là les faveurs ? est-ce là ceste grace</text:p>
      <text:p text:style-name="P9">Que vous distribuez à ceux de vostre race ?</text:p>
      <text:p text:style-name="P9">Si j’offence aujourd’huy vostre sacré pouvoir,</text:p>
      <text:p text:style-name="P9">Si je manque pour vous d’amour ou de devoir,</text:p>
      <text:p text:style-name="P9">Que ne m’accablez-vous d’un plus cruel suplice ?</text:p>
      <text:p text:style-name="P9">Vous n’estes pas vangez en perdant Euridice.</text:p>
      <text:p text:style-name="P10">Arrachez mes moissons du milieu des guerets,</text:p>
      <text:p text:style-name="P10">Changez en un desert mes plus sainctes Forests ;</text:p>
      <text:p text:style-name="P10">Ou bien faisant secher l’herbe dans mes prairies,</text:p>
      <text:p text:style-name="P10">Consommez tous mes grains, avec mes Bergeries ;</text:p>
      <text:p text:style-name="P10">Faites fondre en ce lieu des oyseaux estrangers</text:p>
      <text:p text:style-name="P10">Pour gaster tant de fruicts qui sont dans mes vergers ;</text:p>
      <text:p text:style-name="P10"><text:soft-page-break/>Et meslant du venin sur mes roses vermeilles,</text:p>
      <text:p text:style-name="P10">Pour me punir d’un crime infectés mes abeilles.</text:p>
      <text:p text:style-name="_3c_l_3e_">Alors sans <text:span text:style-name="T4">murmurer je seray mal-heureux,</text:span></text:p>
      <text:p text:style-name="P10">Et mon sort me sera moins desadvantageux.</text:p>
      <text:p text:style-name="P30">Il s’en va precipiter<text:note text:id="ftn8" text:note-class="footnote"><text:note-citation>8</text:note-citation><text:note-body><text:p text:style-name="P28">Sic</text:p></text:note-body></text:note>.</text:p>
      <text:p text:style-name="_3c_speaker_3e_">Ergaste</text:p>
      <text:p text:style-name="P10"><text:span text:style-name="_3c_pb_3e_"><text:span text:style-name="T3">[</text:span></text:span><text:span text:style-name="_3c_pb_3e_">50</text:span><text:span text:style-name="_3c_pb_3e_"><text:span text:style-name="T3">]</text:span></text:span>Arcas, il va mourir, divertissons l’Envie</text:p>
      <text:p text:style-name="P10">Qui porte son esprit à le priver de vie.</text:p>
      <text:h text:style-name="Heading_20_2" text:outline-level="2">Scène II</text:h>
      <text:p text:style-name="P30">La toille s’abaisse et le rivage de l’Acheron paroist.</text:p>
      <text:p text:style-name="P2">Orphée</text:p>
      <text:p text:style-name="_3c_stage_3e_">seul au bord de l’Acheron</text:p>
      <text:p text:style-name="P10">Enfin je suis venu dans l’horrible sejour</text:p>
      <text:p text:style-name="P10">Où ne peut penetrer le bel astre du jour.</text:p>
      <text:p text:style-name="P10">C’est icy que la mort en sa plus vive image</text:p>
      <text:p text:style-name="P10">Se presente aux mortels qui luy rendent hommage,</text:p>
      <text:p text:style-name="P10">Et qu’elle leur fait voir que ses superbes loix</text:p>
      <text:p text:style-name="P10">Frappent quant il luy plaist la personne des Rois ;</text:p>
      <text:p text:style-name="P10">Par delà ce Rocher sont les maudites plaines</text:p>
      <text:p text:style-name="P10">Où l’Enfer fait sentir ses plus cruelles peines ;</text:p>
      <text:p text:style-name="P10">Le Cocitte puant plus fort que des ramparts</text:p>
      <text:p text:style-name="P10">Par neuf larges replis le ceint de toutes parts,</text:p>
      <text:p text:style-name="P10">Qui font cognoistre assez aux manes qui descendent</text:p>
      <text:p text:style-name="P10">L’importance du lieu que leurs ondes deffendent.</text:p>
      <text:p text:style-name="_3c_stage_3e_">Des Espris paroissent qui vont le long du rivage.</text:p>
      <text:p text:style-name="_3c_l_3e_">Mais d’où <text:span text:style-name="T4">vient que je vois tant d’esprits assemblez</text:span></text:p>
      <text:p text:style-name="P10">Qui vont le long des eaux, et qui semblent troublez ?</text:p>
      <text:p text:style-name="P11"><text:span text:style-name="_3c_pb_3e_"><text:span text:style-name="T3">[5</text:span></text:span><text:span text:style-name="_3c_pb_3e_">1</text:span><text:span text:style-name="_3c_pb_3e_"><text:span text:style-name="T3">]</text:span></text:span>Sans doute ce sont ceux à qui les destinées</text:p>
      <text:p text:style-name="P11">Ont ordonné d’errer le cours de cent années ;</text:p>
      <text:p text:style-name="P11">Et pour qui les parents par d’estranges malheurs</text:p>
      <text:p text:style-name="P11">N’ont peu sur le tombeau faire couler des pleurs.</text:p>
      <text:h text:style-name="Heading_20_2" text:outline-level="2">Scène III</text:h>
      <text:p text:style-name="_3c_stage_3e_">La Barque de Caron paroist.</text:p>
      <text:p text:style-name="P3">Caron</text:p>
      <text:p text:style-name="P12">D’où vient qu’en abordant prés de ses Roches sombres ?</text:p>
      <text:p text:style-name="P12">Je vois un corps vivant au milieu de tant d’ombres ?</text:p>
      <text:p text:style-name="P12">Seroit-il descendu pour forcer les Enfers ?</text:p>
      <text:p text:style-name="P12"><text:soft-page-break/>Ou bien pour delivrer les Titans de leurs fers ?</text:p>
      <text:p text:style-name="P12">S’il pouvoit concevoir un dessein si perfide</text:p>
      <text:p text:style-name="P12">Il s’en sortiroit pas comme autrefois Alcide.</text:p>
      <text:p text:style-name="_3c_stage_3e_">Il aborde.</text:p>
      <text:p text:style-name="P12">Esprits de qui la cendre est dessous le tombeau,</text:p>
      <text:p text:style-name="P12">Entrez dedans ma Barque, et traversez cette eau.</text:p>
      <text:p text:style-name="_3c_stage_3e_">Ils entrent. Orphée veut entrer et Caron le repousse.</text:p>
      <text:p text:style-name="_3c_speaker_3e_">Orphée</text:p>
      <text:p text:style-name="P13"><text:span text:style-name="_3c_pb_3e_"><text:span text:style-name="T3">[52]</text:span></text:span>Non, non, <text:span text:style-name="T5">ne craignez rien, le subjet qui m’ameine</text:span></text:p>
      <text:p text:style-name="P12">N’est point pour enlever vostre pudique Reyne,</text:p>
      <text:p text:style-name="P12">Je ne suis point armé.</text:p>
      <text:p text:style-name="_3c_speaker_3e_">Caron</text:p>
      <text:p text:style-name="P12">Esloignez-vous d’icy,</text:p>
      <text:p text:style-name="P12">Vous vous imaginez qu’on peut passer ainsi,</text:p>
      <text:p text:style-name="P12">Hercule malgré moy vint dedans cette barque,</text:p>
      <text:p text:style-name="P12">Mais cét audacieux auroit forcé la Parque.</text:p>
      <text:p text:style-name="_3c_speaker_3e_">Orphée</text:p>
      <text:p text:style-name="_3c_stage_3e_">tout bas.</text:p>
      <text:p text:style-name="P12">Les plus fortes raisons ne le peuvent toucher,</text:p>
      <text:p text:style-name="P12">Il est inexorable et plus dur qu’un Rocher,</text:p>
      <text:p text:style-name="P12">Ma voix montrez icy vos douceurs nompareilles</text:p>
      <text:p text:style-name="P12">Vous toucherez son cœur en frappant ses oreilles.</text:p>
      <text:p text:style-name="_3c_label_3e_">Chanson d’Orphée</text:p>
      <text:p text:style-name="P12">Vieil Nocher de ses rives sombres,</text:p>
      <text:p text:style-name="P12">Qui passe le peuple et les Rois,</text:p>
      <text:p text:style-name="P12">Change tes invincibles lois,</text:p>
      <text:p text:style-name="P12">Et me reçois parmy les ombres,</text:p>
      <text:p text:style-name="P12">Ou bien si tu ne peux un vivant recevoir,</text:p>
      <text:p text:style-name="P12">La douleur et la mort vont faire leur devoir.</text:p>
      <text:p text:style-name="_3c_stage_3e_">Caron laisse tomber ses rames et demeure pasmé sur la poupe de son vaisseau.</text:p>
      <text:p text:style-name="_3c_speaker_3e_">Caron</text:p>
      <text:p text:style-name="_3c_l_3e_"><text:span text:style-name="_3c_pb_3e_"><text:span text:style-name="T3">[5</text:span></text:span><text:span text:style-name="_3c_pb_3e_">3</text:span><text:span text:style-name="_3c_pb_3e_"><text:span text:style-name="T3">]</text:span></text:span>Ô to<text:span text:style-name="T5">y</text:span> qui que tu <text:span text:style-name="T5">sois, de la terre ou des Cieux,</text:span></text:p>
      <text:p text:style-name="P12">Qui quitte le Soleil pour descendre en ces lieux,</text:p>
      <text:p text:style-name="P12">Il faut asseurement qu’au jour de ta naissance</text:p>
      <text:p text:style-name="P12">Jupiter t’ait donné quelque grande puissance.</text:p>
      <text:p text:style-name="P12">Tes chants harmonieux m’ont ravi tellement</text:p>
      <text:p text:style-name="P12">Que je trouve mon corps perclus de mouvement,</text:p>
      <text:p text:style-name="P12">Entre, car j’y consents, esprits faites luy place.</text:p>
      <text:p text:style-name="_3c_speaker_3e_">Orphée</text:p>
      <text:p text:style-name="P14">Que mon cœur est ravy d’obtenir cette grace.</text:p>
      <text:p text:style-name="_3c_speaker_3e_"><text:soft-page-break/>Caron</text:p>
      <text:p text:style-name="_3c_stage_3e_">aux Esprits, les sortant de sa Barque.</text:p>
      <text:p text:style-name="P14">Vous jusques à mon retour, demeurez sur ce bord,</text:p>
      <text:p text:style-name="P14">Je ne puis pas mesler la vie avec la mort.</text:p>
      <text:p text:style-name="_3c_stage_3e_">Les Esprits sortent.</text:p>
      <text:h text:style-name="Heading_20_2" text:outline-level="2">Scène 4</text:h>
      <text:p text:style-name="_3c_stage_3e_">Apres estre arrivés sur le milieu du fleuve, Caron trouve à propos d’instruire Orphée du chemin qu’il doit tenir, et pour ce il arreste sa Barque.</text:p>
      <text:p text:style-name="_3c_speaker_3e_">Caron</text:p>
      <text:p text:style-name="_3c_l_3e_"><text:span text:style-name="_3c_pb_3e_"><text:span text:style-name="T3">[5</text:span></text:span><text:span text:style-name="_3c_pb_3e_">4</text:span><text:span text:style-name="_3c_pb_3e_"><text:span text:style-name="T3">]</text:span></text:span>Puis qu’il plaist au destin de vous faire un passage</text:p>
      <text:p text:style-name="_3c_l_3e_">Parmy <text:span text:style-name="T6">ce deplorable et funeste rivage,</text:span></text:p>
      <text:p text:style-name="P14">Et que vous traversez par vos charmans accords</text:p>
      <text:p text:style-name="P14">Un lieu qu’on ne void point sous la forme du corps,</text:p>
      <text:p text:style-name="P14">Apprenez le chemin et la route certaine</text:p>
      <text:p text:style-name="P14">Que vous devez tenir.</text:p>
      <text:p text:style-name="_3c_speaker_3e_">Orphée</text:p>
      <text:p text:style-name="P14">Si vous prenez la peine</text:p>
      <text:p text:style-name="P14">De m’en entretenir, ce soing officieux</text:p>
      <text:p text:style-name="P14">Trouvera dans Orphée un cœur Religieux.</text:p>
      <text:p text:style-name="_3c_speaker_3e_">Caron</text:p>
      <text:p text:style-name="P14">Alors que vous serez sur la rive prochaine,</text:p>
      <text:p text:style-name="P14">Vous serez transporté d’une frayeur soudaine,</text:p>
      <text:p text:style-name="P14"><text:span text:style-name="_3c_pb_3e_"><text:span text:style-name="T3">[5</text:span></text:span><text:span text:style-name="_3c_pb_3e_">5</text:span><text:span text:style-name="_3c_pb_3e_"><text:span text:style-name="T3">]</text:span></text:span>Par les Monstres hideux que vous rencontrerez,</text:p>
      <text:p text:style-name="P14">Et par les noirs objets que vous regarderez ;</text:p>
      <text:p text:style-name="P14">D’abord il faut passer une porte assez large,</text:p>
      <text:p text:style-name="P14">Qu’on ne repasse plus et dont Cerbere a charge,</text:p>
      <text:p text:style-name="P14">Qui par ses trois gosiers vomissant sa fureur</text:p>
      <text:p text:style-name="P14">Porte dans les esprits une estrange terreur.</text:p>
      <text:p text:style-name="P14">Sur le sueil prez de luy, la colere et la plainte,</text:p>
      <text:p text:style-name="P14">Considerent la rage opposée à la crainte,</text:p>
      <text:p text:style-name="P14">La mort assise aupres du sommeil son parent</text:p>
      <text:p text:style-name="P14">D’un seul coup de sa faux calme leur different,</text:p>
      <text:p text:style-name="P14">Et carresse tousjours l’assassin et la guerre,</text:p>
      <text:p text:style-name="P14">comme les Lieutenans qu’elle met sur la terre.</text:p>
      <text:p text:style-name="P14">À quelque pas de là, la vieillesse au teint blanc</text:p>
      <text:p text:style-name="P14">Montre ses cheveux gris et descouvre son flanc,</text:p>
      <text:p text:style-name="P14">Et rit incessamment de voir pester l’Envie,</text:p>
      <text:p text:style-name="P14">Contre tant de mortels qu’elle conserve en vie.</text:p>
      <text:p text:style-name="P14"><text:soft-page-break/>Vous y rencontrerez l’Hyver plein de soucy,</text:p>
      <text:p text:style-name="P14">Qui demeure en un coing paresseux et trancy,</text:p>
      <text:p text:style-name="P14">Tousjours environné des douleurs homicides,</text:p>
      <text:p text:style-name="P14">Et de trois licts de fer où sont le Eumenides.</text:p>
      <text:p text:style-name="_3c_speaker_3e_">Orphée</text:p>
      <text:p text:style-name="P14">Toutes ces visions peuvent espouventer</text:p>
      <text:p text:style-name="P14">Quiconque dans ce lieu vous viendroit affronter.</text:p>
      <text:p text:style-name="_3c_speaker_3e_">Caron</text:p>
      <text:p text:style-name="P14">Vous venez sous l’adveu de quelque Dieu Celeste,</text:p>
      <text:p text:style-name="P14">Vous ne pouvez rien craindre escoutez ce qui reste ;</text:p>
      <text:p text:style-name="P14"><text:span text:style-name="_3c_pb_3e_"><text:span text:style-name="T3">[5</text:span></text:span><text:span text:style-name="_3c_pb_3e_">6</text:span><text:span text:style-name="_3c_pb_3e_"><text:span text:style-name="T3">]</text:span></text:span>Au delà du portail s’eslevent deux ormeaux</text:p>
      <text:p text:style-name="P14">Dont la vaste estenduë et les larges rameaux</text:p>
      <text:p text:style-name="P14">Couvrent un vilain Lac, sur qui l’on voit des ames</text:p>
      <text:p text:style-name="P14">Errer à la mercy dans des ondes de flames.</text:p>
      <text:p text:style-name="P14">Sur ses arbres cruels tous les songes perchez,</text:p>
      <text:p text:style-name="P14">Sans estre par les vents de leurs troncs arrachez,</text:p>
      <text:p text:style-name="P14">Presentent aux damnez de si fausses images,</text:p>
      <text:p text:style-name="P14">Qu’ils croyent voir des bourreaux et des nouvelles rages.</text:p>
      <text:p text:style-name="P14">Autour <text:s/><text:span text:style-name="T7">du mesme Lac, mille monstres divers</text:span></text:p>
      <text:p text:style-name="P15">Semble contribuer à leurs desseins pervers,</text:p>
      <text:p text:style-name="P15">Et contraindre leur veuë à voir des corps enormes,</text:p>
      <text:p text:style-name="P15">Et les membres affreux dont ils n’ont que les formes.</text:p>
      <text:p text:style-name="_3c_speaker_3e_">Orphée</text:p>
      <text:p text:style-name="P15">Hélas que dites vous ! Dieux que je suis faché</text:p>
      <text:p text:style-name="P15">De voir à quel malheur les reduit le peché !</text:p>
      <text:p text:style-name="_3c_speaker_3e_">Caron</text:p>
      <text:p text:style-name="P15">L’on y voit une Scylle en des chiens transfomée,</text:p>
      <text:p text:style-name="P15">L’espouventable crin du Lyon de Nesmée ;</text:p>
      <text:p text:style-name="P15">Le Serpent qu’autrefois l’invincible Jason</text:p>
      <text:p text:style-name="P15">Mit à mort quand il fut conquerir la Toison.</text:p>
      <text:p text:style-name="P15">Cet enfant de Vulcain qui n’avoit point de mere,</text:p>
      <text:p text:style-name="P15">Les Jumens qui mangeoient le cadavre d’Abdere,</text:p>
      <text:p text:style-name="P15">Des Centares, des Linx, Briaree à cent brac,</text:p>
      <text:p text:style-name="P15">Qui sembloit deffier les Dieux et le trespas,</text:p>
      <text:p text:style-name="P15"><text:span text:style-name="_3c_pb_3e_"><text:span text:style-name="T3">[5</text:span></text:span><text:span text:style-name="_3c_pb_3e_">7</text:span><text:span text:style-name="_3c_pb_3e_"><text:span text:style-name="T3">]</text:span></text:span>Et qui pour s’élever des plus basses campagnes,</text:p>
      <text:p text:style-name="P15">Porta dedans le Ciel le sommet des montagnes,</text:p>
      <text:p text:style-name="P15">En vous voyant paroistre ils courront dessus vous,</text:p>
      <text:p text:style-name="P15">Hurlans en apparence et remplis de courroux,</text:p>
      <text:p text:style-name="P15"><text:soft-page-break/>Mais sans vous estonner de leurs troupes farouches</text:p>
      <text:p text:style-name="P15">Usez de cette voix qui faict mouvoir les souches,</text:p>
      <text:p text:style-name="P15">D’abord ils tomberont perclus de mouvement.</text:p>
      <text:p text:style-name="_3c_speaker_3e_">Orphée</text:p>
      <text:p text:style-name="P15">Ce salutaire advis m’oblige infiniment.</text:p>
      <text:p text:style-name="_3c_speaker_3e_">Caron</text:p>
      <text:p text:style-name="P15">Les ayant arrestez avec fort peu de peine</text:p>
      <text:p text:style-name="P15">Il faut long-temps errer dans une vaste plaine,</text:p>
      <text:p text:style-name="P15">Ou ceux de qui les mains par le sanglant effort</text:p>
      <text:p text:style-name="P15">D’un cruel desespoir precipitent le sort,</text:p>
      <text:p text:style-name="P15">Viennent prés de Minos recevoir le supplice,</text:p>
      <text:p text:style-name="P15">Et tout le bastiment qu’il plaist à sa justice ;</text:p>
      <text:p text:style-name="P15">De là vous entrerez dans un bois escarté</text:p>
      <text:p text:style-name="P15">Que l’on diroit qu’amour à luy-mesme planté</text:p>
      <text:p text:style-name="P15">Pour servir de retraite à ceux à qui ses fleches</text:p>
      <text:p text:style-name="P15">Ont fait quand il vivoient d’inevitables breches.</text:p>
      <text:p text:style-name="P15">Là l’on conserve encor en depit du cercueil</text:p>
      <text:p text:style-name="P15">La memoire, les traits et la beauté d’un œil ;</text:p>
      <text:p text:style-name="P15">Tousjours les passions agitent la pensee,</text:p>
      <text:p text:style-name="P15">Et n’en sortent jamais dés que l’ame est blessee.</text:p>
      <text:p text:style-name="P15">Si bien que vous verrez presque à chaque moment,</text:p>
      <text:p text:style-name="P15">Souspirer une Amante en cherchant son Amant.</text:p>
      <text:p text:style-name="P15"><text:span text:style-name="_3c_pb_3e_"><text:span text:style-name="T3">[5</text:span></text:span><text:span text:style-name="_3c_pb_3e_">8</text:span><text:span text:style-name="_3c_pb_3e_"><text:span text:style-name="T3">]</text:span></text:span>Qui par d’autres costez d’une voix enflammées</text:p>
      <text:p text:style-name="P15">Fait retenir le nom de la personne aymée.</text:p>
      <text:p text:style-name="P15">Passant un peu plus loin vous verrez les guerriers</text:p>
      <text:p text:style-name="P15">Que le monde autrefois a couvert de lauriers :</text:p>
      <text:p text:style-name="P15">Et de qui la valeur aux hommes redoutable,</text:p>
      <text:p text:style-name="P15">A choisi dessous terre un lieu considerable.</text:p>
      <text:p text:style-name="P15">Tous ceux qui perissans pour un juste subjet,</text:p>
      <text:p text:style-name="P15">Ont tousjours eu la gloire et l’honneur pour objet.</text:p>
      <text:p text:style-name="P15">Tous ceux qui defendant l’enclos de leurs murailles</text:p>
      <text:p text:style-name="P15">Ont pour leurs Citoyons emporté des batailles.</text:p>
      <text:p text:style-name="P15">Tous ceux qui dans l’assaut sur le bord d’un fossé</text:p>
      <text:p text:style-name="P15">Ont genereusement l’ennemy repoussé,</text:p>
      <text:p text:style-name="P15">Reposent dans ces lieux goustans mille delices ;</text:p>
      <text:p text:style-name="P15">Boyent proche de là dedant d’estranges suplices</text:p>
      <text:p text:style-name="P15">Ceux qui trop amoureux de leur propre tresor,</text:p>
      <text:p text:style-name="P15"><text:soft-page-break/>Ont vendu leur pays pour acquerir de l’or.</text:p>
      <text:p text:style-name="_3c_speaker_3e_">Orphée</text:p>
      <text:p text:style-name="P15">Ah ! Veritablement ses ames genereuses</text:p>
      <text:p text:style-name="P15">Mertient d’habiter des plaines bien-heureuses.</text:p>
      <text:p text:style-name="_3c_speaker_3e_">Caron</text:p>
      <text:p text:style-name="P15">En les abandonnant vous verrez des chemins</text:p>
      <text:p text:style-name="P15">Sur qui vous trouverez d’autres lieux inhumains.</text:p>
      <text:p text:style-name="P16">Il vous faut parvenir au bas d’une vallee,</text:p>
      <text:p text:style-name="P16">Que les Dieux infernaux ont loing d’eux reculee :</text:p>
      <text:p text:style-name="P16">Où l’on voit eslever un superbe Chasteau,</text:p>
      <text:p text:style-name="P16">Qui presente à l’abord un objet si nouveau</text:p>
      <text:p text:style-name="P16"><text:span text:style-name="_3c_pb_3e_"><text:span text:style-name="T3">[5</text:span></text:span><text:span text:style-name="_3c_pb_3e_">9</text:span><text:span text:style-name="_3c_pb_3e_"><text:span text:style-name="T3">]</text:span></text:span>Qu’il faut absolument croire qu’en ce lieu mesme,</text:p>
      <text:p text:style-name="P16">L’on exerce du Ciel la vengeance supresme.</text:p>
      <text:p text:style-name="P16">Ce chasteau sous l’abry d’un funeste Rocher,</text:p>
      <text:p text:style-name="P16">Dont les yeux sans terreur n’oseroient approcher,</text:p>
      <text:p text:style-name="P16">Est ceint de tous costez de murailles si fortes,</text:p>
      <text:p text:style-name="P16">De si fermes ramparts et de si dures portes,</text:p>
      <text:p text:style-name="P16">Que chacun peut juger par ses retranchemens</text:p>
      <text:p text:style-name="P16">Qu’en ce lieu la vangeance a des appartemens.</text:p>
      <text:p text:style-name="P16">Phlegeton dont la source est au creux du Tartare,</text:p>
      <text:p text:style-name="P16">Environne trois fois cette maison barbare,</text:p>
      <text:p text:style-name="P16">Et par un cours rapide entraisnant les cailloux,</text:p>
      <text:p text:style-name="P16">Tersmoigne de Pluton l’implacables couroux.</text:p>
      <text:p text:style-name="P16">Sur une tour de fer que ce fleuve environne,</text:p>
      <text:p text:style-name="P16">L’on voit et nuict et jour surveiller Tisiphone,</text:p>
      <text:p text:style-name="P16">Qui la roche à la main par d’effroyable cris,</text:p>
      <text:p text:style-name="P16">Fait trembler de frayeur les malheureux esprits.</text:p>
      <text:p text:style-name="P16">Vous entendrez de loing du bruit des coups de chaines</text:p>
      <text:p text:style-name="P16">Des fers qu’on va traisnant, des pleurs, des plaintes vaynes,</text:p>
      <text:p text:style-name="P16">Et tout ce que l’Enfer a jamais inventé,</text:p>
      <text:p text:style-name="P16">Pour satisfaire aux loix de la divinité.</text:p>
      <text:p text:style-name="P16">L’on met dans cette tour, ceux qui plains de malice,</text:p>
      <text:p text:style-name="P16">Ont quitté la vertu pour adorer le vice,</text:p>
      <text:p text:style-name="P16">Ou parmy la torture et les embrasemens</text:p>
      <text:p text:style-name="P16">Tisiphonne leur fait souffrir mille tourmens,</text:p>
      <text:p text:style-name="P16">Car d’une main ardante à croistre leurs miseres,</text:p>
      <text:p text:style-name="P16">Elle leur porte aux yeux des faisseaux de viperes,</text:p>
      <text:p text:style-name="P16"><text:soft-page-break/><text:span text:style-name="_3c_pb_3e_"><text:span text:style-name="T3">[</text:span></text:span><text:span text:style-name="_3c_pb_3e_">60</text:span><text:span text:style-name="_3c_pb_3e_"><text:span text:style-name="T3">]</text:span></text:span>Et sans aucun repos les poursuivans tousjours</text:p>
      <text:p text:style-name="P16">Elle appelle Alecton et Megere au secours,</text:p>
      <text:p text:style-name="P16">Qui courant à sa voix beaucoup plus inhumaines,</text:p>
      <text:p text:style-name="P16">Prolongent leur supplice et font croistre leur peines.</text:p>
      <text:p text:style-name="_3c_speaker_3e_">Orph<text:span text:style-name="T8">é</text:span>e</text:p>
      <text:p text:style-name="P16">Ceux que l’on y punit avoient bien merité</text:p>
      <text:p text:style-name="P16">Le juste chastiment de leur meschanceté.</text:p>
      <text:p text:style-name="_3c_speaker_3e_">Caron</text:p>
      <text:p text:style-name="P16">De là vous passerez dans une estroite voye,</text:p>
      <text:p text:style-name="P16">Dont Eaque a banny le plaisir et la joye,</text:p>
      <text:p text:style-name="P16">Qui conduira à vos pas pleins de champs de malheurs</text:p>
      <text:p text:style-name="P16">Où vous remarquerez de nouvelles douleurs,</text:p>
      <text:p text:style-name="P16">Vous verrez prés des eaux l’infortuné Tantale,</text:p>
      <text:p text:style-name="P16">Au milieu des douceurs d’une table Royale,</text:p>
      <text:p text:style-name="P16">Tousjours pleine de mets aussi delicieux,</text:p>
      <text:p text:style-name="P16">Que ceux dont on se sert à la table des Dieux ;</text:p>
      <text:p text:style-name="P16">Il meurt tousjours de faim d’autant que les Harpies,</text:p>
      <text:p text:style-name="P16">Le regardant de loing dessous l’herbe tapies</text:p>
      <text:p text:style-name="P16">Se jettent contre luy quant il les veut toucher,</text:p>
      <text:p text:style-name="P16">Et malgré qu’il en ait les luy vont arracher.</text:p>
      <text:p text:style-name="P16">Vous trouverez encor Ixion sur sa rouë,</text:p>
      <text:p text:style-name="P16">Les filles de Belus dont un démon se jouë,</text:p>
      <text:p text:style-name="P16">Et ses mesmes Titans que les lustres passez</text:p>
      <text:p text:style-name="P16">Ont veu d’un coup de foudre icy bouleversez,</text:p>
      <text:p text:style-name="P16">Mais sans errer beaucoup dans cette nuict espaisse,</text:p>
      <text:p text:style-name="P16">Ne vous arrestez point quelque objet qui paroisse,</text:p>
      <text:p text:style-name="P16"><text:span text:style-name="_3c_pb_3e_"><text:span text:style-name="T3">[</text:span></text:span><text:span text:style-name="_3c_pb_3e_">61</text:span><text:span text:style-name="_3c_pb_3e_"><text:span text:style-name="T3">]</text:span></text:span>Entrez dans le Palais qui s’eleve à l’entour,</text:p>
      <text:p text:style-name="P16">Car c’est dans cet enclos que Pluton tient sa Cour.</text:p>
      <text:p text:style-name="_3c_speaker_3e_">Orphée</text:p>
      <text:p text:style-name="P16">Si je revois le Ciel chacun à mon exemple</text:p>
      <text:p text:style-name="P16">Vous dressera par tout un magnifique Temple.</text:p>
      <text:p text:style-name="_3c_speaker_3e_">Caron</text:p>
      <text:p text:style-name="P16">Nous sommes abordez, r’asseurez vostre esprit.</text:p>
      <text:p text:style-name="_3c_speaker_3e_">Orphée</text:p>
      <text:p text:style-name="P16">C’est donc là le portail que vous m’avez descrit.</text:p>
      <text:p text:style-name="_3c_speaker_3e_">Caron</text:p>
      <text:p text:style-name="P16">C’est luy-mesme, passez, et faites que la crainte</text:p>
      <text:p text:style-name="P16">Vous rencontre tousjours exempt de son atteinte.</text:p>
      <text:p text:style-name="_3c_speaker_3e_"><text:soft-page-break/>Orphée</text:p>
      <text:p text:style-name="P16">Je mesprise l’effect de ses traicts vigoureux,</text:p>
      <text:p text:style-name="P16">Son pouvoir ne peut rien sur un cœur amoureux.</text:p>
      <text:h text:style-name="Heading_20_1" text:outline-level="1">Acte IV</text:h>
      <text:h text:style-name="Heading_20_2" text:outline-level="2">Scène I</text:h>
      <text:p text:style-name="_3c_speaker_3e_">Orphée</text:p>
      <text:p text:style-name="_3c_stage_3e_">seul, approche<text:note text:id="ftn9" text:note-class="footnote"><text:note-citation>9</text:note-citation><text:note-body><text:p text:style-name="P29">proche</text:p></text:note-body></text:note> le Palais de Pluton</text:p>
      <text:p text:style-name="P17"><text:span text:style-name="_3c_pb_3e_"><text:span text:style-name="T3">[6</text:span></text:span><text:span text:style-name="_3c_pb_3e_">2</text:span><text:span text:style-name="_3c_pb_3e_"><text:span text:style-name="T3">]</text:span></text:span>De ceste abisme affreux soyez benit mon pere,</text:p>
      <text:p text:style-name="P17">Tout me va succeder ainsi que je l’espere,</text:p>
      <text:p text:style-name="P17">Les Parques aujourd’huy d’une fatale main,</text:p>
      <text:p text:style-name="P17">Pour aller chez Pluton m’ont ouvert un chemin,</text:p>
      <text:p text:style-name="P17">Alors que j’ay passé l’effroyable Cerbere,</text:p>
      <text:p text:style-name="P17">Surpris de mes chansons a<text:note text:id="ftn10" text:note-class="footnote"><text:note-citation>10</text:note-citation><text:note-body><text:p text:style-name="P29">à</text:p></text:note-body></text:note> perdu sa colere,</text:p>
      <text:p text:style-name="P17"><text:span text:style-name="_3c_pb_3e_"><text:span text:style-name="T3">[6</text:span></text:span><text:span text:style-name="_3c_pb_3e_">3</text:span><text:span text:style-name="_3c_pb_3e_"><text:span text:style-name="T3">]</text:span></text:span>Je l’ay veu prés de moy plein de ravissement</text:p>
      <text:p text:style-name="P17">Aux portes des Enfers dormir profondement.</text:p>
      <text:p text:style-name="P17">Ainsi que mes regrets qui sont mes seules armes,</text:p>
      <text:p text:style-name="P17">Obligeoient la mort mesme à respandre des larmes.</text:p>
      <text:p text:style-name="P17">Les Esprits delivrez de ces lieux criminels</text:p>
      <text:p text:style-name="P17">Où l’on leur fait souffrir des tourmens eternels,</text:p>
      <text:p text:style-name="P17">M’accompagnant tousjours dans ce funeste Empire</text:p>
      <text:p text:style-name="P17">Se sont laissez charmer aux accens de ma Lyre,</text:p>
      <text:p text:style-name="P17">Estimant que j’estois quelqu’un d’entre les Dieux</text:p>
      <text:p text:style-name="P17">Qui venoit les tirer de ses horribles lieux,</text:p>
      <text:p text:style-name="P17">Des plus nobles Heros les ombres genereuses,</text:p>
      <text:p text:style-name="P17">Des fideles Amants les ames bien-heureuses,</text:p>
      <text:p text:style-name="P17">Le front environné d’herbe et de roseaux</text:p>
      <text:p text:style-name="P17">Ont quitté le Coxitte et l’horreur de ses eaux,</text:p>
      <text:p text:style-name="P17">Pour entendre ma voix ; dont resonnoient les rives</text:p>
      <text:p text:style-name="P17">De ces marais bourbeux, qui les tiennent captives.</text:p>
      <text:p text:style-name="P17">Enfin loin de mes yeux tous les demons bannis,</text:p>
      <text:p text:style-name="P17">Ixion et Thesee ont veu leurs maux finis.</text:p>
      <text:p text:style-name="P17">Mais n’aperçois-je pas des augustes portiques,</text:p>
      <text:p text:style-name="P17">L’or éclate sur eux, des colonnes doriques,</text:p>
      <text:p text:style-name="P17">D’un art ingenieux en soustiennent le fais,</text:p>
      <text:p text:style-name="P17"><text:soft-page-break/>Et je crois que Pluton regne dans ce Palais.</text:p>
      <text:p text:style-name="P17">Les murs plains de rubis, de perles, de Hyacintes,</text:p>
      <text:p text:style-name="P17">Font voir de ce sejour les plus riceintes,</text:p>
      <text:p text:style-name="P17">Plus bas le feu qui sort et les coups des marteaux</text:p>
      <text:p text:style-name="P17">M’apprennent qu’un Ciclope y dresse ses fourneaux ;</text:p>
      <text:p text:style-name="P17">Ne deliberons plus, entrons, l’heure est propice,</text:p>
      <text:p text:style-name="P17">C’est icy qu’il me faut demander Euridice,</text:p>
      <text:p text:style-name="P17"><text:span text:style-name="_3c_pb_3e_"><text:span text:style-name="T3">[6</text:span></text:span><text:span text:style-name="_3c_pb_3e_">4</text:span><text:span text:style-name="_3c_pb_3e_"><text:span text:style-name="T3">]</text:span></text:span>Mon Pere assiste moy, favorable à mes vœux,</text:p>
      <text:p text:style-name="P17">Fais moy gouster le fruict de mes soins amoureux.</text:p>
      <text:h text:style-name="Heading_20_2" text:outline-level="2">Scène II</text:h>
      <text:p text:style-name="_3c_speaker_3e_">Pluton</text:p>
      <text:p text:style-name="_3c_l_3e_">Un mortel, <text:span text:style-name="T9">dites vous, s’apreste à me defir,</text:span></text:p>
      <text:p text:style-name="P18">Il ose traverses mon tenebreux Empire ;</text:p>
      <text:p text:style-name="P18">Et me voulant ravir le pouvoir que le sort</text:p>
      <text:p text:style-name="P18">M’a conservé tousjours au throsne de la mort,</text:p>
      <text:p text:style-name="P18">Destache des prisons les ames criminelles,</text:p>
      <text:p text:style-name="P18">Termine absolument leurs peines eternelles :</text:p>
      <text:p text:style-name="P18">Et pour me mieux braver, vient promettre aux damnez</text:p>
      <text:p text:style-name="P18">Un sejour asseuré dans les champs fortunez.</text:p>
      <text:p text:style-name="P18">Ainsi donc tous les jours Jupiter qui me brave</text:p>
      <text:p text:style-name="P18">Exigera de moy le tribut d’un esclave,</text:p>
      <text:p text:style-name="P18">M’envoyant des Heros pour me deposseder,</text:p>
      <text:p text:style-name="P18">En un lieu que sans luy l’on ne peut aborder.</text:p>
      <text:p text:style-name="P18">Non, non, je cognois bien quelle est sa perfidie,</text:p>
      <text:p text:style-name="P18">Aussi j’ay resolu que l’on y remedie ;</text:p>
      <text:p text:style-name="P18"><text:span text:style-name="_3c_pb_3e_"><text:span text:style-name="T3">[6</text:span></text:span><text:span text:style-name="_3c_pb_3e_">5</text:span><text:span text:style-name="_3c_pb_3e_"><text:span text:style-name="T3">]</text:span></text:span>J’ay des forces en main qui luy feront sentir</text:p>
      <text:p text:style-name="P18">Les plus vives douleurs que cause un repentir,</text:p>
      <text:p text:style-name="P18">Qu’on aille delivrer de leur antre nocturne</text:p>
      <text:p text:style-name="P18">Et nostre mere Rhee et le pere Saturne,</text:p>
      <text:p text:style-name="P18">Le Ciel est leur Royaume, et c’est injustement</text:p>
      <text:p text:style-name="P18">Qu’on voit regner ce traistre en leur appartement,</text:p>
      <text:p text:style-name="P18">Qu’on ouvre mes cachots, et que les aloïdes</text:p>
      <text:p text:style-name="P18">S’esloignent des demons qui les rendent timides,</text:p>
      <text:p text:style-name="P18">que pour luy faire voir quel est le déplaisir</text:p>
      <text:p text:style-name="P18">Dont cet evenement vient mon ame saisir,</text:p>
      <text:p text:style-name="P18">Au mespris de ses loix dont la course est bornee</text:p>
      <text:p text:style-name="P18"><text:soft-page-break/>Que l’on laisse en repos Titie et Salmonee,</text:p>
      <text:p text:style-name="P18">Que l’on prenne sa place arrachant de ses mains</text:p>
      <text:p text:style-name="P18">Ler armes dont il perd les plus nobles humains,</text:p>
      <text:p text:style-name="P18">Et que l’autre portant par les villes d’Élide</text:p>
      <text:p text:style-name="P18">L’éclat miraculeux qui sort de son Ægide,</text:p>
      <text:p text:style-name="P18">Dessus un pont d’airain imite en liberté</text:p>
      <text:p text:style-name="P18">Le foudre et les esclairs dont il fait vanité,</text:p>
      <text:p text:style-name="P18">Il abisme aux Enfers, je suis depositaire</text:p>
      <text:p text:style-name="P18">De tout ce qu’il redoute et qui le peut défaire,</text:p>
      <text:p text:style-name="P18">Et pour ma recompense il produit des mortels</text:p>
      <text:p text:style-name="P18">Qui se vantent d’offrir mon sceptre à ses Autels.</text:p>
      <text:p text:style-name="P18">Mais je luy feray voir si dans son heritage</text:p>
      <text:p text:style-name="P18">Il contera ces lieux qui sont de mon partage.</text:p>
      <text:p text:style-name="_3c_speaker_3e_">Proserpine</text:p>
      <text:p text:style-name="P18"><text:span text:style-name="_3c_pb_3e_"><text:span text:style-name="T3">[6</text:span></text:span><text:span text:style-name="_3c_pb_3e_">6,</text:span><text:span text:style-name="_3c_pb_3e_"><text:span text:style-name="T3">]</text:span></text:span>Calmez vostre fureur, du moins si vous m’aymez,</text:p>
      <text:p text:style-name="P18">Les hommes sont meschans sans qu’ils soient animez.</text:p>
      <text:p text:style-name="P18">Jupiter ne veut point acquerir des victoires</text:p>
      <text:p text:style-name="P18">En se rendant Seigneur de vos Provinces noires,</text:p>
      <text:p text:style-name="P18">Se voyant relevé dans l’estat glorieux</text:p>
      <text:p text:style-name="P18">De gouverner la terre et de regner aux Cieux,</text:p>
      <text:p text:style-name="P18">Croyez-vous qu’il voulust d’une estrange manie</text:p>
      <text:p text:style-name="P18">Exercer dessus vous la moindre tyrannie ?</text:p>
      <text:p text:style-name="_3c_speaker_3e_">Pluton</text:p>
      <text:p text:style-name="P18">Ne venez point ainsi flatter ma passion,</text:p>
      <text:p text:style-name="P18">Je cognois sa malice et son ambition ;</text:p>
      <text:p text:style-name="P18">Il veut depuis long-temps d’une haine commune</text:p>
      <text:p text:style-name="P18">S’acquerir mon Trident et celuy de Neptune,</text:p>
      <text:p text:style-name="P18">Il ne veut point de Dieu qui puisse resister,</text:p>
      <text:p text:style-name="P18">Qui depossede un pere, ose tout attenter.</text:p>
      <text:p text:style-name="P18">Toutesfois sa conqueste est un peu difficile.</text:p>
      <text:p text:style-name="_3c_speaker_3e_">Proserpine</text:p>
      <text:p text:style-name="P19">Ne vous souvient-il plus qu’au bord de la Sicile,</text:p>
      <text:p text:style-name="P19">Lors que pour me ravir vous fendistes les monts</text:p>
      <text:p text:style-name="P19">Environné de feux et suivi de Demons,</text:p>
      <text:p text:style-name="P19">Qu’un pareil differend vous avoit fait resoudre</text:p>
      <text:p text:style-name="P19">D’exciter les Titans pour luy ravir le foudre,</text:p>
      <text:p text:style-name="P19"><text:span text:style-name="_3c_pb_3e_"><text:span text:style-name="T3">[6</text:span></text:span><text:span text:style-name="_3c_pb_3e_">7</text:span><text:span text:style-name="_3c_pb_3e_"><text:span text:style-name="T3">]</text:span></text:span>Et que recognoissant son extréme bonté</text:p>
      <text:p text:style-name="P19">Vous fustes déplaisant de l’avoir irrité.</text:p>
      <text:p text:style-name="P19"><text:soft-page-break/>Regnez paisible ici sans émouvoir la guerre,</text:p>
      <text:p text:style-name="P19">Possedez le trident, laissez-luy la tonnerre.</text:p>
      <text:p text:style-name="_3c_speaker_3e_">Radamante</text:p>
      <text:p text:style-name="P19">Avant que témoigner quel est vostre courroux</text:p>
      <text:p text:style-name="P19">Que de rompre la paix qui subsiste entre vous,</text:p>
      <text:p text:style-name="P19">Pour moy je suis d’advis qu’on sçache qui des hommes</text:p>
      <text:p text:style-name="P19">Alors si nous voyons que cet ambitieux</text:p>
      <text:p text:style-name="P19">Nous trouble de la sorte inspiré par les Cieux,</text:p>
      <text:p text:style-name="P19">Sans plus vous arrester pour conspirer sa perte,</text:p>
      <text:p text:style-name="P19">Armez tous vos subjects et faites guerre ouverte.</text:p>
      <text:p text:style-name="P19">Que si cet insolent au mespris du cercueil</text:p>
      <text:p text:style-name="P19">Nous venoit offenser seulement par orgueil,</text:p>
      <text:p text:style-name="P19">Il le faut condamner au marais du Coxitte,</text:p>
      <text:p text:style-name="P19">Et luy faire souffrir la peine qu’il merite.</text:p>
      <text:p text:style-name="P19">Mais Alecton arrive, il la faut escouter,</text:p>
      <text:p text:style-name="P19">Quelque important subject l’oblige à se haster.</text:p>
      <text:h text:style-name="Heading_20_2" text:outline-level="2">Scène III</text:h>
      <text:p text:style-name="_3c_speaker_3e_">Pluton</text:p>
      <text:p text:style-name="P19"><text:span text:style-name="_3c_pb_3e_"><text:span text:style-name="T3">[6</text:span></text:span><text:span text:style-name="_3c_pb_3e_">8</text:span><text:span text:style-name="_3c_pb_3e_"><text:span text:style-name="T3">]</text:span></text:span>Alecton, luy faut-il envoyer ma Couronne ?</text:p>
      <text:p text:style-name="P19">Apprens-moy ses progrez, ton silence m’estonne.</text:p>
      <text:p text:style-name="_3c_speaker_3e_">Alecton</text:p>
      <text:p text:style-name="P19">Ne craignez point ses coups, ses chants harmonieux</text:p>
      <text:p text:style-name="P19">M’apprennent que l’amour est logé dans ses yeux,</text:p>
      <text:p text:style-name="P19">Et que le Dieu sanglant qui preside aux allarmes</text:p>
      <text:p text:style-name="P19">Ne l’a jamais nourry dans la fureur des armes.</text:p>
      <text:p text:style-name="_3c_speaker_3e_">Pluton</text:p>
      <text:p text:style-name="P19">Par ce mot je comprens quel est mon ennemy,</text:p>
      <text:p text:style-name="P19">Ha, que mon foible esprit estoit bien endormy !</text:p>
      <text:p text:style-name="P19">Alors que je voulois, transporté de colere,</text:p>
      <text:p text:style-name="P19">Venger ce déplaisir dessus mon propre frere.</text:p>
      <text:p text:style-name="P19"><text:span text:style-name="_3c_pb_3e_"><text:span text:style-name="T3">[6</text:span></text:span><text:span text:style-name="_3c_pb_3e_">9</text:span><text:span text:style-name="_3c_pb_3e_"><text:span text:style-name="T3">]</text:span></text:span>Les destins m’ont appris au bord de l’acheron</text:p>
      <text:p text:style-name="P19">Q’un amant forceroit et Cerbere et Caron ;</text:p>
      <text:p text:style-name="P19">Qu’apres il passeroit parmy les ombres vaines,</text:p>
      <text:p text:style-name="P19">Suspendant pour un temps leurs rigoureuses peines,</text:p>
      <text:p text:style-name="P19">Pour venir implorer ma derniere faveur</text:p>
      <text:p text:style-name="P19">Et me prendre à témoin de sa juste douleur.</text:p>
      <text:p text:style-name="P19">Mais j’estime qu’en vain il quitte la lumiere.</text:p>
      <text:p text:style-name="_3c_speaker_3e_"><text:soft-page-break/>Proserpine</text:p>
      <text:p text:style-name="P19">Sans luy rien accorder escoutez sa priere,</text:p>
      <text:p text:style-name="P19">Est-il bien esloigné, nous le peux-tu monstrer.</text:p>
      <text:p text:style-name="_3c_speaker_3e_">Pluton</text:p>
      <text:p text:style-name="P19">S’il est proche d’icy commande luy d’entrer.</text:p>
      <text:h text:style-name="Heading_20_2" text:outline-level="2">Scène IV</text:h>
      <text:p text:style-name="_3c_speaker_3e_">Orphée</text:p>
      <text:p text:style-name="_3c_label_3e_">Harangue d’Orphée</text:p>
      <text:p text:style-name="P20"><text:span text:style-name="_3c_pb_3e_"><text:span text:style-name="T3">[</text:span></text:span><text:span text:style-name="_3c_pb_3e_">70</text:span><text:span text:style-name="_3c_pb_3e_"><text:span text:style-name="T3">]</text:span></text:span>Monarque des enfers dont le pouvoir enserre</text:p>
      <text:p text:style-name="P20">Tous les tresors qui sont au centre de la terre,</text:p>
      <text:p text:style-name="P20">Qui punis les pechez, et de qui l’equité</text:p>
      <text:p text:style-name="P20">Rend ou donne à chacun ce qu’il a merité.</text:p>
      <text:p text:style-name="P20">Arbitre souverain de ses mornes Royaumes,</text:p>
      <text:p text:style-name="P20">Ou d’un nombre pareil à celuy des atomes,</text:p>
      <text:p text:style-name="P20">Les mortels chaque jour s’acquittent de ce droit</text:p>
      <text:p text:style-name="P20">Que depuis si long-temps la nature vous doit,</text:p>
      <text:p text:style-name="P20">Jupiter infernal qui dans l’horrible gouffre</text:p>
      <text:p text:style-name="P20">Faites tousjours brûler le bithume et le souffre</text:p>
      <text:p text:style-name="P20">Pour servir de supplice à ceux dont le mespris</text:p>
      <text:p text:style-name="P20">Obligerent les Dieux à punir les Esprits,</text:p>
      <text:p text:style-name="P20"><text:span text:style-name="_3c_pb_3e_"><text:span text:style-name="T3">[</text:span></text:span><text:span text:style-name="_3c_pb_3e_">71</text:span><text:span text:style-name="_3c_pb_3e_"><text:span text:style-name="T3">]</text:span></text:span>Ne vous estonnez pas si d’une audace extreme</text:p>
      <text:p text:style-name="P20">J’ay traversé le Stix et son rivage blesme,</text:p>
      <text:p text:style-name="P20">Je ne viens point icy pour rompre vostre paix,</text:p>
      <text:p text:style-name="P20">Pour troubler vostre Cour ou vos tristes Palais,</text:p>
      <text:p text:style-name="P20">Ny pour traisner captif du milieu de ses flames</text:p>
      <text:p text:style-name="P20">Le portier qui surveille à la garde des ames,</text:p>
      <text:p text:style-name="P20">Afin que signalant mon illustre renom</text:p>
      <text:p text:style-name="P20">Je me fasse adorer aux autels de Junon.</text:p>
      <text:p text:style-name="P20">Je ne viens point icy pour delivrer Titie,</text:p>
      <text:p text:style-name="P20">Ny pour voir d’Ixion la peine divertie ;</text:p>
      <text:p text:style-name="P20">Je ne demande point d’inutiles propos</text:p>
      <text:p text:style-name="P20">Que l’on laisse Phlegie et Sisiphe en repos,</text:p>
      <text:p text:style-name="P20">Ny que des vieux Titans la famille abolie</text:p>
      <text:p text:style-name="P20">Une seconde fois aux champs de Tessalie,</text:p>
      <text:p text:style-name="P20">Sur Osse et Pelion d’un projet furieux</text:p>
      <text:p text:style-name="P20">Fasse gémir la terre et trembler tous les Dieux.</text:p>
      <text:p text:style-name="P20">Enfin je ne viens point parmy mes adventures</text:p>
      <text:p text:style-name="P20"><text:soft-page-break/>Tirer les criminels de leurs prisons obscures,</text:p>
      <text:p text:style-name="P20">Pour raconter à ceux qui sont dans l’Univers</text:p>
      <text:p text:style-name="P20">Que j’ay vaincu Pluton et dompté les Enfers.</text:p>
      <text:p text:style-name="P20">Je demande plutost d’une amour sans seconde</text:p>
      <text:p text:style-name="P20">Ce qu’on vit autrefois de plus beau dans le monde,</text:p>
      <text:p text:style-name="P20">Amour des immortels le plus puissant de tous</text:p>
      <text:p text:style-name="P20">Humble et respectueux me fait venir chez vous</text:p>
      <text:p text:style-name="P20">Pour obtenir un bien que vous venez de prendre,</text:p>
      <text:p text:style-name="P20">Que vous pouvez garder et que vous pouvez rendre,</text:p>
      <text:p text:style-name="P20">Euridice m’oblige à venir en ce lieu</text:p>
      <text:p text:style-name="P20"><text:span text:style-name="_3c_pb_3e_"><text:span text:style-name="T3">[</text:span></text:span><text:span text:style-name="_3c_pb_3e_">72</text:span><text:span text:style-name="_3c_pb_3e_"><text:span text:style-name="T3">]</text:span></text:span>Pour implorer justice au tribunal d’un Dieu,</text:p>
      <text:p text:style-name="P20">Elle qui m’ordonnant un eternel veufvage</text:p>
      <text:p text:style-name="P20">A senty d’un aspic la venimeuse rage,</text:p>
      <text:p text:style-name="P20">Sans qu’il me fust permis en luy donnant secours</text:p>
      <text:p text:style-name="P20">De divertir le mal qui menaçoit ses jours,</text:p>
      <text:p text:style-name="P20">Et que j’eusse cueilly sur ses levres de roses</text:p>
      <text:p text:style-name="P20">Les beautez que l’amour sembloit avoir escloses.</text:p>
      <text:p text:style-name="P20">J’ay long-temps consulté, mais enfin la douleur</text:p>
      <text:p text:style-name="P20">De qui le traict sanglant égale mon malheur,</text:p>
      <text:p text:style-name="P20">M’a reduit à tel poinct que malgré ma constance</text:p>
      <text:p text:style-name="P20">Je cherche en ce lieu ma derniere esperance</text:p>
      <text:p text:style-name="P20">Qui ne finira point si par vostre bonté</text:p>
      <text:p text:style-name="P20">Euridice dans peu ne revoit la clarté,</text:p>
      <text:p text:style-name="P20">Rendez donc à mes pleurs son ame prisonniere,</text:p>
      <text:p text:style-name="P20">Flechissez, flechissez à ma juste priere,</text:p>
      <text:p text:style-name="P20">Et montrez aux mortels d’un genereux effort</text:p>
      <text:p text:style-name="P20">Que fermant d’une main l’empire de la mort,</text:p>
      <text:p text:style-name="P20">De l’autre vous pouvez contentant mon envie</text:p>
      <text:p text:style-name="P20">Ouvrir quand il vous plaist les portes de la vie,</text:p>
      <text:p text:style-name="P20">S’il vous souvient du rapt qu’au milieu des forests</text:p>
      <text:p text:style-name="P20">L’amour a fait pour vous autresfois à Cerés,</text:p>
      <text:p text:style-name="P20">Quoy qu’à la verité mon audace soit grand</text:p>
      <text:p text:style-name="P20">Vous ne pourrez jamais condamner ma demande.</text:p>
      <text:p text:style-name="P20">Pour mieux vous obliger et m’accorder ce bien</text:p>
      <text:p text:style-name="P20">De rejoindre nos cœurs par un sacré lien,</text:p>
      <text:p text:style-name="P20">Et de me redonner cette rare merveille</text:p>
      <text:p text:style-name="P20">Dont jamais le Soleil ne verra la pareille.</text:p>
      <text:p text:style-name="P21"><text:soft-page-break/><text:span text:style-name="_3c_pb_3e_"><text:span text:style-name="T3">[7</text:span></text:span><text:span text:style-name="_3c_pb_3e_">3</text:span><text:span text:style-name="_3c_pb_3e_"><text:span text:style-name="T3">]</text:span></text:span>Vous considererez qu’entre tous les humains,</text:p>
      <text:p text:style-name="P21">Dont je vous vois porter le Sceptre dans les mains,</text:p>
      <text:p text:style-name="P21">« Nul ne peut éviter par le cours des annees</text:p>
      <text:p text:style-name="P21">Les eternelles loix que font les destinees ;</text:p>
      <text:p text:style-name="P21">L’Acheron est un port sur qui chacun se rend,</text:p>
      <text:p text:style-name="P21">Et la Parque y conduit tout ce qu’elle surprend. »</text:p>
      <text:p text:style-name="P21">Si bien que tost ou tard, une forte puissance</text:p>
      <text:p text:style-name="P21">Nous amene en ces lieux, où regne le silence :</text:p>
      <text:p text:style-name="P21">Les Bergers et les Rois traitez également</text:p>
      <text:p text:style-name="P21">S’y rendent devant vous presque à chaque moment,</text:p>
      <text:p text:style-name="P21">Et son aage parfait celle que je demande</text:p>
      <text:p text:style-name="P21">Repassera la barque et rejoindra leur bande,</text:p>
      <text:p text:style-name="P21">Ainsi vous ne perdrez si vous me la rendez,</text:p>
      <text:p text:style-name="P21">Aucuns de tous les droicts que vous y pretendez.</text:p>
      <text:p text:style-name="P21">J’oze la demander par la peur incroiable</text:p>
      <text:p text:style-name="P21">Que porte dans l’esprit vostre throsne effroiable,</text:p>
      <text:p text:style-name="P21">Par le sombre cahos, par l’horreur de la nuit,</text:p>
      <text:p text:style-name="P21">Qui de vos habitans a separé le bruit.</text:p>
      <text:p text:style-name="P21">Par les fleches d’amour, par ses ardeurs si saintes,</text:p>
      <text:p text:style-name="P21">Dont vous avez senti les plus vives atteintes.</text:p>
      <text:p text:style-name="P21">Par tout ce qu’à jamais inspiré la pitié ;</text:p>
      <text:p text:style-name="P21">Par le char qui ravit vostre chaste moitié,</text:p>
      <text:p text:style-name="P21">Et par ce qu’eust jamais de plus considerable</text:p>
      <text:p text:style-name="P21">L’éclat majestueux d’un visage adorable.</text:p>
      <text:p text:style-name="_3c_speaker_3e_">Pluton</text:p>
      <text:p text:style-name="_3c_label_3e_">Réponse de Pluton</text:p>
      <text:p text:style-name="P21">Quoy que jamais mes yeux dans ce lieu de douleurs</text:p>
      <text:p text:style-name="P21">Amollis de pitié n’ayent respandu des pleurs,</text:p>
      <text:p text:style-name="P21"><text:span text:style-name="_3c_pb_3e_"><text:span text:style-name="T3">[7</text:span></text:span><text:span text:style-name="_3c_pb_3e_">4</text:span><text:span text:style-name="_3c_pb_3e_"><text:span text:style-name="T3">]</text:span></text:span>Quoy que je n’aye jamais fléchy dessous les plaintes</text:p>
      <text:p text:style-name="P21">Je sens dans mon esprit des severes contraintes,</text:p>
      <text:p text:style-name="P21">Touché de ses regrets l’entendant souspirer</text:p>
      <text:p text:style-name="P21">J’ay trouvé comme luy l’usage de pleurer.</text:p>
      <text:p text:style-name="P21">Toy qui suivant l’Amour ne crois rien impossible</text:p>
      <text:p text:style-name="P21">Comme as-tu pû trouver cette terre invisible ?</text:p>
      <text:p text:style-name="P21">N’avois-tu pas appris que revestu du corps</text:p>
      <text:p text:style-name="P21">L’on ne peut penetrer dans l’Empire des morts ?</text:p>
      <text:p text:style-name="_3c_speaker_3e_">Orphée</text:p>
      <text:p text:style-name="P21">Je sçay qu’on ne vient point dans la fatale barque</text:p>
      <text:p text:style-name="P21"><text:soft-page-break/>Qu’on n’ait auparavant satisfait à la parque,</text:p>
      <text:p text:style-name="P21">Qu’avant qu’entrer icy l’on entre au monument,</text:p>
      <text:p text:style-name="P21">Aussi si j’ay failly qu’on m’ordonne un tourment,</text:p>
      <text:p text:style-name="P21">Que vostre Deité qu’à genoux je reclame,</text:p>
      <text:p text:style-name="P21">Daigne considerer qu’ayant perdu mon ame,</text:p>
      <text:p text:style-name="P21">Et que ne me restant d’un mortel que la voix,</text:p>
      <text:p text:style-name="P21">Je n’ay point transgressé vos rigoureuses loix.</text:p>
      <text:p text:style-name="P21">De ma vie, Euridice autrefois fut la source,</text:p>
      <text:p text:style-name="P21">Alors qu’elle mourut elle en finit la course,</text:p>
      <text:p text:style-name="P21">Mais mes raisonnemens ne font que l’irriter,</text:p>
      <text:p text:style-name="P21">Son oreille desja ne veut plus m’écouter.</text:p>
      <text:p text:style-name="P21">Mon luth, c’est sur toy seul que ma gloire se fonde,</text:p>
      <text:p text:style-name="P21">Si tu charmas les Cieux charme ce triste monde.</text:p>
      <text:p text:style-name="_3c_label_3e_">Chanson d’Orphée</text:p>
      <text:p text:style-name="P21">Grand Dieu si jamais vostre cœur</text:p>
      <text:p text:style-name="P21">A cognu l’Amour pour vainqueur,</text:p>
      <text:p text:style-name="P21">Écoutez un Amant fidele ;</text:p>
      <text:p text:style-name="P21">Rendez Euridice à mes pleurs,</text:p>
      <text:p text:style-name="P21">Ou bien pour finir mes douleurs</text:p>
      <text:p text:style-name="P21">Faites-moy mourir auprez d’elle</text:p>
      <text:p text:style-name="P21"/>
      <text:p text:style-name="P21">Ne me dites point que la mort</text:p>
      <text:p text:style-name="P21">Ne rend jamais ceux que le sort</text:p>
      <text:p text:style-name="P21">Fait tomber dessous vostre empire ;</text:p>
      <text:p text:style-name="P21">Amour s’oppose à cette loy,</text:p>
      <text:p text:style-name="P21">Vous fustes Amant comme moy,</text:p>
      <text:p text:style-name="P21">Jugez donc quel est mon martyre.</text:p>
      <text:p text:style-name="_3c_speaker_3e_">Pluton</text:p>
      <text:p text:style-name="_3c_stage_3e_">à Proserpine</text:p>
      <text:p text:style-name="P22">Touché de ses chansons, amolly par ses Vers</text:p>
      <text:p text:style-name="P22">J’ignore si je suis le Prince des Enfers.</text:p>
      <text:p text:style-name="_3c_speaker_3e_">Proserpine</text:p>
      <text:p text:style-name="P22">Oserois-je grand Dieu vous faire une requeste</text:p>
      <text:p text:style-name="P22">Dans la solennité d’une si grande feste.</text:p>
      <text:p text:style-name="_3c_speaker_3e_">Orphée</text:p>
      <text:p text:style-name="P22">Elle prend mon party, je suis victorieux.</text:p>
      <text:p text:style-name="_3c_speaker_3e_">Proserpine</text:p>
      <text:p text:style-name="P22">Si l’amour autrefois a regné dans ces lieux,</text:p>
      <text:p text:style-name="P22"><text:soft-page-break/>Si de me posseder vous eustes quelque envie</text:p>
      <text:p text:style-name="P22">Moderez la douleur qui va finir sa vie,</text:p>
      <text:p text:style-name="P22">Rendez-luy la beauté qui le fait soupirer.</text:p>
      <text:p text:style-name="_3c_speaker_3e_">Orphée</text:p>
      <text:p text:style-name="P22">Si vous estes pour moy je dois tout esperer.</text:p>
      <text:p text:style-name="_3c_speaker_3e_">Pluto<text:span text:style-name="T10">n</text:span></text:p>
      <text:p text:style-name="_3c_stage_3e_">à Proserpine</text:p>
      <text:p text:style-name="P22">Je vous accorde tout, Alecton qu’on l’appelle</text:p>
      <text:p text:style-name="_3c_speaker_3e_">Orphée</text:p>
      <text:p text:style-name="P22">À cet Arrest divin mon plaisir renouvelle</text:p>
      <text:p text:style-name="_3c_speaker_3e_">Pluton</text:p>
      <text:p text:style-name="P22">Auparavant cela je desire sçavoir</text:p>
      <text:p text:style-name="P22">Si je ne blesse point ma gloire et mon pouvoir</text:p>
      <text:p text:style-name="_3c_speaker_3e_">Proserpine</text:p>
      <text:p text:style-name="P22">Sans plus deliberer, rendez-luy son Amante.</text:p>
      <text:p text:style-name="_3c_speaker_3e_">Pluton</text:p>
      <text:p text:style-name="P22">Je veux dessus ce poinct consulter Radamante.</text:p>
      <text:p text:style-name="_3c_stage_3e_">Il se leve. Proserpine, Radamante et Minos consultent avec luy, cependant Alecton ameine l’ombre d’Euridice</text:p>
      <text:p text:style-name="P4">Orphée</text:p>
      <text:p text:style-name="P22"><text:span text:style-name="_3c_pb_3e_"><text:span text:style-name="T3">[7</text:span></text:span><text:span text:style-name="_3c_pb_3e_">7</text:span><text:span text:style-name="_3c_pb_3e_"><text:span text:style-name="T3">]</text:span></text:span>Grande Divinité, ne vous obstinez pas</text:p>
      <text:p text:style-name="P22">À retenir un bien que me prend le trépas ;</text:p>
      <text:p text:style-name="P22">Quoy que vous soyez Dieu de l’eternelle flame,</text:p>
      <text:p text:style-name="P22">La flame de l’Amour a consumé vostre ame,</text:p>
      <text:p text:style-name="P22">Et malgré vos braziers d’un effort genereux</text:p>
      <text:p text:style-name="P22">Hymen dans ce Palais a fait luire ces feux.</text:p>
      <text:p text:style-name="P22">Vous deesse aux trois noms que le monde revere</text:p>
      <text:p text:style-name="P22">Ne m’abandonnez point, c’est en vous que j’espere,</text:p>
      <text:p text:style-name="P22">À vous qui punissez les crimes qu’ont commis</text:p>
      <text:p text:style-name="P22">Tous ceux que le Ciel conte entre ses ennemis,</text:p>
      <text:p text:style-name="P22">Qui donnez une peine à leur malice deuë,</text:p>
      <text:p text:style-name="P22">Permettez qu’Euridice à mes vœux soit renduë.</text:p>
      <text:p text:style-name="_3c_speaker_3e_">Pluton</text:p>
      <text:p text:style-name="_3c_label_3e_">Jugement de Pluton</text:p>
      <text:p text:style-name="P22">De ce trosne eternel où les destins m’ont mis,</text:p>
      <text:p text:style-name="P22">Devant qui les defuncts à mes loix sont soumis,</text:p>
      <text:p text:style-name="P22">Je te veux prononcer un Arrest favorable,</text:p>
      <text:p text:style-name="P22">Cesse de t’affliger, ne sois plus miserable,</text:p>
      <text:p text:style-name="P22">Ne verse plus de pleurs, gouste mille plaisirs</text:p>
      <text:p text:style-name="P22">Euridice est renduë à tes chastes desirs.</text:p>
      <text:p text:style-name="_3c_speaker_3e_"><text:soft-page-break/>Orphée</text:p>
      <text:p text:style-name="P22">Ô bonté souveraine ! Ô divine sentence</text:p>
      <text:p text:style-name="P22">Digne de vostre bouche et de vostre puissance.</text:p>
      <text:p text:style-name="_3c_speaker_3e_">Pluton</text:p>
      <text:p text:style-name="P22"><text:span text:style-name="_3c_pb_3e_"><text:span text:style-name="T3">[7</text:span></text:span><text:span text:style-name="_3c_pb_3e_">8</text:span><text:span text:style-name="_3c_pb_3e_"><text:span text:style-name="T3">]</text:span></text:span>Mais hors de mon Palais ne tourne point les yeux</text:p>
      <text:p text:style-name="P22">Qu’alors que tu verras la lumiere des Cieux,</text:p>
      <text:p text:style-name="P22">Oui bien sois asseuré que son ombre ravie</text:p>
      <text:p text:style-name="P22">Ne goustera jamais les plaisirs de la vie.</text:p>
      <text:p text:style-name="P22">Pour toy nous t’ordonnons qu’en suivant ton espoux</text:p>
      <text:p text:style-name="P22">Dont la voix aujourd’huy calme nostre courroux,</text:p>
      <text:p text:style-name="P22">D’observer en marchant un rigoureux silence.</text:p>
      <text:p text:style-name="_3c_speaker_3e_">L’ombre d’Euridice</text:p>
      <text:p text:style-name="_3c_stage_3e_">bas</text:p>
      <text:p text:style-name="P22">Quelle dure contrainte et quelle violence ?</text:p>
      <text:p text:style-name="_3c_speaker_3e_">Proserpine</text:p>
      <text:p text:style-name="_3c_stage_3e_">à Orphée</text:p>
      <text:p text:style-name="P22">C’est à toy de sçavoir regir ta passion.</text:p>
      <text:p text:style-name="_3c_speaker_3e_">Orphée</text:p>
      <text:p text:style-name="P22">Ah ! j’accepte à genoux cette condition ;</text:p>
      <text:p text:style-name="P22">Ainsi puisse Cerbere ses cavernes sombres</text:p>
      <text:p text:style-name="P22">Par des cris eternels épouventer les ombres :</text:p>
      <text:p text:style-name="P22">Ainsi puisse à jamais la justice des Cieux</text:p>
      <text:p text:style-name="P22">Punir dans vos cachots les esprits vitieux :</text:p>
      <text:p text:style-name="P22">Ainsi puisse à jamais la mort devant vos sieges</text:p>
      <text:p text:style-name="P22">Presenter les mortels qui tombent dans ses pieges :</text:p>
      <text:p text:style-name="P22">Ainsi puisse à jamais endurer Ixion</text:p>
      <text:p text:style-name="P22">Proche du triple corps de l’affreux Gerion,</text:p>
      <text:p text:style-name="P23"><text:span text:style-name="_3c_pb_3e_"><text:span text:style-name="T3">[79]</text:span></text:span>Ainsi puisse à jamais la terre vous construire</text:p>
      <text:p text:style-name="P22">Un temple que le temps ne puisse pas destruire.</text:p>
      <text:p text:style-name="P22">Enfin suivant mes vœux puissiez-vous à jamais</text:p>
      <text:p text:style-name="P22">D’un paisible repos regner dans vos Palais.</text:p>
      <text:p text:style-name="_3c_stage_3e_">Les Dieux d’Enfer se levent et s’en vont.</text:p>
      <text:h text:style-name="Heading_20_2" text:outline-level="2">Scène V</text:h>
      <text:p text:style-name="_3c_speaker_3e_">Euridice</text:p>
      <text:p text:style-name="_3c_l_3e_">Sage fils d’Apollon dont l’ame genereuse</text:p>
      <text:p text:style-name="_3c_l_3e_">S’<text:span text:style-name="T11">est ouvert un chemin dans la nuict tenebreuse,</text:span></text:p>
      <text:p text:style-name="P34">De quelle recompense et de quels complimens</text:p>
      <text:p text:style-name="P34">Pourray-je satisfaire à mes ressentimens ?</text:p>
      <text:p text:style-name="P34">Vostre plainte força les prisons les plus fortes,</text:p>
      <text:p text:style-name="P34"><text:soft-page-break/>L’Enfer à vos douleurs ouvrit les tristes portes,</text:p>
      <text:p text:style-name="P34">Les trois cruelles sœurs sont l’esprit irrité</text:p>
      <text:p text:style-name="P34">Se plaist parmy le sang et dans la cruauté,</text:p>
      <text:p text:style-name="P34">En differant le cours de leurs tragiques œuvres</text:p>
      <text:p text:style-name="P34">Laisserent de leurs mains escouler les couleuvres,</text:p>
      <text:p text:style-name="P34"><text:span text:style-name="_3c_pb_3e_"><text:span text:style-name="T3">[</text:span></text:span><text:span text:style-name="_3c_pb_3e_">80</text:span><text:span text:style-name="_3c_pb_3e_"><text:span text:style-name="T3">]</text:span></text:span>Leur flambeau fut esteint, et mesme la pitié</text:p>
      <text:p text:style-name="P34">S’emparant de leur cœur y plaça l’amitié,</text:p>
      <text:p text:style-name="P34">Les Gorgonnes, les Sphinx avec l’hydre de Lerne</text:p>
      <text:p text:style-name="P34">Escouterent vos airs du fond de leur caverne ;</text:p>
      <text:p text:style-name="P34">Aux accens dont par tout resonnoient ses Palais,</text:p>
      <text:p text:style-name="P34">La Chimere sortit de ses sales marais,</text:p>
      <text:p text:style-name="P34">La nuict dans son enclos resta comme confuse,</text:p>
      <text:p text:style-name="P34">L’horreur ne parut plus sur le chef de Meduse,</text:p>
      <text:p text:style-name="P34">Cerbere en vous voyant par trois diverses fois</text:p>
      <text:p text:style-name="P34">Fermant ses trois gosiers estouffa ses trois voix,</text:p>
      <text:p text:style-name="P34">Et sentant de son flanc toute rage bannie</text:p>
      <text:p text:style-name="P34">Fut touché de vos chants et de vostre harmonie.</text:p>
      <text:p text:style-name="P34">Mais ce ne fut pas tout, un autre evenement</text:p>
      <text:p text:style-name="P34">Adjousta de beaucoup à ce ravissement :</text:p>
      <text:p text:style-name="P34">Vous fustes si puissant, vous eustes tant de charmes</text:p>
      <text:p text:style-name="P34">Que la mort oublia l’usage de ses armes,</text:p>
      <text:p text:style-name="P34">Si bien que tout le temps qu’on la vid s’arrester</text:p>
      <text:p text:style-name="P34">Dans ce commun plaisir pour vous ouyr chanter,</text:p>
      <text:p text:style-name="P34">Nul d’entre les mortels n’esprouva la puissance</text:p>
      <text:p text:style-name="P34">Qu’elle garde sur nous depuis nostre naissance.</text:p>
      <text:p text:style-name="_3c_speaker_3e_">Orphée</text:p>
      <text:p text:style-name="P34">Elle perdit son arc et ses traits en effect,</text:p>
      <text:p text:style-name="P34">Et mesme souspira du mal qu’elle avoit fait.</text:p>
      <text:p text:style-name="_3c_speaker_3e_">Euridice</text:p>
      <text:p text:style-name="P34">Sisiphe adoucissant son mal à vostre approche</text:p>
      <text:p text:style-name="P34">Adora vos chansons assis dessus sa roche,</text:p>
      <text:p text:style-name="P34"><text:span text:style-name="_3c_pb_3e_"><text:span text:style-name="T3">[</text:span></text:span><text:span text:style-name="_3c_pb_3e_">81</text:span><text:span text:style-name="_3c_pb_3e_"><text:span text:style-name="T3">]</text:span></text:span>Sans qu’il se void contraint en ce jour solennel</text:p>
      <text:p text:style-name="P34">De plus continuer son supplice eternel.</text:p>
      <text:p text:style-name="P34">Les Princesses d’Argos voyant finir leurs peines</text:p>
      <text:p text:style-name="P34">S’estonnerent d’abord de voir leur cruches pleines,</text:p>
      <text:p text:style-name="P34">Et qu’un fâcheux demon leur permist d’écouter</text:p>
      <text:p text:style-name="P34">Vos celestes accords sans les épouventer.</text:p>
      <text:p text:style-name="P34"><text:soft-page-break/>Tantale beut de l’eau, la main de Tisiphone</text:p>
      <text:p text:style-name="P34">Ne luy déroba plus les presens de l’Automne,</text:p>
      <text:p text:style-name="P34">Il vous loüa tout haut, s’assit sans murmurer,</text:p>
      <text:p text:style-name="P34">Et dit que les mortels vous devoient adorer.</text:p>
      <text:p text:style-name="P34">L’equitable Minos de qui l’ame s’applique,</text:p>
      <text:p text:style-name="P34">À sceller les decrets de ce lieu tyrannique,</text:p>
      <text:p text:style-name="P34">Que le sort a commis pour Juge souverain,</text:p>
      <text:p text:style-name="P34">Des loix que sa main grave en des tables d’airain,</text:p>
      <text:p text:style-name="P34">Au lieu d’examiner pendant cette adventure</text:p>
      <text:p text:style-name="P34">Les esprits criminels qu’il met à la torture,</text:p>
      <text:p text:style-name="P34">D’un miracle inoüy <text:span text:style-name="T12">fut si bien enchanté</text:span></text:p>
      <text:p text:style-name="P35">Qu’il perdit la colere et la severité.</text:p>
      <text:p text:style-name="P35">Enfin la Parque fut jusqu’à ce poinct ravie,</text:p>
      <text:p text:style-name="P35">Qu’ayant laissé tomber les ciseaux de la vie,</text:p>
      <text:p text:style-name="P35">Sa main sas qu’elle creust de me donner secours,</text:p>
      <text:p text:style-name="P35">Renoüa le filet qui conservoit mes jours.</text:p>
      <text:p text:style-name="_3c_speaker_3e_">Orphée</text:p>
      <text:p text:style-name="P35">Ne m’attribuez point ces illustres miracles,</text:p>
      <text:p text:style-name="P35">Lors qu’on vous doit servir on ne voit point d’obstacles,</text:p>
      <text:p text:style-name="P35">C’est par vous seulement que mes soins ont produit</text:p>
      <text:p text:style-name="P35">Apres tant de travaux un si glorieux fruit ;</text:p>
      <text:p text:style-name="P35"><text:span text:style-name="_3c_pb_3e_"><text:span text:style-name="T3">[8</text:span></text:span><text:span text:style-name="_3c_pb_3e_">2</text:span><text:span text:style-name="_3c_pb_3e_"><text:span text:style-name="T3">]</text:span></text:span>Par vous j’ay captivé Caron dedans sa barque,</text:p>
      <text:p text:style-name="P35">Par vous j’ay des Enfers adoucy le Monarque,</text:p>
      <text:p text:style-name="P35">Par vous j’ay sur le Stix tes tourmens terminez</text:p>
      <text:p text:style-name="P35">Qui travailloient toujours les malheureux damnez.</text:p>
      <text:p text:style-name="P35">Et pour dire en un mot d’une si grande chose,</text:p>
      <text:p text:style-name="P35">Je ne suis que l’effect vous en estes la cause,</text:p>
      <text:p text:style-name="P35">Si je n’avois aimé, si jamais vos beaux yeux</text:p>
      <text:p text:style-name="P35">Ne m’avoient fait descendre en ses horribles lieux,</text:p>
      <text:p text:style-name="P35">Jamais ma voix n’auroit obligé cette Lire</text:p>
      <text:p text:style-name="P35">À toucher le tyran qui regne en cet Empire,</text:p>
      <text:p text:style-name="P35">Mon cœur suivoit la loy d’un noble sentiment,</text:p>
      <text:p text:style-name="P35">Malheureux que j’estois je paroissois amant,</text:p>
      <text:p text:style-name="P35">Et sentant de mon sein toute crainte bannie,</text:p>
      <text:p text:style-name="P35">Ma bouche ne parloit que par vostre genie.</text:p>
      <text:p text:style-name="_3c_speaker_3e_">Euridice</text:p>
      <text:p text:style-name="P35">Je ne meritois pas ces nobles sentimens,</text:p>
      <text:p text:style-name="P35"><text:soft-page-break/>Ny d’obtenir en vous le premier des amans</text:p>
      <text:p text:style-name="P35">L’excez de vos bien-faits surpassent ma puissance,</text:p>
      <text:p text:style-name="P35">Je resteray sans cœur et sans recognoissance.</text:p>
      <text:p text:style-name="P35">Mais changeant de propos de grace apprenez-moy</text:p>
      <text:p text:style-name="P35">Si lors qu’avec mes yeux l’on vid mourir ma foy,</text:p>
      <text:p text:style-name="P35">Le monde témoigna devant vous par sa plainte</text:p>
      <text:p text:style-name="P35">Quelque ressentiment d’une mort si contrainte.</text:p>
      <text:p text:style-name="_3c_speaker_3e_">Orphée</text:p>
      <text:p text:style-name="P35"><text:span text:style-name="_3c_pb_3e_"><text:span text:style-name="T3">[8</text:span></text:span><text:span text:style-name="_3c_pb_3e_">3</text:span><text:span text:style-name="_3c_pb_3e_"><text:span text:style-name="T3">]</text:span></text:span>Alors qu’il plut au Ciel d’éloigner de ma veuë</text:p>
      <text:p text:style-name="P35">Cette rare beauté dont vous estes pourveuë,</text:p>
      <text:p text:style-name="P35">Je ne puis raconter de quel estonnement</text:p>
      <text:p text:style-name="P35">Se vid saisir la terre à cet evenement.</text:p>
      <text:p text:style-name="P35">Les Nimphes des Forests d’une douleur commune</text:p>
      <text:p text:style-name="P35">En sortant de leurs troncs plaindrent vostre <text:span text:style-name="T13">infortune,</text:span></text:p>
      <text:p text:style-name="P36">La Thrace s’affligea, la Nature souffrit,</text:p>
      <text:p text:style-name="P36">Je vis pleurer le monde, et je perdis l’esprit,</text:p>
      <text:p text:style-name="P36">On entendit d’abord une troupe affligee,</text:p>
      <text:p text:style-name="P36">Faire retentir l’air aux rochers de Pangee ;</text:p>
      <text:p text:style-name="P36">Qui descendant du haut de cet auguste mont,</text:p>
      <text:p text:style-name="P36">S’en vint mesler des pleurs dans les eaux du Strimont ;</text:p>
      <text:p text:style-name="P36">Rhodope dont la masse et la superbe teste</text:p>
      <text:p text:style-name="P36">Sont au dessous des lieux où se fait la tempeste,</text:p>
      <text:p text:style-name="P36">Fit par trois fois trembler ces sommets orgueilleux,</text:p>
      <text:p text:style-name="P36">Et publia par tout que j’estois malheureux,</text:p>
      <text:p text:style-name="P36">Je vis seicher les fleurs de la Grecque Orithie,</text:p>
      <text:p text:style-name="P36">Vostre malheur toucha les peuples de Scithie,</text:p>
      <text:p text:style-name="P36">Neptune en son enclos fut émeu de couroux,</text:p>
      <text:p text:style-name="P36">Jupiter dans le Ciel fut affligé pour vous,</text:p>
      <text:p text:style-name="P36">De voir qu’il fut contraint par une mort cruelle,</text:p>
      <text:p text:style-name="P36">De vous faire obeïr à la loy naturelle.</text:p>
      <text:p text:style-name="_3c_speaker_3e_">Euridice</text:p>
      <text:p text:style-name="P36">Sans estre satisfait d’avoir paru charmant,</text:p>
      <text:p text:style-name="P36">Vous me voulez encor obliger doublement,</text:p>
      <text:p text:style-name="P36">Bien, puis que d’un bonheur qui n’a point de limite,</text:p>
      <text:p text:style-name="P36"><text:span text:style-name="_3c_pb_3e_"><text:span text:style-name="T3">[8</text:span></text:span><text:span text:style-name="_3c_pb_3e_">4</text:span><text:span text:style-name="_3c_pb_3e_"><text:span text:style-name="T3">]</text:span></text:span>Le destin m’a donné plus que je ne merite,</text:p>
      <text:p text:style-name="P36">Sans errer plus long-temps dans cette noire Cour,</text:p>
      <text:p text:style-name="P36">Cherchons quelque chemin qui nous rende le jour.</text:p>
      <text:h text:style-name="Heading_20_2" text:outline-level="2"><text:soft-page-break/>Scène VI</text:h>
      <text:p text:style-name="_3c_speaker_3e_">Orphée</text:p>
      <text:p text:style-name="P36">J’en vois un asseuré qui nous y peut conduire.</text:p>
      <text:p text:style-name="P36">Amour assiste-moy, garde bien de me nuire.</text:p>
      <text:p text:style-name="P36">Suivez-moy seulement je n’ose regarder,</text:p>
      <text:p text:style-name="P36">Ne sois pas indiscret, tu l’a vais posseder.</text:p>
      <text:p text:style-name="_3c_speaker_3e_">Alecton</text:p>
      <text:p text:style-name="_3c_stage_3e_">à l’esprit, en sortant</text:p>
      <text:p text:style-name="P36">Marchons dessus ses pas, il perdra la memoire</text:p>
      <text:p text:style-name="P36">Du serment qu’il a faict.</text:p>
      <text:p text:style-name="_3c_speaker_3e_">Orphée</text:p>
      <text:p text:style-name="P36">Que j’auray de la gloire</text:p>
      <text:p text:style-name="P36">Alors que l’on verra la beauté qui me suit</text:p>
      <text:p text:style-name="P36">Dans ses climats heureux où le Soleil reluit.</text:p>
      <text:h text:style-name="Heading_20_2" text:outline-level="2">Scène VII</text:h>
      <text:p text:style-name="_3c_stage_3e_">Caron paroist avec sa barque chargee d’Esprits.</text:p>
      <text:p text:style-name="_3c_speaker_3e_">Caron</text:p>
      <text:p text:style-name="_3c_l_3e_"><text:span text:style-name="_3c_pb_3e_"><text:span text:style-name="T3">[8</text:span></text:span><text:span text:style-name="_3c_pb_3e_">5</text:span><text:span text:style-name="_3c_pb_3e_"><text:span text:style-name="T3">]</text:span></text:span>Depuis <text:span text:style-name="T14">que Jupiter de la masse premiere</text:span></text:p>
      <text:p text:style-name="P37">Fit sortir le Soleil autheur de la lumiere,</text:p>
      <text:p text:style-name="P37">Depuis que sous le monde en des lieux reculez</text:p>
      <text:p text:style-name="P37">Il bastit ces climats que la nuict a voilez,</text:p>
      <text:p text:style-name="P37">Où le crime aux meschans establit un supplice,</text:p>
      <text:p text:style-name="P37">J’exerce sur ces eaux ce penible exercice ;</text:p>
      <text:p text:style-name="P37">Mais j’approche du bord, Esprits l’on vous apprend</text:p>
      <text:p text:style-name="P37">Qu’en ce Royaume obscur la justice se rend,</text:p>
      <text:p text:style-name="P37">Pluton dans son Palais d’une juste puissance</text:p>
      <text:p text:style-name="P37">Cognoistra vos defauts ou bien vostre innocence.</text:p>
      <text:p text:style-name="P37">Il lira dans vos cœurs, vos plus secrets pechez</text:p>
      <text:p text:style-name="P37">À ses yeux eternels ne seront point cachez.</text:p>
      <text:h text:style-name="Heading_20_2" text:outline-level="2">Scène VIII</text:h>
      <text:p text:style-name="_3c_speaker_3e_">Orphée</text:p>
      <text:p text:style-name="_3c_l_3e_"><text:span text:style-name="_3c_pb_3e_"><text:span text:style-name="T3">[8</text:span></text:span><text:span text:style-name="_3c_pb_3e_">6</text:span><text:span text:style-name="_3c_pb_3e_"><text:span text:style-name="T3">]</text:span></text:span>Euridice <text:span text:style-name="T14">mon cœur, quand vous m’estes renduë</text:span></text:p>
      <text:p text:style-name="P37">Je crains en mesme temps de vous avoir perduë,</text:p>
      <text:p text:style-name="P37">L’amour faict sur mes sens un combat furieux,</text:p>
      <text:p text:style-name="P37">Mon esprit est pressé d’un desir curieux,</text:p>
      <text:p text:style-name="P37">La crainte le respect, l’honneur, l’obeissance,</text:p>
      <text:p text:style-name="P37">Me font apprehender une auguste puissance.</text:p>
      <text:p text:style-name="P37"><text:soft-page-break/>Je veux, je n’ose pas, je cherche qui me nuit ;</text:p>
      <text:p text:style-name="P37">Le repos m’abandonne, et la douleur me suit ;</text:p>
      <text:p text:style-name="P37">Je brûle de vous voir, mais je perds cette envie</text:p>
      <text:p text:style-name="P37">Quand je me ressouviens que vous perdriez la vie,</text:p>
      <text:p text:style-name="P37">Je fais vœu d’obeïr, et d’abord dans mon sein</text:p>
      <text:p text:style-name="P37">Un autre sentiment succede à ce dessein,</text:p>
      <text:p text:style-name="P37">Car les tristes pensers où la fureur me plonge,</text:p>
      <text:p text:style-name="P37">Me font croire qu’icy tout passe pour un songe,</text:p>
      <text:p text:style-name="P37">Et je crains justement de me trouver confus,</text:p>
      <text:p text:style-name="P37">S’il faut qu’à mon réveil je ne vous trouve plus,</text:p>
      <text:p text:style-name="P37"><text:span text:style-name="_3c_pb_3e_"><text:span text:style-name="T3">[8</text:span></text:span><text:span text:style-name="_3c_pb_3e_">7</text:span><text:span text:style-name="_3c_pb_3e_"><text:span text:style-name="T3">]</text:span></text:span>Mais je crains vainement l’authorité fatale</text:p>
      <text:p text:style-name="P37">Du Prince qui regit cette terre infernale,</text:p>
      <text:p text:style-name="P37">Ne sçauroit m’abuser, ce que donnent les Dieux</text:p>
      <text:p text:style-name="P37">Est tousjours si parfaict et si Religieux</text:p>
      <text:p text:style-name="P37">Qu’il n’en provient jamais une mauvaise issuë,</text:p>
      <text:p text:style-name="P37">Quand je craignois pour vous mon ame estoit deceuë</text:p>
      <text:p text:style-name="P37">Achevons cette course, et dans peu le Soleil</text:p>
      <text:p text:style-name="P37">Fera voir à mes yeux un tresor sans pareil ;</text:p>
      <text:p text:style-name="P37">Mais je veux que Pluton me tienne sa promesse,</text:p>
      <text:p text:style-name="P37">Ne vous perdez-vous point dans cette nuit épaisse ?</text:p>
      <text:p text:style-name="P37">Suivez-vous bien mes pas dans ce regne inhumain,</text:p>
      <text:p text:style-name="P37">Euridice parlez, ou tendez-moy la main,</text:p>
      <text:p text:style-name="P37">Considerez le deüil de mon cœur qui soupire,</text:p>
      <text:p text:style-name="P37">Faites de vostre voix retentir cette Empire,</text:p>
      <text:p text:style-name="P37">Si vous vous égarez je courray promptement,</text:p>
      <text:p text:style-name="P37">Et vous aurez bien-tost prés de vous vostre amant,</text:p>
      <text:p text:style-name="P37">Mais ne me parlez point j’ay perdu la memoire,</text:p>
      <text:p text:style-name="P37">Observez le silence, il y va de ma gloire,</text:p>
      <text:p text:style-name="P37">Vous ne l’oseriez pas sans commettre un peché,</text:p>
      <text:p text:style-name="P37">Qui dans ces sombres lieux ne seroit pas caché,</text:p>
      <text:p text:style-name="P37">Mes yeux feront pour vous un si fidelle office,</text:p>
      <text:p text:style-name="P37">Mes yeux n’en faites rien, je perdrois Euridice.</text:p>
      <text:p text:style-name="P38">Foible amant, lâche esprit, que deliberes-tu<text:note text:id="ftn0" text:note-class="footnote"><text:note-citation>11</text:note-citation><text:note-body><text:p text:style-name="P52">delibere-tu</text:p></text:note-body></text:note>,</text:p>
      <text:p text:style-name="P39">Pluton ne punit pas un acte de vertu ;</text:p>
      <text:p text:style-name="P39">Pluton vient de te faire une estroite defense.</text:p>
      <text:p text:style-name="P39">Mais en cecy ta cause est la mesme innocence,</text:p>
      <text:p text:style-name="P39"><text:soft-page-break/>Pluton est inhumain, ton cœur l’offensera.</text:p>
      <text:p text:style-name="P39"><text:span text:style-name="_3c_pb_3e_"><text:span text:style-name="T3">[8</text:span></text:span><text:span text:style-name="_3c_pb_3e_">8</text:span><text:span text:style-name="_3c_pb_3e_"><text:span text:style-name="T3">]</text:span></text:span>Mais si tu fais un crime, amour t’excusera.</text:p>
      <text:p text:style-name="P39">Que mes sens sont troublez, que mon mal est sensible,</text:p>
      <text:p text:style-name="P39">Cette condition m’est du tout impossible.</text:p>
      <text:p text:style-name="_3c_speaker_3e_">Caron</text:p>
      <text:p text:style-name="P39">Hastez-vous de partir, entrez et promptement,</text:p>
      <text:p text:style-name="P39">Vous estes bien tardif pour un fidele amant.</text:p>
      <text:p text:style-name="_3c_speaker_3e_">Orphée</text:p>
      <text:p text:style-name="P51">Orphée met un pied dans la barque puis il le retire.</text:p>
      <text:p text:style-name="P39">Ces termes si pressans presagent quelque chose</text:p>
      <text:p text:style-name="P39">Que je ne cognois point ; entrons pourtant, je n’ose,</text:p>
      <text:p text:style-name="P39">Il le faut, n’en fais rien, perds honneur et respect.</text:p>
      <text:p text:style-name="P39">Ce procedé cruel te doit estre suspect.</text:p>
      <text:p text:style-name="P39">Entre sans consulter, ne suis point ton caprice,</text:p>
      <text:p text:style-name="P39">Dompte tes passions en faveur d’Euridice.</text:p>
      <text:p text:style-name="P39">Pluton veut m’eloigner dessous de faux appas,</text:p>
      <text:p text:style-name="P39">Il retient Euridice, elle ne me suit pas.</text:p>
      <text:p text:style-name="_3c_stage_3e_">Il se retourne.</text:p>
      <text:p text:style-name="_3c_speaker_3e_">Euridice</text:p>
      <text:p text:style-name="P39">D’une plus dure mort que ne fut la premiere,</text:p>
      <text:p text:style-name="P39">Pour la seconde fois l’on m’oste la lumiere ;</text:p>
      <text:p text:style-name="P39">Je retombe aux enfers, Alecton qui me suit</text:p>
      <text:p text:style-name="P39">M’oblige à retourner dans l’eternelle nuict.</text:p>
      <text:p text:style-name="_3c_speaker_3e_">Orphée</text:p>
      <text:p text:style-name="P39">Où fuyez-vous bel Astre ? arrestez Euridice,</text:p>
      <text:p text:style-name="P39">Il faut en vous suivant que mon sort s’accomplice,</text:p>
      <text:p text:style-name="P39"><text:span text:style-name="_3c_pb_3e_"><text:span text:style-name="T3">[8</text:span></text:span><text:span text:style-name="_3c_pb_3e_">9</text:span><text:span text:style-name="_3c_pb_3e_"><text:span text:style-name="T3">]</text:span></text:span>Mais elle disparoist, et le puissant effort</text:p>
      <text:p text:style-name="P39">D’un vent impetueux me met sur l’autre bord,</text:p>
      <text:p text:style-name="P39">Caron ne paroist plus, deplorable adventure,</text:p>
      <text:p text:style-name="P39">Injuste Dieu d’enfer, execrable imposture !</text:p>
      <text:p text:style-name="_3c_speaker_3e_">L’ombre d’Euridice</text:p>
      <text:p text:style-name="_3c_stage_3e_">loing</text:p>
      <text:p text:style-name="P39">N’espere plus mon cœur de me rendre le jour,</text:p>
      <text:p text:style-name="P39">Car tu me l’as osté par un exceds d’amour ;</text:p>
      <text:p text:style-name="P39">En voulant m’animer tu fus mon homicide,</text:p>
      <text:p text:style-name="P39">Et trop aventureux en paroissant timide,</text:p>
      <text:p text:style-name="P39">Si ton œil curieux n’eust point trahy ta foy</text:p>
      <text:p text:style-name="P39">Je verrois maintenant le Soleil avec toy,</text:p>
      <text:p text:style-name="P39">Et malgré la rigueur du destin qui me lie</text:p>
      <text:p text:style-name="P39"><text:soft-page-break/>Nous nous reposerions aux eaux de Castalie ;</text:p>
      <text:p text:style-name="P39">Mais puis que ce mesme œil dans ce poinct aveuglé</text:p>
      <text:p text:style-name="P39">À l’égal de tes chants n’a pas esté reglé ;</text:p>
      <text:p text:style-name="P39">Ô dur ressouvenir qui faict que je souspire,</text:p>
      <text:p text:style-name="P39">Tu ne gousteras pas les doux fruicts de ta Lire,</text:p>
      <text:p text:style-name="P39">Ny tu n’auras jamais le pouvoir d’aborder</text:p>
      <text:p text:style-name="P39">Le trosne de Pluton pour m’y redemander.</text:p>
      <text:p text:style-name="_3c_label_3e_">Passion d’Orphée</text:p>
      <text:p text:style-name="P39">Fausse divinité malicieuse, ingrate,</text:p>
      <text:p text:style-name="P39">C’est icy que sur moy ton injustice éclate ;</text:p>
      <text:p text:style-name="P39">Pluton c’est à ce coup que tu me fais sçavoir</text:p>
      <text:p text:style-name="P39">Que l’on ne peut fléchir ton barbare pouvoir,</text:p>
      <text:p text:style-name="P39">Tu ravis à mes yeux une amante donnee</text:p>
      <text:p text:style-name="P40"><text:span text:style-name="_3c_pb_3e_"><text:span text:style-name="T3">[</text:span></text:span><text:span text:style-name="_3c_pb_3e_">90</text:span><text:span text:style-name="_3c_pb_3e_"><text:span text:style-name="T3">]</text:span></text:span>Par toy, par Proserpine et par la destinee,</text:p>
      <text:p text:style-name="P40">D’abord qu’elle est renduë un demon la surpend,</text:p>
      <text:p text:style-name="P40">M’accable de douleurs et par force la rend,</text:p>
      <text:p text:style-name="P40">Un don n’est pas entier quand on le veut reprendre,</text:p>
      <text:p text:style-name="P40">Celuy qui le reçoit ne le doit jamais rendre.</text:p>
      <text:p text:style-name="P40">Qui se peut repentir du plaisir qu’il a fait</text:p>
      <text:p text:style-name="P40">En avilit l’éclat et le rend imparfait,</text:p>
      <text:p text:style-name="P41"><text:span text:style-name="T15">Ou bien tu me devois accorder cette grace,</text:span></text:p>
      <text:p text:style-name="P40">Ou bien tu me devois punir de mon audace.</text:p>
      <text:p text:style-name="P40">Mais sans plus t’accuser des travaux que je sens</text:p>
      <text:p text:style-name="P40">Je maudiray plutost mes peu sensibles chants.</text:p>
      <text:p text:style-name="P40">Ô mon Luth que me sert dans cet estat funeste</text:p>
      <text:p text:style-name="P40">La charmante vertu de vostre son celeste,</text:p>
      <text:p text:style-name="P40">Si je ne puis toucher par vos divins accords</text:p>
      <text:p text:style-name="P40">L’impitoyable cœur du monarque des morts.</text:p>
      <text:p text:style-name="P40">Que me sert que le Ciel m’ait donné la couronne,</text:p>
      <text:p text:style-name="P40">De lauriers immortels dont mon chef s’environne ?</text:p>
      <text:p text:style-name="P40">Que me sert malheureux que les peuples d’Europe</text:p>
      <text:p text:style-name="P40">M’ayent creu fils d’Apollon et né de Calliope ?</text:p>
      <text:p text:style-name="P40">Enfin de quoy me sert qu’on m’entende chanter,</text:p>
      <text:p text:style-name="P40">Des hymnes à l’honneur du grand Dieu Jupiter ?</text:p>
      <text:p text:style-name="P40">Si luy-mesme insensible aux accens de mes plaintes,</text:p>
      <text:p text:style-name="P40">Ne peut estre touché de leurs justes atteintes ?</text:p>
      <text:p text:style-name="P40">Severe Dieu des morts noir tyran de ces lieux,</text:p>
      <text:p text:style-name="P40"><text:soft-page-break/>Je suis pourtant celuy dont le style pieux</text:p>
      <text:p text:style-name="P40"><text:span text:style-name="_3c_pb_3e_"><text:span text:style-name="T3">[</text:span></text:span><text:span text:style-name="_3c_pb_3e_">91</text:span><text:span text:style-name="_3c_pb_3e_"><text:span text:style-name="T3">]</text:span></text:span>A solennellement au temple de memoire</text:p>
      <text:p text:style-name="P40">Chanté dessus son luth ton immortelle gloire,</text:p>
      <text:p text:style-name="P40">Et qui mesme a forcé les stupides mortels</text:p>
      <text:p text:style-name="P40">À porter les encens dont fument tes Autels,</text:p>
      <text:p text:style-name="P40">Et pour ma recompense il faut qu’un artifice</text:p>
      <text:p text:style-name="P40">D’une nouvelle mort me ravisse Euridice.</text:p>
      <text:p text:style-name="P40">Dure condition difficile à garder !</text:p>
      <text:p text:style-name="P40">Pour le rare tresor qu’on vouloit m’accorder,</text:p>
      <text:p text:style-name="P40">Si mon ame eust esté beaucoup moins amoureuse</text:p>
      <text:p text:style-name="P40">La parole d’un Dieu n’eust pas esté trompeuse.</text:p>
      <text:p text:style-name="P40">Euridice ma vie et mes derniers plaisirs,</text:p>
      <text:p text:style-name="P40">Revenez, revenez, contentez mes desirs.</text:p>
      <text:p text:style-name="P40">Me faut-il habiter mes demeures premieres</text:p>
      <text:p text:style-name="P40">Sans y revoir vos yeux, mes celestes lumieres ?</text:p>
      <text:p text:style-name="P40">Faut-il que j’aille voir les Nimphes dont les pleurs</text:p>
      <text:p text:style-name="P40">Coulent avec le sang dont vous teinctes les fleurs,</text:p>
      <text:p text:style-name="P40">Et que pour mon malheur <text:span text:style-name="T16">je me trouve en la place</text:span></text:p>
      <text:p text:style-name="P42">Sur qui la parque vint accomplir ma disgrace ?</text:p>
      <text:p text:style-name="P42">L’enfer ne peut-il pas favorable à mes vœux</text:p>
      <text:p text:style-name="P42">Dedans un mesme enclos nous retenir tous deux ?</text:p>
      <text:p text:style-name="P42">Pourquoy vous recevant faut-il qu’il me refuse ?</text:p>
      <text:p text:style-name="P42">Et qu’au mesme moment sa cruauté m’abuse ?</text:p>
      <text:p text:style-name="P42">Ne vous tient-il ainsi captive dans ses fers</text:p>
      <text:p text:style-name="P42">Qu’afin qu’en chaque lieu je trouve mes enfers ?</text:p>
      <text:p text:style-name="P42">Et pour nostre bonheur n’est-il inexorable</text:p>
      <text:p text:style-name="P42">Si ce n’est à dessein de me voir miserable ?</text:p>
      <text:p text:style-name="P42">Ah ! si je suis contraint d’habiter l’Univers,</text:p>
      <text:p text:style-name="P42"><text:span text:style-name="_3c_pb_3e_"><text:span text:style-name="T3">[9</text:span></text:span><text:span text:style-name="_3c_pb_3e_">2</text:span><text:span text:style-name="_3c_pb_3e_"><text:span text:style-name="T3">]</text:span></text:span>Je n’y reciteray que des tragiques Vers,</text:p>
      <text:p text:style-name="P42">Ses plaisirs me seront d’execrables furies</text:p>
      <text:p text:style-name="P42">Que je sçauray dompter parmy mes réveries ;</text:p>
      <text:p text:style-name="P42">Le Soleil que j’aymois ne me sera plus cher,</text:p>
      <text:p text:style-name="P42">Quiconque me verra n’osera m’approcher</text:p>
      <text:p text:style-name="P42">Ma Lire qui souloit faire mouvoir les arbres,</text:p>
      <text:p text:style-name="P42">Qui pouvoit amolir la dureté des marbres</text:p>
      <text:p text:style-name="P42">Plus triste que mon cœur ressentant mes douleurs,</text:p>
      <text:p text:style-name="P42">Fera croistre les eaux du torrent de mes pleurs,</text:p>
      <text:p text:style-name="P42"><text:soft-page-break/>Bachus dont je faisois resonner les Orgies,</text:p>
      <text:p text:style-name="P42">M’écoutera chanter des tristes Elegies,</text:p>
      <text:p text:style-name="P42">Ma Muse me voyant dans une obscurité</text:p>
      <text:p text:style-name="P42">S’étonnera d’abord de ma sterilité,</text:p>
      <text:p text:style-name="P42">Et de me voir tarir cette veine feconde,</text:p>
      <text:p text:style-name="P42">D’où l’on a fait recit aux quatre coins du monde,</text:p>
      <text:p text:style-name="P42">Enfin chacun sçaura me voyant consommer,</text:p>
      <text:p text:style-name="P42">Que puisque je vous pers, je ne dois rien aimer.</text:p>
      <text:h text:style-name="Heading_20_1" text:outline-level="1">Acte V</text:h>
      <text:h text:style-name="Heading_20_2" text:outline-level="2">Scène première</text:h>
      <text:p text:style-name="_3c_speaker_3e_">Arcas</text:p>
      <text:p text:style-name="_3c_l_3e_"><text:span text:style-name="_3c_pb_3e_"><text:span text:style-name="T3">[93]</text:span></text:span>Suivant les mouvements de son ame échauffee,</text:p>
      <text:p text:style-name="_3c_l_3e_">Ce berger se noya dans les ondes d’Alphee,</text:p>
      <text:p text:style-name="P43">Et son malheur luy fit dans le profond de l’eau</text:p>
      <text:p text:style-name="P43">Devant les Dieux marins un humide tombeau.</text:p>
      <text:p text:style-name="_3c_speaker_3e_">Ergaste</text:p>
      <text:p text:style-name="P43">Par tout de son trépas la nouvelle est semee,</text:p>
      <text:p text:style-name="P43">Par la suite de Pan et par la renommee.</text:p>
      <text:p text:style-name="_3c_speaker_3e_">Arcas</text:p>
      <text:p text:style-name="P43">En changeant de propos sçache qu’un demy-Dieu</text:p>
      <text:p text:style-name="P43">Fait depuis quelques jours un miracle en ce lieu,</text:p>
      <text:p text:style-name="P43"><text:span text:style-name="_3c_pb_3e_"><text:span text:style-name="T3">[9</text:span></text:span><text:span text:style-name="_3c_pb_3e_">4</text:span><text:span text:style-name="_3c_pb_3e_"><text:span text:style-name="T3">]</text:span></text:span>Qu’il attire les monts et les forests entieres,</text:p>
      <text:p text:style-name="P43">Qu’il arreste en leur lit le courant des rivieres,</text:p>
      <text:p text:style-name="P43">Et que prenant le Ciel pour témoin de ses maux</text:p>
      <text:p text:style-name="P43">Il adoucit le cœur de tous les animaux.</text:p>
      <text:p text:style-name="_3c_speaker_3e_">Ergaste</text:p>
      <text:p text:style-name="P43">Ô Dieux ! cette merveille est difficile à croire.</text:p>
      <text:p text:style-name="_3c_speaker_3e_">Arcas</text:p>
      <text:p text:style-name="P43">Escoute, je m’en vay t’en raconter l’histoire,</text:p>
      <text:p text:style-name="P43">Mais ne m’interrompt pas, et crois qu’assurément</text:p>
      <text:p text:style-name="P43">Tu seras estonné de cet evenement.</text:p>
      <text:p text:style-name="P43">Au moment qu’il chante, les zephirs dans la pleine</text:p>
      <text:p text:style-name="P43">De peur de le troubler retindrent leur haleine,</text:p>
      <text:p text:style-name="P43">L’écho cacha sa voix au creux de ses poulmons,</text:p>
      <text:p text:style-name="P43">Je vis trembler la terre, et marcher tous les monts,</text:p>
      <text:p text:style-name="P43">Rodophe, à ses soupirs tes neiges se fondirent,</text:p>
      <text:p text:style-name="P44"><text:span text:style-name="T17">Ta teste s’abbaissa, tes froideurs se perdirent,</text:span></text:p>
      <text:p text:style-name="P43"><text:soft-page-break/>L’excez de son amour t’échauffa tellement,</text:p>
      <text:p text:style-name="P43">Qu’on te verra jetter la flame à tout moment,</text:p>
      <text:p text:style-name="P43">Mesme tu l’imitas qu’au plus chaut qu’en Affrique,</text:p>
      <text:p text:style-name="P43">Ou le peuple s’enfuit du Soleil qui le picque,</text:p>
      <text:p text:style-name="P43">Tu chassas de tes pins les aimables oyseaux,</text:p>
      <text:p text:style-name="P43">Lors que tu vis boüillir dans tes sources les eaux,</text:p>
      <text:p text:style-name="P43">Certes tu surpassas les transports qu’ils sentirent,</text:p>
      <text:p text:style-name="P43">Tes superbes sommets deslors se racourcirent,</text:p>
      <text:p text:style-name="P43">Bien qu’on t’eust veu souvent en colere braver</text:p>
      <text:p text:style-name="P43">L’inconstance des flots qui te viennent laver,</text:p>
      <text:p text:style-name="P43">Et quoy que l’Aquilon te creust parmy l’orage,</text:p>
      <text:p text:style-name="P43"><text:span text:style-name="_3c_pb_3e_"><text:span text:style-name="T3">[9</text:span></text:span><text:span text:style-name="_3c_pb_3e_">5</text:span><text:span text:style-name="_3c_pb_3e_"><text:span text:style-name="T3">]</text:span></text:span>Comme un ferme rampart qui repoussoit sa rage,</text:p>
      <text:p text:style-name="P43">Alors que tu tombas dans tes flancs démolis,</text:p>
      <text:p text:style-name="P43">Les Centaures legers furent ensevelis</text:p>
      <text:p text:style-name="P43">D’un prodige plus grand tous les arbres quitterent</text:p>
      <text:p text:style-name="P43">Les costes de ces monts et puis l’environnerent.</text:p>
      <text:p text:style-name="P43">Le premier qui parut fut celuy que Cerés</text:p>
      <text:p text:style-name="P43">Arracha de sa main au milieu des forests</text:p>
      <text:p text:style-name="P43">Pour s’éclairer la nuict dans ces climats celebres,</text:p>
      <text:p text:style-name="P43">Qui du rapt de sa fille accusoient les tenebres ;</text:p>
      <text:p text:style-name="P43">Il fut accompagné du chesne dont le gland</text:p>
      <text:p text:style-name="P43">Repeut ceux qui vivoient devant l’âge sanglant.</text:p>
      <text:p text:style-name="P43">Le funeste Ciprés de fort peu de distance,</text:p>
      <text:p text:style-name="P43">Et les buys verdoyans suivirent leur cadance.</text:p>
      <text:p text:style-name="P43">Le fresne dont le vois si robuste et nerveux</text:p>
      <text:p text:style-name="P43">Arme de javelot le guerrier genereux</text:p>
      <text:p text:style-name="P43">Coula dessus le sable, et d’un ample ramage</text:p>
      <text:p text:style-name="P43">Imitant le tilleul s’en vint luy faire hommage.</text:p>
      <text:p text:style-name="P43">Cet arbre si fameux par qui les matelots</text:p>
      <text:p text:style-name="P43">Bravent insolemment l’inconstance des flots :</text:p>
      <text:p text:style-name="P43">Le sapin orgueilleux dont la teste chenuë</text:p>
      <text:p text:style-name="P43">Semble monter en haut pour provoquer la nuë,</text:p>
      <text:p text:style-name="P43">Craignant que l’olivier ne le pust devancer,</text:p>
      <text:p text:style-name="P43">Suivit ses compagnons qui venoit de passer.</text:p>
      <text:p text:style-name="P43">Un peu plus bas la palme avec bon droict nommee</text:p>
      <text:p text:style-name="P43">L’ornement et l’honneur des plaines d’Idumee,</text:p>
      <text:p text:style-name="P43">Par un sentier secret traversant sur ce mont,</text:p>
      <text:p text:style-name="P43"><text:soft-page-break/>De ce chantre pieux vint ombrager le front,</text:p>
      <text:p text:style-name="P43"><text:span text:style-name="_3c_pb_3e_"><text:span text:style-name="T3">[9</text:span></text:span><text:span text:style-name="_3c_pb_3e_">6</text:span><text:span text:style-name="_3c_pb_3e_"><text:span text:style-name="T3">]</text:span></text:span>Le laurier se courba sur son chef en couronne,</text:p>
      <text:p text:style-name="P43">Et l’arbre que l’amour noircit dans Babilone,</text:p>
      <text:p text:style-name="P43">Se vid plus estonné que lors que la douleur</text:p>
      <text:p text:style-name="P43">Ensanglantant son tronc luy changea de couleur,</text:p>
      <text:p text:style-name="P43">Au moment qu’on voyoit ses racines mouvantes,</text:p>
      <text:p text:style-name="P43">Suivre insensiblement les rochers et les plantes :</text:p>
      <text:p text:style-name="P43">Les orengers touffus des jardins reverez</text:p>
      <text:p text:style-name="P43">Y porterent leurs fleurs avec leurs fruicts dorez.</text:p>
      <text:p text:style-name="P43">J’y vis courir la plaine et les buissons sauvages,</text:p>
      <text:p text:style-name="P43">Le saule et les peupliers qui bordent les rivages,</text:p>
      <text:p text:style-name="P43">Les genievres poignant les faux, les alisiers,</text:p>
      <text:p text:style-name="P43">L’ormeau, le tamarist avecque les cerisiers,</text:p>
      <text:p text:style-name="P43">La vigne consacree à l’enfant de Semelle,</text:p>
      <text:p text:style-name="P43">L’arbre odoriferant qui porte la canelle,</text:p>
      <text:p text:style-name="P43">Et <text:span text:style-name="T18">tout ce que l’on void d’arbres dans l’Univers</text:span></text:p>
      <text:p text:style-name="P45">S’y rendirent soudain par des chemins divers ;</text:p>
      <text:p text:style-name="P45">Lors voulant acquerir des plus grandes conquestes,</text:p>
      <text:p text:style-name="P45">Il charma tous les cœurs des plus cruelles bestes,</text:p>
      <text:p text:style-name="P45">Ne se contentant pas que dessus les rameaux</text:p>
      <text:p text:style-name="P45">Ils eussent apporté dans le nid les oiseaux,</text:p>
      <text:p text:style-name="P45">Mais n’apperçois-je pas des femmes insolentes,</text:p>
      <text:p text:style-name="P45">Que je ne puis nommer que du nom de bacantes,</text:p>
      <text:p text:style-name="P45">Qui du milieu des bois nous viennent investir ?</text:p>
      <text:p text:style-name="P45">Entrons, puis qu’on les voit en colere sortir.</text:p>
      <text:p text:style-name="_3c_speaker_3e_">Ergaste</text:p>
      <text:p text:style-name="P45">Sans attendre en ce lieu leur furieuse approche,</text:p>
      <text:p text:style-name="P45">Cachons-nous à l’abry du creux de cette roche.</text:p>
      <text:h text:style-name="Heading_20_2" text:outline-level="2">Scène II</text:h>
      <text:p text:style-name="_3c_speaker_3e_">Première Baccante</text:p>
      <text:p text:style-name="P45"><text:span text:style-name="_3c_pb_3e_"><text:span text:style-name="T3">[9</text:span></text:span><text:span text:style-name="_3c_pb_3e_">7</text:span><text:span text:style-name="_3c_pb_3e_"><text:span text:style-name="T3">]</text:span></text:span>Cheres sœurs aujourd’huy que les mortels vaincus,</text:p>
      <text:p text:style-name="P45">Se prosternent par tout aux autels de Bacus,</text:p>
      <text:p text:style-name="P45">Et que plein de fureur ce grand Dieu nous appelle</text:p>
      <text:p text:style-name="P45">Pour venir celebrer sa feste solennelle,</text:p>
      <text:p text:style-name="P45">Courons parmy les champs, rendons-luy le devoir</text:p>
      <text:p text:style-name="P45">Qu’exige de nos cœurs son celeste pouvoir.</text:p>
      <text:p text:style-name="P45"><text:soft-page-break/>Chantons comme traisnant Mars avec la Fortune,</text:p>
      <text:p text:style-name="P45">Jusqu’aux lieux reculez où se borne Neptune.</text:p>
      <text:p text:style-name="P45">Porté du seul desir de signaler les siens,</text:p>
      <text:p text:style-name="P45">Il arresta captifs tant de Rois Indiens,</text:p>
      <text:p text:style-name="P45">Chantons mes cheres sœurs comme dés sa naissance,</text:p>
      <text:p text:style-name="P45">Pour montrer aux mortels l’effect de sa puissance,</text:p>
      <text:p text:style-name="P45">D’un juste chastiment qu’on ne peut divertir,</text:p>
      <text:p text:style-name="P45">Il changea sur la mer les mariniers de Thir.</text:p>
      <text:p text:style-name="P45">Enfin, faisons si bien que dans peu tout le monde,</text:p>
      <text:p text:style-name="P45">De l’un à l’autre bout à nos accens responde.</text:p>
      <text:p text:style-name="_3c_speaker_3e_">Deuxième Baccante</text:p>
      <text:p text:style-name="P45"><text:span text:style-name="_3c_pb_3e_"><text:span text:style-name="T3">[9</text:span></text:span><text:span text:style-name="_3c_pb_3e_">8</text:span><text:span text:style-name="_3c_pb_3e_"><text:span text:style-name="T3">]</text:span></text:span>Depuis long-temps la Grece a veu de toutes parts</text:p>
      <text:p text:style-name="P45">Ce que peuvent ces Linx et ces fiers Leopars.</text:p>
      <text:p text:style-name="_3c_speaker_3e_">Troisième Baccante</text:p>
      <text:p text:style-name="P45">Faisons donc retentir au lever de l’Aurore,</text:p>
      <text:p text:style-name="P45">Les rivages qui sont au destroit du Bosphore,</text:p>
      <text:p text:style-name="P45">Apprenons aux Tritons ainsi qu’aux Mariniers</text:p>
      <text:p text:style-name="P45">Que le Tirse aujourd’huy surpasse les lauriers,</text:p>
      <text:p text:style-name="P45">Puis qu’en les méprisant d’une si belle plante,</text:p>
      <text:p text:style-name="P45">Baccus a couronné sa teste triomphante.</text:p>
      <text:h text:style-name="Heading_20_2" text:outline-level="2">Scène III</text:h>
      <text:p text:style-name="_3c_stage_3e_">Orphée sur Rodophe charmant les Animaux</text:p>
      <text:p text:style-name="_3c_speaker_3e_">Orphée</text:p>
      <text:p text:style-name="P31">Chanson d’Orphée</text:p>
      <text:p text:style-name="P45">De cette montagne deserte,</text:p>
      <text:p text:style-name="P45">J’irrite le foudre des Dieux,</text:p>
      <text:p text:style-name="P45">En pleurant ma derniere perte,</text:p>
      <text:p text:style-name="P45">J’inonde de larmes ces lieux,</text:p>
      <text:p text:style-name="P45">Et si je ne puis pas transporté de ma rage,</text:p>
      <text:p text:style-name="P45">Dans l’onde que j’acrois rencontrer mon naufrage.</text:p>
      <text:p text:style-name="P45"/>
      <text:p text:style-name="P45">Je pense que les destinees</text:p>
      <text:p text:style-name="P45">Qui seules causent mes malheurs,</text:p>
      <text:p text:style-name="P45">Avec les cours de mes annees,</text:p>
      <text:p text:style-name="P45">Éterniseront mes douleurs,</text:p>
      <text:p text:style-name="P45">Car j’en ay recognu de si visibles marques</text:p>
      <text:p text:style-name="P45">Que je n’ay peu mourir dans la maison des Parques.</text:p>
      <text:p text:style-name="P45"><text:soft-page-break/></text:p>
      <text:p text:style-name="P45">Tyran des cavernes profondes,</text:p>
      <text:p text:style-name="P45">Exécrable bourreau des cœurs</text:p>
      <text:p text:style-name="P45">Qui dans le plus triste des mondes</text:p>
      <text:p text:style-name="P45">Tiens les captifs et les vainqueurs,</text:p>
      <text:p text:style-name="P45">Quand je me vis par toy mon espouse renduë,</text:p>
      <text:p text:style-name="P45">Je jugeay bien délors que je l’avois perduë.</text:p>
      <text:p text:style-name="P45"/>
      <text:p text:style-name="P45">Cette avare et noire puissance</text:p>
      <text:p text:style-name="P45">Qui me promettoit des plaisirs,</text:p>
      <text:p text:style-name="P45">A voulu mesme en leur naissance</text:p>
      <text:p text:style-name="P45">Estouffer mes chastes desirs,</text:p>
      <text:p text:style-name="P45">Pluton fut liberal pour me rendre complice</text:p>
      <text:p text:style-name="P45">De la seconde mort qui ravit Euridice.</text:p>
      <text:p text:style-name="P45"/>
      <text:p text:style-name="P45">Mortels faites des entreprises,</text:p>
      <text:p text:style-name="P45">Ne craignez plus des chastimens,</text:p>
      <text:p text:style-name="P45"><text:span text:style-name="_3c_pb_3e_"><text:span text:style-name="T3">[</text:span></text:span><text:span text:style-name="_3c_pb_3e_">100</text:span><text:span text:style-name="_3c_pb_3e_"><text:span text:style-name="T3">]</text:span></text:span>Toutes choses vous sont permises</text:p>
      <text:p text:style-name="P45">Dans vos sales dêreglemens,</text:p>
      <text:p text:style-name="P45">Vous pouvez bien pecher par une audace extréme,</text:p>
      <text:p text:style-name="P45">Si les Dieux criminels osent pecher de mesme.</text:p>
      <text:p text:style-name="P45"/>
      <text:p text:style-name="P45">Soleil sors de la mer, fens le centre des monts,</text:p>
      <text:p text:style-name="P45">Rend visible à chacun le sejour des Demons,</text:p>
      <text:p text:style-name="P45">En perçant de la nuict les plus obscures toiles,</text:p>
      <text:p text:style-name="P45">Quand tu te coucheras donne-leur des estoiles,</text:p>
      <text:p text:style-name="P46">Faits que dans peu le Stix produise des poissons,</text:p>
      <text:p text:style-name="P46">Que l’on cueille en ses bords des fertiles moissons ;</text:p>
      <text:p text:style-name="P46">Faits que les criminels goustent mille delices,</text:p>
      <text:p text:style-name="P46">Tansforme en des plaisirs leur plus affreux suplices</text:p>
      <text:p text:style-name="P46">Esteins par tes vapeurs les soulphres et les feux,</text:p>
      <text:p text:style-name="P46">Faits de tous les Enfers des climats bien-heureux,</text:p>
      <text:p text:style-name="P46">Enfin chassant Pluton de ses Palais funebres,</text:p>
      <text:p text:style-name="P46">Faits regner la lumiere où regnent les tenebres ;</text:p>
      <text:p text:style-name="P46">Si le destin s’oppose aux pressantes chaleurs,</text:p>
      <text:p text:style-name="P46">Que tu lances du Ciel en tes vives ardeurs,</text:p>
      <text:p text:style-name="P46">Oblige Jupiter à finir mon supplice</text:p>
      <text:p text:style-name="P46"><text:soft-page-break/>En rendant à mes yeux les beautez d’Euridice,</text:p>
      <text:p text:style-name="P46">S’il est inexorable, et si par ton pouvoir</text:p>
      <text:p text:style-name="P46">Non plus que par mes chants il ne peut s’émouvoir,</text:p>
      <text:p text:style-name="P46">Esteignant ton flambeau pour vanger ta querelle,</text:p>
      <text:p text:style-name="P46">Declare à l’Univers une guerre immortelle :</text:p>
      <text:p text:style-name="P46">Afflige la Nature en tes ressentimens,</text:p>
      <text:p text:style-name="P46">Confonds l’ordre reglé de tous les elemens,</text:p>
      <text:p text:style-name="P46"><text:span text:style-name="_3c_pb_3e_"><text:span text:style-name="T3">[10</text:span></text:span><text:span text:style-name="_3c_pb_3e_">1</text:span><text:span text:style-name="_3c_pb_3e_"><text:span text:style-name="T3">]</text:span></text:span>Mesle avec la chaleur le sec et la froidure,</text:p>
      <text:p text:style-name="P46">Joins l’humide à leurs corps et dans cette adventure</text:p>
      <text:p text:style-name="P46">Prenant ton arc mortel, et tes fleches en main</text:p>
      <text:p text:style-name="P46">Lance la peste au cœur de tout le genre humain.</text:p>
      <text:p text:style-name="P46">Mais tu ne peux guerir le mal qui me possede,</text:p>
      <text:p text:style-name="P46">Ma voix est ma vengeance et mon dernier remede,</text:p>
      <text:p text:style-name="P46">Par elle je m’en vais dans ce triste sejour</text:p>
      <text:p text:style-name="P46">Me plaindre de Pluton aussi bien que d’amour.</text:p>
      <text:p text:style-name="_3c_label_3e_">Chanson d’Orphee</text:p>
      <text:p text:style-name="P46">Fideles témoins de mes peines,</text:p>
      <text:p text:style-name="P46">Arbres sacrez superbes chesnes</text:p>
      <text:p text:style-name="P46">Qui ne vieillissez point par la suite des ans,</text:p>
      <text:p text:style-name="P46">Si ma voix anime vos souches</text:p>
      <text:p text:style-name="P46">Prenez en ma faveur des bouches,</text:p>
      <text:p text:style-name="P46">Pour plaindre les maux que je sens.</text:p>
      <text:p text:style-name="_3c_speaker_3e_">Orphée</text:p>
      <text:p text:style-name="_3c_stage_3e_">aux rochers</text:p>
      <text:p text:style-name="P46">Ô rochers qui sortez pendant cette adventure</text:p>
      <text:p text:style-name="P46">Hors de ses lieux deserts où vous mit la nature,</text:p>
      <text:p text:style-name="P46">Qui courez à ma voix, et qui vous offensez</text:p>
      <text:p text:style-name="P46">D’avoir esté témoins de mes travaux passez,</text:p>
      <text:p text:style-name="P46">Puis que dans ce moment vous paroissez sensibles,</text:p>
      <text:p text:style-name="P46">Faites en m’accablant des miracles visibles.</text:p>
      <text:p text:style-name="P46">Tombez dessus mon chef, et d’un pesant fardeau</text:p>
      <text:p text:style-name="P46">Faites-moy sur ce mont un illustre tombeau.</text:p>
      <text:p text:style-name="_3c_label_3e_">Chanson d’Orphée</text:p>
      <text:p text:style-name="P47"><text:span text:style-name="_3c_pb_3e_"><text:span text:style-name="T3">[10</text:span></text:span><text:span text:style-name="_3c_pb_3e_">2</text:span><text:span text:style-name="_3c_pb_3e_"><text:span text:style-name="T3">]</text:span></text:span>Ma disgrace n’est pas commune :</text:p>
      <text:p text:style-name="P46">Je rends tribut au Dieu Neptune,</text:p>
      <text:p text:style-name="P46">Mes yeux luy font couler un funeste ruisseau ;</text:p>
      <text:p text:style-name="P46">Et ce Dieu s’estonne en son ame</text:p>
      <text:p text:style-name="P46">Que d’un corps tout remply de flame</text:p>
      <text:p text:style-name="P46"><text:soft-page-break/>Je puisse produire tant d’eau.</text:p>
      <text:p text:style-name="_3c_speaker_3e_">Orphée</text:p>
      <text:p text:style-name="_3c_stage_3e_">aux Forests</text:p>
      <text:p text:style-name="P46">Ô Forests, maintenant par ma voix animees,</text:p>
      <text:p text:style-name="P46">Si jamais de mes chants vous fustes enflammees</text:p>
      <text:p text:style-name="P46">Jusqu’au poinct de produire au sein de l’Univers</text:p>
      <text:p text:style-name="P46">Des fueilles et des fruits au milieu des hyvers,</text:p>
      <text:p text:style-name="P46">En m’ostant du Soleil les ardentes lumieres,</text:p>
      <text:p text:style-name="P46">Venez de vos rameaux obscurcir mes paupieres.</text:p>
      <text:p text:style-name="_3c_label_3e_">Chanson d’Orphée</text:p>
      <text:p text:style-name="P46">Le desespoir passe en mes veines,</text:p>
      <text:p text:style-name="P46">Écho me respond dans ses plaines,</text:p>
      <text:p text:style-name="P46">Le Ciel qui me punit d’un prodige nouveau,</text:p>
      <text:p text:style-name="P46">Fait que cette triste demeure</text:p>
      <text:p text:style-name="P46">Je souffre la mort à toute heure,</text:p>
      <text:p text:style-name="P46">Et ne trouve point de tombeau.</text:p>
      <text:p text:style-name="_3c_speaker_3e_">Orphée</text:p>
      <text:p text:style-name="_3c_stage_3e_">aux Animaux</text:p>
      <text:p text:style-name="P46">Lyons dessus mon corps exercez vos furies,</text:p>
      <text:p text:style-name="P46">Employez dessus moy toutes vos barbaries,</text:p>
      <text:p text:style-name="P46"><text:span text:style-name="_3c_pb_3e_"><text:span text:style-name="T3">[103]</text:span></text:span>Tygres courez sur moy, à quoy bon s’arrester,</text:p>
      <text:p text:style-name="P46">Puis que j’ay dans mon sang dequoy vous contenter.</text:p>
      <text:h text:style-name="Heading_20_2" text:outline-level="2">Scène IV</text:h>
      <text:p text:style-name="_3c_speaker_3e_">Première Baccante</text:p>
      <text:p text:style-name="P48">Mes sœurs considerez, cet homme dans la haine</text:p>
      <text:p text:style-name="P48">A toujours méprisé nostre amoureuse peine,</text:p>
      <text:p text:style-name="P48">Souffrirons-nous encor que son ambition</text:p>
      <text:p text:style-name="P48">Le fasse triompher de nostre passion ;</text:p>
      <text:p text:style-name="P48">Et qu’ayant enchanté les rochers et les bestes</text:p>
      <text:p text:style-name="P48">Il nous puisse conter au rang de ses conquestes.</text:p>
      <text:p text:style-name="_3c_speaker_3e_">Deuxième Baccante</text:p>
      <text:p text:style-name="P48">Non, non, il le faut perdre.</text:p>
      <text:p text:style-name="_3c_speaker_3e_">Troisième Baccante</text:p>
      <text:p text:style-name="P48">Allons donc le trouver.</text:p>
      <text:p text:style-name="_3c_speaker_3e_">Première Baccante</text:p>
      <text:p text:style-name="P48"><text:span text:style-name="_3c_pb_3e_"><text:span text:style-name="T3">[10</text:span></text:span><text:span text:style-name="_3c_pb_3e_">4</text:span><text:span text:style-name="_3c_pb_3e_"><text:span text:style-name="T3">]</text:span></text:span>L’assistance d’un Dieu ne le pourroit sauver.</text:p>
      <text:p text:style-name="_3c_speaker_3e_">Orphée</text:p>
      <text:p text:style-name="P48">Grace aux Dieux je mourray</text:p>
      <text:p text:style-name="_3c_speaker_3e_">Arcas</text:p>
      <text:p text:style-name="_3c_stage_3e_"><text:soft-page-break/>sortant la teste du coing d’un Rocher</text:p>
      <text:p text:style-name="P48">Sa perte est asseuree.</text:p>
      <text:p text:style-name="_3c_speaker_3e_">Ergaste</text:p>
      <text:p text:style-name="_3c_stage_3e_">sortant de mesme.</text:p>
      <text:p text:style-name="P48">Rien ne peut arrester cette desesperee.</text:p>
      <text:p text:style-name="_3c_speaker_3e_">Orphée</text:p>
      <text:p text:style-name="P48">Il me faut bien mourir par de plus nobles mains,</text:p>
      <text:p text:style-name="P48">Je ne crains point l’effort de vos bras inhumains.</text:p>
      <text:p text:style-name="_3c_speaker_3e_">Deuxième Baccante</text:p>
      <text:p text:style-name="P48">Ce fer te montrera s’il faut que l’on méprise</text:p>
      <text:p text:style-name="P48">Une ame de Baccus et de l’amour surprise.</text:p>
      <text:p text:style-name="_3c_speaker_3e_">Orphée</text:p>
      <text:p text:style-name="P48">Ô Dieux, je suis blessé, vous suivez mes desirs,</text:p>
      <text:p text:style-name="P48">En me donnant la mort, vous croissez mes plaisirs.</text:p>
      <text:p text:style-name="_3c_speaker_3e_">Troisième Baccante</text:p>
      <text:p text:style-name="P48">Sur le poinct de sa mort nous parlant de la sorte</text:p>
      <text:p text:style-name="P48">Il nous méprise encore.</text:p>
      <text:p text:style-name="_3c_speaker_3e_">Première Baccante</text:p>
      <text:p text:style-name="P48">La colere m’emporte.</text:p>
      <text:p text:style-name="P48">Meschant d’un second coup, perdant la vanité,</text:p>
      <text:p text:style-name="P48">Juge si l’on doit craindre un esprit irrité.</text:p>
      <text:p text:style-name="_3c_stage_3e_">Orphée tombe.</text:p>
      <text:p text:style-name="_3c_speaker_3e_">Orphée</text:p>
      <text:p text:style-name="P48">Que tardes-tu<text:note text:id="ftn11" text:note-class="footnote"><text:note-citation>12</text:note-citation><text:note-body><text:p text:style-name="P53">tarde-tu</text:p></text:note-body></text:note> mon ame acheve ta disgrace,</text:p>
      <text:p text:style-name="P48">Et quitte pour jamais les campagnes de Thrace,</text:p>
      <text:p text:style-name="P48">Retirez-vous de moy, Spectres, Demons jaloux,</text:p>
      <text:p text:style-name="P48">Je vous donne mon sang, que me demandez-vous ?</text:p>
      <text:p text:style-name="_3c_speaker_3e_">Première Baccante</text:p>
      <text:p text:style-name="P48">Si nous nous retirons, cette derniere atteinte</text:p>
      <text:p text:style-name="P48">En finissant ton mal s’en va finir ta plainte.</text:p>
      <text:p text:style-name="_3c_stage_3e_">Orphée meurt.</text:p>
      <text:p text:style-name="_3c_speaker_3e_">Orphée</text:p>
      <text:p text:style-name="P48">Euridice, je meurs, mes regrets sont finis,</text:p>
      <text:p text:style-name="P48">Mes desirs accomplis et nos cœurs reünis.</text:p>
      <text:h text:style-name="Heading_20_2" text:outline-level="2">Scène V</text:h>
      <text:p text:style-name="_3c_speaker_3e_">Ergaste</text:p>
      <text:p text:style-name="P49">Arcas, avez-vous veu de quel rude supplice</text:p>
      <text:p text:style-name="P49">Ces Megeres ont fait éclater leur malice ?</text:p>
      <text:p text:style-name="_3c_speaker_3e_">Arcas</text:p>
      <text:p text:style-name="P49">Je ne l’ay que trop veu, que plust aux justes Dieux</text:p>
      <text:p text:style-name="P50"><text:soft-page-break/>Que je fusse privé de l’usage des yeux,</text:p>
      <text:p text:style-name="P50">Car je ne verrois pas sur l’émail de ses plaines</text:p>
      <text:p text:style-name="P50">Couler hors de son corps des sanglantes fontaines ?</text:p>
      <text:p text:style-name="_3c_stage_3e_">Ils le considerent et le treuvent mort.</text:p>
      <text:p text:style-name="P50">Mais approchons de luy pour sçavoir si la mort</text:p>
      <text:p text:style-name="P50">A produit la rigueur de son dernier effort.</text:p>
      <text:p text:style-name="P50">Pestes de l’Univers ce sont les sacrifices</text:p>
      <text:p text:style-name="P50">Que vous faites aux Dieux pour les rendre propices.</text:p>
      <text:p text:style-name="P50">Ce sont-là les encens que vous leur presentez,</text:p>
      <text:p text:style-name="P50">Suivant vos passions que vous executez.</text:p>
      <text:p text:style-name="P50">Mais croyez que ces Dieux dont vous soüilles les festes</text:p>
      <text:p text:style-name="P50">Gardent des chastimens pour vos coupables testes ;</text:p>
      <text:p text:style-name="P50">Et que dans peu de temps ils lanceront sur vous</text:p>
      <text:p text:style-name="P50">Le trait le plus sanglant qu’ait produit leur couroux ;</text:p>
      <text:p text:style-name="_3c_stage_3e_">Ils l’emportent.</text:p>
      <text:p text:style-name="P50"><text:span text:style-name="_3c_pb_3e_"><text:span text:style-name="T3">[10</text:span></text:span><text:span text:style-name="_3c_pb_3e_">7</text:span><text:span text:style-name="_3c_pb_3e_"><text:span text:style-name="T3">]</text:span></text:span>Cependant emportons bien loing de cette place</text:p>
      <text:p text:style-name="P50">Ce corps miraculeux qui n’est plus rien que glace,</text:p>
      <text:p text:style-name="P50">En dressant à sa cendre un celebre cercueil,</text:p>
      <text:p text:style-name="P50">Jusqu’à l’eternité prolongeons nostre dueil.</text:p>
      <text:h text:style-name="Heading_20_2" text:outline-level="2">Scène VI</text:h>
      <text:p text:style-name="_3c_speaker_3e_">Première Baccante</text:p>
      <text:p text:style-name="P50">Mes sœurs, Orphée est mort, et son ame hautaine</text:p>
      <text:p text:style-name="P50">D’un mespris insolent a ressenti la peine,</text:p>
      <text:p text:style-name="P50">Nos forces ont fait voir en nous vengeant de luy</text:p>
      <text:p text:style-name="P50">La puissance du Dieu qui nous guide aujourd’huy.</text:p>
      <text:p text:style-name="P50">Mais quoy que son trespas augmente nostre gloire</text:p>
      <text:p text:style-name="P50">Quelque secret remors trouble nostre victoire.</text:p>
      <text:p text:style-name="P50">Mon courage interdit, et mon bras suspendu</text:p>
      <text:p text:style-name="P50">Voudroient bien conserver ce qu’ils ont répandu,</text:p>
      <text:p text:style-name="P50">Puis qu’une si legere et si lasche vengeance</text:p>
      <text:p text:style-name="P50">Nous reduit à tel poinct que tres-asseurement</text:p>
      <text:p text:style-name="P50">Le Ciel nous punira d’un juste chastiment,</text:p>
      <text:p text:style-name="P50"><text:span text:style-name="_3c_pb_3e_"><text:span text:style-name="T3">[10</text:span></text:span><text:span text:style-name="_3c_pb_3e_">8</text:span><text:span text:style-name="_3c_pb_3e_"><text:span text:style-name="T3">]</text:span></text:span>Au lieu de le meurtrir plutost que le deffaire,</text:p>
      <text:p text:style-name="P50">Il nous falloit chercher les moyens de luy plaire,</text:p>
      <text:p text:style-name="P50">Et peut-estre qu’alors cet homme ambitieux</text:p>
      <text:p text:style-name="P50">Sur quelqu’une de nous auroit tourné les yeux.</text:p>
      <text:p text:style-name="P50">Mais puis que nos soupirs pleins d’amour et de flame</text:p>
      <text:p text:style-name="P50"><text:soft-page-break/>Ne peuvent dans son corps rappeller sa belle ame.</text:p>
      <text:p text:style-name="P50">Que chacune de nous aille dans sa maison</text:p>
      <text:p text:style-name="P50">Pleurer nostre malheur, et nostre trahison,</text:p>
      <text:p text:style-name="P50">Jusqu’à ce que du Ciel la derniere vengeance,</text:p>
      <text:p text:style-name="P50">Esclate dessus nous au milieu de Bisance,</text:p>
      <text:p text:style-name="P50">Mais la montagne tremble, ô Dieu quelle clarté !</text:p>
      <text:p text:style-name="_3c_speaker_3e_">Deuxième Baccante</text:p>
      <text:p text:style-name="P50">Baccus montre un effet de sa divinité,</text:p>
      <text:p text:style-name="P50">Tous ces rochers voisins, à son abord resonnent,</text:p>
      <text:p text:style-name="P50">Je vois Pan et les Dieux qui par tout l’environnent.</text:p>
      <text:h text:style-name="Heading_20_2" text:outline-level="2">Scène VII</text:h>
      <text:p text:style-name="_3c_speaker_3e_">Baccus</text:p>
      <text:p text:style-name="P50"><text:span text:style-name="_3c_pb_3e_"><text:span text:style-name="T3">[10</text:span></text:span><text:span text:style-name="_3c_pb_3e_">9</text:span><text:span text:style-name="_3c_pb_3e_"><text:span text:style-name="T3">]</text:span></text:span>Effroyables demons, objets pleins de fureur,</text:p>
      <text:p text:style-name="P50">Qui remplissez les Cieux, et de sang et d’horreur,</text:p>
      <text:p text:style-name="P50">Pernicieux esprits, execrables viperes,</text:p>
      <text:p text:style-name="P50">Qui venans de soüiller mes plus sacrez misteres ;</text:p>
      <text:p text:style-name="P50">Par un horrible crime avez porté vos mains</text:p>
      <text:p text:style-name="P50">Dans le cœur innocent du meilleur des humains ?</text:p>
      <text:p text:style-name="P50">Puis que vous polluez mes festes solennelles,</text:p>
      <text:p text:style-name="P50">J’ordonne à vos pechez des peines eternelles ;</text:p>
      <text:p text:style-name="P50">Toy, demeure immobile, et poussant des rameaux</text:p>
      <text:p text:style-name="P50">Serts d’ombrage eternels aux Nimphes de ses eaux.</text:p>
      <text:p text:style-name="P50">Toy qui te veux cacher dans les forests voisines</text:p>
      <text:p text:style-name="P50">Jette dessus ce mont des profondes racines :</text:p>
      <text:p text:style-name="P50">Et toy sous une escorce apprens dedans ces lieux</text:p>
      <text:p text:style-name="P50">Aux siecles à venir la justice des Dieux.</text:p>
      <text:p text:style-name="_3c_speaker_3e_">Pan</text:p>
      <text:p text:style-name="P50"><text:span text:style-name="_3c_pb_3e_"><text:span text:style-name="T3">[1</text:span></text:span><text:span text:style-name="_3c_pb_3e_">10</text:span><text:span text:style-name="_3c_pb_3e_"><text:span text:style-name="T3">]</text:span></text:span>Vous venez de commettre un acte de justice,</text:p>
      <text:p text:style-name="P50">Leur crime meritoit un plus rude suplice.</text:p>
      <text:p text:style-name="_3c_speaker_3e_">Baccus</text:p>
      <text:p text:style-name="P50">Laissons cette demeure et ce païs ingrat,</text:p>
      <text:p text:style-name="P50">Qui fut le seul témoin de leur noir attentat,</text:p>
      <text:p text:style-name="P50">Et sans plus differer allons prendre Pactolle,</text:p>
      <text:p text:style-name="P50">Voir les vignes que j’ay dessur le mont Timolle.</text:p>
      <text:p text:style-name="P50">Là chez les Phrygiens visitant mes autels</text:p>
      <text:p text:style-name="P50">Goustons parmy le vin des plaisirs immortels,</text:p>
      <text:p text:style-name="P50">Et faisons que par tout on m’éleve un trophée,</text:p>
      <text:p text:style-name="P50"><text:soft-page-break/>Comme au juste vengeur de la perte d’Orphé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Condensed" svg:font-family="'DejaVu Sans Condensed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Corps_20_du_20_texte_20__28_2_29_" style:display-name="Corps du texte (2)" style:family="paragraph" style:master-page-name="">
      <loext:graphic-properties draw:fill="solid" draw:fill-color="#ffffff" draw:opacity="100%"/>
      <style:paragraph-properties fo:margin-left="0cm" fo:margin-right="0cm" fo:text-indent="-3.669cm" style:auto-text-indent="false" style:page-number="auto" fo:background-color="#ffffff"/>
    </style:style>
    <style:style style:name="Frame_20_contents" style:display-name="Frame contents" style:family="paragraph" style:parent-style-name="Text_20_body" style:class="extra"/>
    <style:style style:name="_3c_label_3e_" style:display-name="&lt;label&gt;" style:family="paragraph" style:parent-style-name="Standard">
      <style:paragraph-properties fo:margin-left="2cm" fo:margin-right="2cm" fo:text-align="justify" style:justify-single-word="false" fo:text-indent="0.3cm" style:auto-text-indent="false"/>
      <style:text-properties fo:font-style="italic"/>
    </style:style>
    <style:style style:name="_3c_castItem_3e_" style:display-name="&lt;castItem&gt;" style:family="paragraph" style:parent-style-name="List_20_Contents" style:class="text">
      <style:paragraph-properties fo:text-align="end" style:justify-single-word="false"/>
      <style:text-properties fo:font-variant="small-caps"/>
    </style:style>
    <style:style style:name="_3c_speaker_3e_" style:display-name="&lt;speaker&gt;" style:family="paragraph" style:parent-style-name="Standard">
      <style:paragraph-properties fo:text-align="center" style:justify-single-word="false"/>
      <style:text-properties fo:font-variant="small-caps"/>
    </style:style>
    <style:style style:name="_3c_stage_3e_" style:display-name="&lt;stage&gt;" style:family="paragraph" style:parent-style-name="_3c_speaker_3e_">
      <style:text-properties fo:font-variant="normal" fo:text-transform="none"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FontStyle" style:family="text">
      <style:text-properties fo:color="#000000" style:text-position="0% 100%" style:font-name="DejaVu Sans Condensed" fo:font-family="'DejaVu Sans Condensed'" fo:font-size="12pt" fo:letter-spacing="normal" fo:language="fr" fo:country="FR" style:font-name-asian="DejaVu Sans Condensed" style:font-family-asian="'DejaVu Sans Condensed'" style:font-size-asian="12pt" style:language-asian="fr" style:country-asian="FR" style:font-name-complex="DejaVu Sans Condensed" style:font-family-complex="'DejaVu Sans Condensed'" style:font-size-complex="12pt" style:language-complex="fr" style:country-complex="FR" style:text-scale="100%"/>
    </style:style>
    <style:style style:name="CharStyle4" style:family="text" style:parent-style-name="DefaultFontStyle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corr_3e_" style:display-name="&lt;corr&gt;" style:family="text">
      <style:text-properties style:text-line-through-style="solid" style:text-line-through-type="singl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arolina Suchecka</meta:initial-creator>
    <meta:creation-date>2019-03-24T12:23:45.39</meta:creation-date>
    <dc:date>2020-03-02T14:53:13.407300197</dc:date>
    <meta:editing-duration>PT22H33M21S</meta:editing-duration>
    <meta:editing-cycles>37</meta:editing-cycles>
    <meta:generator>LibreOffice/6.3.4.2$Linux_X86_64 LibreOffice_project/30$Build-2</meta:generator>
    <meta:document-statistic meta:table-count="0" meta:image-count="0" meta:object-count="0" meta:page-count="65" meta:paragraph-count="2393" meta:word-count="16358" meta:character-count="92770" meta:non-whitespace-character-count="78803"/>
  </office:meta>
</office:document-meta>
</file>